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data-style-name="N135">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4" table:default-cell-style-name="ce2"/>
        <table:table-column table:style-name="co1" table:default-cell-style-name="ce3"/>
        <table:table-column table:style-name="co1" table:number-columns-repeated="6" table:default-cell-style-name="ce2"/>
        <table:table-row table:style-name="ro1">
          <table:table-cell table:style-name="ce1" office:value-type="string" calcext:value-type="string">
            <text:p><text:a xlink:href="https://www.youtube.com/watch?v=SuaTHr0PcNY&amp;list=PLdhrmidy_Ev_CgXYMvmCQTDaOBgTI_MX0" xlink:type="simple">ID</text:a></text:p>
          </table:table-cell>
          <table:table-cell table:style-name="ce1" office:value-type="string" calcext:value-type="string">
            <text:p>YT</text:p>
          </table:table-cell>
          <table:table-cell table:style-name="ce1" office:value-type="string" calcext:value-type="string">
            <text:p>Youtube Link</text:p>
          </table:table-cell>
          <table:table-cell table:style-name="ce1" office:value-type="string" calcext:value-type="string">
            <text:p>video id</text:p>
          </table:table-cell>
          <table:table-cell table:style-name="ce1" office:value-type="string" calcext:value-type="string">
            <text:p>Time Stamp</text:p>
          </table:table-cell>
          <table:table-cell table:style-name="ce1" office:value-type="string" calcext:value-type="string">
            <text:p>Sprecher:in</text:p>
          </table:table-cell>
          <table:table-cell table:style-name="ce1" office:value-type="string" calcext:value-type="string">
            <text:p>Angesprochene:r 1</text:p>
          </table:table-cell>
          <table:table-cell table:style-name="ce1" office:value-type="string" calcext:value-type="string">
            <text:p>Angesprochene:r2</text:p>
          </table:table-cell>
          <table:table-cell table:style-name="ce1" office:value-type="string" calcext:value-type="string">
            <text:p>Interaktionstyp</text:p>
          </table:table-cell>
          <table:table-cell table:style-name="ce1" office:value-type="string" calcext:value-type="string">
            <text:p>Ort</text:p>
          </table:table-cell>
          <table:table-cell table:style-name="ce1" office:value-type="string" calcext:value-type="string">
            <text:p>Text</text:p>
          </table:table-cell>
        </table:table-row>
        <table:table-row table:style-name="ro2">
          <table:table-cell office:value-type="float" office:value="1456" calcext:value-type="float">
            <text:p>145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04M02S" calcext:value-type="time">
            <text:p>0:04:02</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Nur wenige Geschichten werden von Hades erzählt, dessen Name allein schon Angst und Buße erweckt und uns an das unabweichliche Schicksal erinnert, welches wir alle teilen.</text:p>
          </table:table-cell>
        </table:table-row>
        <table:table-row table:style-name="ro2">
          <table:table-cell office:value-type="float" office:value="1457" calcext:value-type="float">
            <text:p>145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04M12S" calcext:value-type="time">
            <text:p>0:04:12</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Ich allerdings beabsichtige, euch solch eine Geschichte zu erzählen. Hört gut zu…</text:p>
          </table:table-cell>
        </table:table-row>
        <table:table-row table:style-name="ro2">
          <table:table-cell office:value-type="float" office:value="1458" calcext:value-type="float">
            <text:p>145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06M35S" calcext:value-type="time">
            <text:p>0:06:35</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muss sie sein. Na dann, wird schon schiefgehen… Ähm. Im Namen von Hades! Olymp, ich nehme diese Botschaft an.</text:p>
          </table:table-cell>
        </table:table-row>
        <table:table-row table:style-name="ro2">
          <table:table-cell office:value-type="float" office:value="1459" calcext:value-type="float">
            <text:p>145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06M51S" calcext:value-type="time">
            <text:p>0:06:51</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edler Vetter. Zeit, dass wir dich von diesem trostlosen Ort wegbringen. Ich sorge dafür, dass wir alle auf dem Olymp unseren Teil dazu beitragen. Und ich mache gleich den Anfang.</text:p>
          </table:table-cell>
        </table:table-row>
        <table:table-row table:style-name="ro2">
          <table:table-cell office:value-type="float" office:value="1460" calcext:value-type="float">
            <text:p>146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4M12S" calcext:value-type="time">
            <text:p>0:14:1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table-cell office:value-type="float" office:value="1461" calcext:value-type="float">
            <text:p>146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4M15S" calcext:value-type="time">
            <text:p>0:14:1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llo, schön dich zu sehen, Charon, Kumpel! Ach, ich hänge bloß so meinen Gedanken nach, schaue mir die Gegend an</text:p>
          </table:table-cell>
        </table:table-row>
        <table:table-row table:style-name="ro2">
          <table:table-cell office:value-type="float" office:value="1462" calcext:value-type="float">
            <text:p>146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4M58S" calcext:value-type="time">
            <text:p>0:14:5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infernalischen Waren des stygischen Fährmanns Charon liegen verstreut, bereit zum Verkauf an jeden, der bereit ist, den großen Hunger des Fährmanns nach Reichtümern zu stillen.</text:p>
          </table:table-cell>
        </table:table-row>
        <table:table-row table:style-name="ro2">
          <table:table-cell office:value-type="float" office:value="1463" calcext:value-type="float">
            <text:p>146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7M41S" calcext:value-type="time">
            <text:p>0:17:4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im Haus des Hades, wo… Moment mal, ich kenne dich doch. Das heißt dann wohl, dass du da draußen gestorben bist, hm? Na ja, sei nicht traurig, denn so ziemlich jeder stirbt irgendwann!</text:p>
          </table:table-cell>
        </table:table-row>
        <table:table-row table:style-name="ro2">
          <table:table-cell office:value-type="float" office:value="1464" calcext:value-type="float">
            <text:p>146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8M21S" calcext:value-type="time">
            <text:p>0:18:21</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infernalische Wachhund Kerberos betrachtet den Prinzen der Unterwelt mit gemischten Gefühlen, die von reinster Freude bis tiefster Melancholie reichen.</text:p>
          </table:table-cell>
        </table:table-row>
        <table:table-row table:style-name="ro2">
          <table:table-cell office:value-type="float" office:value="1465" calcext:value-type="float">
            <text:p>146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8M29S" calcext:value-type="time">
            <text:p>0:18:29</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passt schön für mich auf, nicht wahr, Hündchen? Du weißt, dass ich dich mitnehmen würde, wenn es nur ginge.</text:p>
          </table:table-cell>
        </table:table-row>
        <table:table-row table:style-name="ro2">
          <table:table-cell office:value-type="float" office:value="1466" calcext:value-type="float">
            <text:p>146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8M36S" calcext:value-type="time">
            <text:p>0:18:3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mmer Junge. Ich habe dir doch gesagt, hier kommt niemand raus, weder tot noch lebendig. Doch sag mir, wie war dein frevelhafter Feldzug durch mein Reich?</text:p>
          </table:table-cell>
        </table:table-row>
        <table:table-row table:style-name="ro2">
          <table:table-cell office:value-type="float" office:value="1467" calcext:value-type="float">
            <text:p>146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8M52S" calcext:value-type="time">
            <text:p>0:18:5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ei gegrüßt, Vater. Mein Feldzu war eine Wonne, danke der Nachfrage. Dann mache ich mich einfach wieder auf den Weg.</text:p>
          </table:table-cell>
        </table:table-row>
        <table:table-row table:style-name="ro2">
          <table:table-cell office:value-type="float" office:value="1468" calcext:value-type="float">
            <text:p>146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9M00S" calcext:value-type="time">
            <text:p>0:19:0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nur. Was schert es mich? Du wirst die Oberfläche nie erreichen. Geh und überzeuge dich selbst.</text:p>
          </table:table-cell>
        </table:table-row>
        <table:table-row table:style-name="ro2">
          <table:table-cell office:value-type="float" office:value="1469" calcext:value-type="float">
            <text:p>146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9M11S" calcext:value-type="time">
            <text:p>0:19:1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liege nicht der Verzweiflung , Kind. Derartige Rückschläge sind unvermeidbar und lassen sich mit etwas Mühe und Zeit überwinden. Du konntest Kontakt zur Göttin Athene aufnehmen. Sie wird ihr Wort halten</text:p>
          </table:table-cell>
        </table:table-row>
        <table:table-row table:style-name="ro2">
          <table:table-cell office:value-type="float" office:value="1470" calcext:value-type="float">
            <text:p>147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9M32S" calcext:value-type="time">
            <text:p>0:19:3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laube ich, Nyx. Ich bin dankbar, dass du uns in Kontakt gebracht hast. Ich weiß, dass du dabei ein großes Risiko eingegangen bist.</text:p>
          </table:table-cell>
        </table:table-row>
        <table:table-row table:style-name="ro2">
          <table:table-cell office:value-type="float" office:value="1471" calcext:value-type="float">
            <text:p>147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19M39S" calcext:value-type="time">
            <text:p>0:19:3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icht ich bin einem Risiko ausgesetzt. Ich war davon ausgegangen, dass die Olympier sich irgendwann einmischen würden. Offenbare ihnen gegenüber nichts, was sie nicht bereits wissen. Haben wir uns verstanden?</text:p>
          </table:table-cell>
        </table:table-row>
        <table:table-row table:style-name="ro2">
          <table:table-cell office:value-type="float" office:value="1472" calcext:value-type="float">
            <text:p>147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20M02S" calcext:value-type="time">
            <text:p>0:20:0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as Schlafgemach des Prinzen Zagreus befindet sich in einem ständigen Zustand heilloser Unordnung, trotz der wiederholten Aufforderung des Herrn und Gebieters des Hauses, endlich aufzuräumen.</text:p>
          </table:table-cell>
        </table:table-row>
        <table:table-row table:style-name="ro2">
          <table:table-cell office:value-type="float" office:value="1473" calcext:value-type="float">
            <text:p>147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22M48S" calcext:value-type="time">
            <text:p>0:22:4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tte Bude, Bursche! Der Name ist Skelly! Aber nun genug geplaudert, ich bin schließlich nicht zum Spaß hier. Also zeig mir, was du kannst! Gib alles, was du hast!!</text:p>
          </table:table-cell>
        </table:table-row>
        <table:table-row table:style-name="ro2">
          <table:table-cell office:value-type="float" office:value="1474" calcext:value-type="float">
            <text:p>147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22M58S" calcext:value-type="time">
            <text:p>0:22:58</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kann mich nicht daran erinnern, dich auf der Gehaltsliste zu haben, Kumpel. Wer ist dein Vorgesetzter?</text:p>
          </table:table-cell>
        </table:table-row>
        <table:table-row table:style-name="ro2">
          <table:table-cell office:value-type="float" office:value="1475" calcext:value-type="float">
            <text:p>147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23M01S" calcext:value-type="time">
            <text:p>0:23:0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Oh-hoh, ich verrate dir bestimmt nicht meine Quellen, Bursche. Du kannst aber gern versuchen, es aus mir rauszuprügeln!</text:p>
          </table:table-cell>
        </table:table-row>
        <table:table-row table:style-name="ro2">
          <table:table-cell office:value-type="float" office:value="1476" calcext:value-type="float">
            <text:p>147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24M35S" calcext:value-type="time">
            <text:p>0:24:35</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st er es wirklich? OK. Im Namen von Hades! Olymp! Ich nehme diese Botschaft an.</text:p>
          </table:table-cell>
        </table:table-row>
        <table:table-row table:style-name="ro2">
          <table:table-cell office:value-type="float" office:value="1477" calcext:value-type="float">
            <text:p>147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24M40S" calcext:value-type="time">
            <text:p>0:24:4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junger Mann! Dein Vater war schon immer ziemlich schwierig, und seit geraumer Zeit hat er sich nicht sehen lassen. Der Olymp ist für dich ein besseres Zuhause. Hier gehörst du hin, und mein Segen soll dir auf deiner Reise helfen.</text:p>
          </table:table-cell>
        </table:table-row>
        <table:table-row table:style-name="ro2">
          <table:table-cell office:value-type="float" office:value="1478" calcext:value-type="float">
            <text:p>147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27M10S" calcext:value-type="time">
            <text:p>0:27:1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du schwingst Coronacht, den Herzenssucher…! Ich hielt dich immer für einen Bogenschützen, doch die Macht dieses Bogens ist unbestreitbar. Nutze sie weise!</text:p>
          </table:table-cell>
        </table:table-row>
        <table:table-row table:style-name="ro2">
          <table:table-cell office:value-type="float" office:value="1479" calcext:value-type="float">
            <text:p>147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32M59S" calcext:value-type="time">
            <text:p>0:32:59</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aahhhhhhhhh….</text:p>
          </table:table-cell>
        </table:table-row>
        <table:table-row table:style-name="ro2">
          <table:table-cell office:value-type="float" office:value="1480" calcext:value-type="float">
            <text:p>148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33M01S" calcext:value-type="time">
            <text:p>0:33:0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ei ebenfalls gegrüßt, Kumpel! Dann lass uns mal einen Blick auf dein Angebot werfen, ja?</text:p>
          </table:table-cell>
        </table:table-row>
        <table:table-row table:style-name="ro2">
          <table:table-cell office:value-type="float" office:value="1481" calcext:value-type="float">
            <text:p>148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35M36S" calcext:value-type="time">
            <text:p>0:35:36</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waren… Lustbarkeiten? Leute, die sich amüsieren. Nun ja, klar, alsdann: Im Namen von Hades! Olymp, ich nehme diese Botschaft an.</text:p>
          </table:table-cell>
        </table:table-row>
        <table:table-row table:style-name="ro1">
          <table:table-cell office:value-type="float" office:value="1482" calcext:value-type="float">
            <text:p>148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35M39S" calcext:value-type="time">
            <text:p>0:35:39</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table:style-name="ce1" office:value-type="string" calcext:value-type="string">
            <text:p>Hee, Zag, wie geht's, Mann? Hör mal, du musst endlich zu uns kommen, wir halten dir einen Platz frei! Mal sehen, was ich tun kann, um dir das Leben bis dahin ein wenig zu versüßen!</text:p>
          </table:table-cell>
        </table:table-row>
        <table:table-row table:style-name="ro2">
          <table:table-cell office:value-type="float" office:value="1483" calcext:value-type="float">
            <text:p>148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4M35S" calcext:value-type="time">
            <text:p>0:44:3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Jenseits dieses Gemachs liegt der äußerste Rand des Tartaros. Dort drohen schreckliche Gefahren, die die Vorstellung des Prinzen der Unterwelt bei weitem übersteigen.</text:p>
          </table:table-cell>
        </table:table-row>
        <table:table-row table:style-name="ro2">
          <table:table-cell office:value-type="float" office:value="1484" calcext:value-type="float">
            <text:p>148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4M58S" calcext:value-type="time">
            <text:p>0:44:5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alt, Zagreus. Keinen Schritt weiter</text:p>
          </table:table-cell>
        </table:table-row>
        <table:table-row table:style-name="ro2">
          <table:table-cell office:value-type="float" office:value="1485" calcext:value-type="float">
            <text:p>148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5M03S" calcext:value-type="time">
            <text:p>0:45:0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Komm schon, Meg. Hatten wir nicht schon mehr als genug voneinander? Abgesehen davon, wirst du nicht gerade irgendwo anders gebraucht?</text:p>
          </table:table-cell>
        </table:table-row>
        <table:table-row table:style-name="ro2">
          <table:table-cell office:value-type="float" office:value="1486" calcext:value-type="float">
            <text:p>148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5M10S" calcext:value-type="time">
            <text:p>0:45:1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 Vater hat mich geschickt. Wenn ich es mir genau überlege, habe ich lieber dich zum Feind als deinen Vater. Sei vernünftig und dreh brav von selber um, oder ich schicke dich auf dem schmerzhaften Weg zurück nach Hause. Was darf's sein?</text:p>
          </table:table-cell>
        </table:table-row>
        <table:table-row table:style-name="ro2">
          <table:table-cell office:value-type="float" office:value="1487" calcext:value-type="float">
            <text:p>148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5M22S" calcext:value-type="time">
            <text:p>0:45:22</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Dann muss ich mich wohl für den schmerzhaften Weg entscheiden.</text:p>
          </table:table-cell>
        </table:table-row>
        <table:table-row table:style-name="ro2">
          <table:table-cell office:value-type="float" office:value="1488" calcext:value-type="float">
            <text:p>148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5M32S" calcext:value-type="time">
            <text:p>0:45:3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in Mann ganz nach meinem Geschmack.</text:p>
          </table:table-cell>
        </table:table-row>
        <table:table-row table:style-name="ro2">
          <table:table-cell office:value-type="float" office:value="1489" calcext:value-type="float">
            <text:p>148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7M09S" calcext:value-type="time">
            <text:p>0:47:09</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 du bist also da draußen von einer Stachelfalle aufgespießt worden, na ja schade! Hast du versucht, woanders zu stehen, wenn die Stacheln herausschießen?</text:p>
          </table:table-cell>
        </table:table-row>
        <table:table-row table:style-name="ro2">
          <table:table-cell office:value-type="float" office:value="1490" calcext:value-type="float">
            <text:p>149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8M34S" calcext:value-type="time">
            <text:p>0:48:3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r ist denn der schniefende Schatten da zu deiner Linken, Vater? Du hast also schon einen Neuen für all die sinnlosen Aufgaben gefunden. Und ich dachte, ich sei vollkommen unersetzlich.</text:p>
          </table:table-cell>
        </table:table-row>
        <table:table-row table:style-name="ro2">
          <table:table-cell office:value-type="float" office:value="1491" calcext:value-type="float">
            <text:p>149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8M36S" calcext:value-type="time">
            <text:p>0:48:3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ener Schatten, Junge, ist mein neuer Baumeister. Er ist für die Arbeiten an diesem Haus verantwortlich. Wer für all das bezahlen soll, was meine Untertanen verlangen, ist mir allerdings schleierhaft.</text:p>
          </table:table-cell>
        </table:table-row>
        <table:table-row table:style-name="ro2">
          <table:table-cell office:value-type="float" office:value="1492" calcext:value-type="float">
            <text:p>149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8M49S" calcext:value-type="time">
            <text:p>0:48:4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versuchst, mir ein schlechtes Gewissen einzureden, damit ich die sündhaft teure Einrichtung bezahle, die dir vorschwebt.</text:p>
          </table:table-cell>
        </table:table-row>
        <table:table-row table:style-name="ro2">
          <table:table-cell office:value-type="float" office:value="1493" calcext:value-type="float">
            <text:p>149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8M58S" calcext:value-type="time">
            <text:p>0:48:5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wir irgendwann damit fertig sind, das von dir in meinem gesamten Reich angerichtete Blutbad zu richten, haben wir vielleicht endlich Zeit, die angestauten Renovierungen abzuschließen.</text:p>
          </table:table-cell>
        </table:table-row>
        <table:table-row table:style-name="ro2">
          <table:table-cell office:value-type="float" office:value="1494" calcext:value-type="float">
            <text:p>149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9M13S" calcext:value-type="time">
            <text:p>0:49:1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Was einst ein kleiner Salon im Haus des Hades war, ist jetzt abgeriegelt, ein Scherbenhaufen, seit der mehrköpfige Kerberos in Trauer über den verschwundenen Prinzen darin wütete.</text:p>
          </table:table-cell>
        </table:table-row>
        <table:table-row table:style-name="ro2">
          <table:table-cell office:value-type="float" office:value="1495" calcext:value-type="float">
            <text:p>149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9M27S" calcext:value-type="time">
            <text:p>0:49:27</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öge die Finsternis dich führen, Kind. Du bist diesem Haus entwachsen, dessen bin ich mir nun sicher. Solltest du erneut zurückkehren, werde ich dich schützen.</text:p>
          </table:table-cell>
        </table:table-row>
        <table:table-row table:style-name="ro2">
          <table:table-cell office:value-type="float" office:value="1496" calcext:value-type="float">
            <text:p>149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49M38S" calcext:value-type="time">
            <text:p>0:49:3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dich nicht vergessen, Nyx. Ich schwöre es.</text:p>
          </table:table-cell>
        </table:table-row>
        <table:table-row table:style-name="ro2">
          <table:table-cell office:value-type="float" office:value="1497" calcext:value-type="float">
            <text:p>149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51M31S" calcext:value-type="time">
            <text:p>0:51:3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stark geworde, das muss ich dir lassen, Bursche. Stark genug, um einen Kerl wie mich an die Wand zu klatschen, damit ich in meine Einzelteile zerfalle. Bumm! Denke daran: Die Wände sind deine Freunde, wenn du es mit deinen Gegnern aufnimmst!</text:p>
          </table:table-cell>
        </table:table-row>
        <table:table-row table:style-name="ro2">
          <table:table-cell office:value-type="float" office:value="1498" calcext:value-type="float">
            <text:p>149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51M35S" calcext:value-type="time">
            <text:p>0:51:3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rle an die Wand klatschen. Guter Rat wie immer, Kumpel.</text:p>
          </table:table-cell>
        </table:table-row>
        <table:table-row table:style-name="ro2">
          <table:table-cell office:value-type="float" office:value="1499" calcext:value-type="float">
            <text:p>149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56M04S" calcext:value-type="time">
            <text:p>0:56:0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r Unterwelt des ehrwürdigen Hades, bestehend aus zahllosen, sich ständig verschiebenden verzahnten Kammern, verweilen die Toten ans Ende aller Tage.</text:p>
          </table:table-cell>
        </table:table-row>
        <table:table-row table:style-name="ro2">
          <table:table-cell office:value-type="float" office:value="1500" calcext:value-type="float">
            <text:p>150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57M53S" calcext:value-type="time">
            <text:p>0:57:53</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nur eine himmlische Bogenschützin bekannt. Nunja, eigentlich mehrere. Wie auch immer! Im Namen von Hades! Olymp? Ich nehme diese Botschaft an.</text:p>
          </table:table-cell>
        </table:table-row>
        <table:table-row table:style-name="ro2">
          <table:table-cell office:value-type="float" office:value="1501" calcext:value-type="float">
            <text:p>150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0H58M02S" calcext:value-type="time">
            <text:p>0:58:0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abe von dir gehört. Schau, ich bin nicht wie all die anderen auf dem Olymp. Die Macht der Jagd leistet mir ein wenig Gesellschaft, also… vielleicht hilft sie auch dir!</text:p>
          </table:table-cell>
        </table:table-row>
        <table:table-row table:style-name="ro2">
          <table:table-cell office:value-type="float" office:value="1502" calcext:value-type="float">
            <text:p>150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00M33S" calcext:value-type="time">
            <text:p>1:00:33</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ist Onkel Nummer zwei, wer sonst. Alsdann, im Namen von Hades! Olymp, ich nehme diese Botschaft an.</text:p>
          </table:table-cell>
        </table:table-row>
        <table:table-row table:style-name="ro2">
          <table:table-cell office:value-type="float" office:value="1503" calcext:value-type="float">
            <text:p>150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00M42S" calcext:value-type="time">
            <text:p>1:00:42</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oi, Klein-Hades! Du erkennst doch deinen Onkel? Wir haben eine Menge nachzuholen, doch eins nach dem anderen. Sieh zu, dass du dich aus dieser üblen Unterwelt befreist! Was mich angeht, ich werde ein bisschen Unruhe stiften, um dir Deckung zu geben!</text:p>
          </table:table-cell>
        </table:table-row>
        <table:table-row table:style-name="ro2">
          <table:table-cell office:value-type="float" office:value="1504" calcext:value-type="float">
            <text:p>150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03M40S" calcext:value-type="time">
            <text:p>1:03:40</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hier musste sich wohl blicken lassen, schätze ich. Im Namen von Hades! Olymp! Ich nehme diese Botschaft an.</text:p>
          </table:table-cell>
        </table:table-row>
        <table:table-row table:style-name="ro2">
          <table:table-cell office:value-type="float" office:value="1505" calcext:value-type="float">
            <text:p>150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03M50S" calcext:value-type="time">
            <text:p>1:03:50</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on sagen, du steckst voller Kampfgeist. Faszinierend, und doch kein Wunder bei einem, der in der Hölle selbst geboren wurde. Wenn du erst mal draußen bist, musst du mir alles darüber erzählen. Ich bin ein Mitstreiter des Todes musst du wissen.</text:p>
          </table:table-cell>
        </table:table-row>
        <table:table-row table:style-name="ro2">
          <table:table-cell office:value-type="float" office:value="1506" calcext:value-type="float">
            <text:p>150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15M41S" calcext:value-type="time">
            <text:p>1:15:4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Ich muss schon sagen, Charon, es ist eine Wohltat, dich zu sehen! Also, äh… sieht so aus, als würdest du etwas zum Verkauf anbieten, habe ich recht? Bist du hier, um mir zu helfen?</text:p>
          </table:table-cell>
        </table:table-row>
        <table:table-row table:style-name="ro2">
          <table:table-cell office:value-type="float" office:value="1507" calcext:value-type="float">
            <text:p>150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15M50S" calcext:value-type="time">
            <text:p>1:15:50</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table-cell office:value-type="float" office:value="1508" calcext:value-type="float">
            <text:p>150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18M41S" calcext:value-type="time">
            <text:p>1:18:4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tarrsinnig wie eh und je. Vielleicht kann dich meine Geißel von deinem Vorhaben abbringen.</text:p>
          </table:table-cell>
        </table:table-row>
        <table:table-row table:style-name="ro2">
          <table:table-cell office:value-type="float" office:value="1509" calcext:value-type="float">
            <text:p>150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18M49S" calcext:value-type="time">
            <text:p>1:18:4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Geißel hat sich in der Vergangenheit als nicht sehr überzeugend erwiesen.</text:p>
          </table:table-cell>
        </table:table-row>
        <table:table-row table:style-name="ro2">
          <table:table-cell office:value-type="float" office:value="1510" calcext:value-type="float">
            <text:p>151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18M52S" calcext:value-type="time">
            <text:p>1:18:5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Vielleicht macht sich Beharrlichkeit für uns beide bezählt. Fangen wir an.</text:p>
          </table:table-cell>
        </table:table-row>
        <table:table-row table:style-name="ro2">
          <table:table-cell office:value-type="float" office:value="1511" calcext:value-type="float">
            <text:p>151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24M07S" calcext:value-type="time">
            <text:p>1:24: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Niemand, außer denen, welche dem höchst vertrauten inneren Kreis des ehrwürdigen Hades angehören, haben die Erlaubnis, die verworrenen Kammern, welche die weiten Unterweltregionen miteinander verbinden, zu betreten; doch der Prinz entscheidet sich trotz allem, sich in diese hereinzustürzen.</text:p>
          </table:table-cell>
        </table:table-row>
        <table:table-row table:style-name="ro2">
          <table:table-cell office:value-type="float" office:value="1512" calcext:value-type="float">
            <text:p>151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24M47S" calcext:value-type="time">
            <text:p>1:24:4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einst grünen Ebenen Asphodels stehen jetzt in hellen Flammen, nachdem sie vom Fluss Phlegethon überflutet wurden. Dessen scheußlich überhitzter Inhalt macht selbst jenen schnell den Garaus, denen Hitze sonst nichts anhaben kann.</text:p>
          </table:table-cell>
        </table:table-row>
        <table:table-row table:style-name="ro2">
          <table:table-cell office:value-type="float" office:value="1513" calcext:value-type="float">
            <text:p>151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5M08S" calcext:value-type="time">
            <text:p>1:35:0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Charon, es ist immer so beruhigend dich zu sehen, und zum Dank habe ich eine kleine Aufmerksamkeit für dich.</text:p>
          </table:table-cell>
        </table:table-row>
        <table:table-row table:style-name="ro2">
          <table:table-cell office:value-type="float" office:value="1514" calcext:value-type="float">
            <text:p>151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5M12S" calcext:value-type="time">
            <text:p>1:35:1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rrrnnnggghh, hnnnn….</text:p>
          </table:table-cell>
        </table:table-row>
        <table:table-row table:style-name="ro2">
          <table:table-cell office:value-type="float" office:value="1515" calcext:value-type="float">
            <text:p>151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5M16S" calcext:value-type="time">
            <text:p>1:35:16</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alt, ich erwarte keine Gegenleistung, es war doch ein Geschenk! Aber du bestehst darauf, nicht wahr.</text:p>
          </table:table-cell>
        </table:table-row>
        <table:table-row table:style-name="ro2">
          <table:table-cell office:value-type="float" office:value="1516" calcext:value-type="float">
            <text:p>151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6M23S" calcext:value-type="time">
            <text:p>1:36:2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m, du siehst aus wie jemand, der gerade von der Megagorgone Asphodels erst versteinert und dann zu einem blutigen Klumpen zerquetscht wurde, stimmt's? Tut mir leid, sowas zu hören, und ehe du mich darum bittest: Ich sage Dusa nichts davon, keine Sorge!</text:p>
          </table:table-cell>
        </table:table-row>
        <table:table-row table:style-name="ro2">
          <table:table-cell office:value-type="float" office:value="1517" calcext:value-type="float">
            <text:p>151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6M49S" calcext:value-type="time">
            <text:p>1:36:49</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er Olymp weiß von ihm?! Und schenkt ihm all seinen wertlosen Segen, hier, in meinem Reich! In unserem Reich! Erkläre mir, wie dies möglich ist, Nyx. Entweder hat deine grenzenlose Macht erheblich nachgelassen oder du führst etwas im Schilde.</text:p>
          </table:table-cell>
        </table:table-row>
        <table:table-row table:style-name="ro2">
          <table:table-cell office:value-type="float" office:value="1518" calcext:value-type="float">
            <text:p>151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7M07S" calcext:value-type="time">
            <text:p>1:37:07</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Zweifele nicht meine Macht an, Hades. Es war zu erwarten, dass dein Sohn entdeckt würde, je mehr er sich der Oberfläche näherte. Die Olympier freuen sich über ihren entfernten Verwandten und heißen ihn auf ihrem Berg willkommen. Das ist alles. Ihr Einfluss ist sehr beschränkt.</text:p>
          </table:table-cell>
        </table:table-row>
        <table:table-row table:style-name="ro2">
          <table:table-cell office:value-type="float" office:value="1519" calcext:value-type="float">
            <text:p>151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7M25S" calcext:value-type="time">
            <text:p>1:37:25</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Blut und Finsternis! Erzähl mir bloß nichts von ihrem Einfluss! Ich habe ihren Einfluss am eigenen Leib erfahren. Du hast einen törichten Fehler gemacht.</text:p>
          </table:table-cell>
        </table:table-row>
        <table:table-row table:style-name="ro2">
          <table:table-cell office:value-type="float" office:value="1520" calcext:value-type="float">
            <text:p>152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7M36S" calcext:value-type="time">
            <text:p>1:37:36</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u willst mir etwas von törichten Fehlern erzählen? Du kannst den Lauf der Dinge nicht aufhalten. Jeder Versuch ist zwecklos.</text:p>
          </table:table-cell>
        </table:table-row>
        <table:table-row table:style-name="ro2">
          <table:table-cell office:value-type="float" office:value="1521" calcext:value-type="float">
            <text:p>152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8M13S" calcext:value-type="time">
            <text:p>1:38:13</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Achilles, hat Kerberos wirklich den Salon zerstört, gleich nachdem ich losgezogen war? Er muss dafür viel Ärger bekommen haben.</text:p>
          </table:table-cell>
        </table:table-row>
        <table:table-row table:style-name="ro2">
          <table:table-cell office:value-type="float" office:value="1522" calcext:value-type="float">
            <text:p>152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8M24S" calcext:value-type="time">
            <text:p>1:38:2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ünschte bloß, du hättest es sehen können, Junge. Der Salon sah aus wie ein Weinberg nach einem Taifun! Dein ehrwürdiger Vater war, nun fuchshadeswild. Aber er wird nie richtig wütend auf den Hund. Arme Dusa, sie muss alles sauber machen.</text:p>
          </table:table-cell>
        </table:table-row>
        <table:table-row table:style-name="ro2">
          <table:table-cell office:value-type="float" office:value="1523" calcext:value-type="float">
            <text:p>152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8M38S" calcext:value-type="time">
            <text:p>1:38:3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nein, ich hatte mich schon gefragt, was wohl aus Dusa wurde. Sie hat ständig Angst, dass Vater sie feuern könnte, und dann auch das noch.</text:p>
          </table:table-cell>
        </table:table-row>
        <table:table-row table:style-name="ro2">
          <table:table-cell office:value-type="float" office:value="1524" calcext:value-type="float">
            <text:p>152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8M48S" calcext:value-type="time">
            <text:p>1:38:4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Das Haus des Hades: Dieses finstere und üppig dekorierte Domizil des Königs der Unterwelt ist nicht nur für ihn selbst ein Zuhause, sondern auch für seinen eigensinnigen Abkömmling.</text:p>
          </table:table-cell>
        </table:table-row>
        <table:table-row table:style-name="ro2">
          <table:table-cell office:value-type="float" office:value="1525" calcext:value-type="float">
            <text:p>152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9M19S" calcext:value-type="time">
            <text:p>1:39:1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Tss. Der verlorene Sohn kehrt zurück…. Alle sagen, ich hätte dich mit Samthandschuhen angefasst.</text:p>
          </table:table-cell>
        </table:table-row>
        <table:table-row table:style-name="ro2">
          <table:table-cell office:value-type="float" office:value="1526" calcext:value-type="float">
            <text:p>152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9M31S" calcext:value-type="time">
            <text:p>1:39:31</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eine Sorge, Meg, ich bin dann schließlich doch auf schmerzhafte Weise nach Hause gekommen.</text:p>
          </table:table-cell>
        </table:table-row>
        <table:table-row table:style-name="ro2">
          <table:table-cell office:value-type="float" office:value="1527" calcext:value-type="float">
            <text:p>152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39M34S" calcext:value-type="time">
            <text:p>1:39:3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ich muss meinen Ruf bewahren. Wenn du nochmal so an mir vorbeikommst, wäre es besser, du gehst deinen Weg bis zum Ende. Jetzt lass mich in Ruhe, und glaube ja nicht, dass du bei unserer nächsten Begegnung wieder so viel Glück haben wirst.</text:p>
          </table:table-cell>
        </table:table-row>
        <table:table-row table:style-name="ro2">
          <table:table-cell office:value-type="float" office:value="1528" calcext:value-type="float">
            <text:p>152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42M10S" calcext:value-type="time">
            <text:p>1:42:1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table-cell office:value-type="float" office:value="1529" calcext:value-type="float">
            <text:p>152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42M16S" calcext:value-type="time">
            <text:p>1:42:1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table-cell office:value-type="float" office:value="1530" calcext:value-type="float">
            <text:p>153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42M28S" calcext:value-type="time">
            <text:p>1:42:28</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table-cell office:value-type="float" office:value="1531" calcext:value-type="float">
            <text:p>153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42M32S" calcext:value-type="time">
            <text:p>1:42:3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table-cell office:value-type="float" office:value="1532" calcext:value-type="float">
            <text:p>153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42M47S" calcext:value-type="time">
            <text:p>1:42:4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Hof</text:p>
          </table:table-cell>
          <table:table-cell office:value-type="string" calcext:value-type="string">
            <text:p>Im Hof des Haus des Hades herrscht Sauberkeit und Ordnung, ganz im Gegensatz zur fürchterlichen Ödnis, die jenseits davon liegt.</text:p>
          </table:table-cell>
        </table:table-row>
        <table:table-row table:style-name="ro2">
          <table:table-cell office:value-type="float" office:value="1533" calcext:value-type="float">
            <text:p>153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46M14S" calcext:value-type="time">
            <text:p>1:46:14</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recklich aussehen, schauen wir mal. Hallo! Im Namen von Hades! Olymp, ich nehme diese Botschaft an.</text:p>
          </table:table-cell>
        </table:table-row>
        <table:table-row table:style-name="ro2">
          <table:table-cell office:value-type="float" office:value="1534" calcext:value-type="float">
            <text:p>153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46M22S" calcext:value-type="time">
            <text:p>1:46:22</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llo, hallo, kleiner Gott. Ich muss sagen, du bist schon ein Musterexemplar, daher habe ich beschlossen, dir vorerst behilflich zu sein. Bist du interessiert?</text:p>
          </table:table-cell>
        </table:table-row>
        <table:table-row table:style-name="ro2">
          <table:table-cell office:value-type="float" office:value="1535" calcext:value-type="float">
            <text:p>153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48M14S" calcext:value-type="time">
            <text:p>1:48: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Wann immer der Prinz in die Unterwelt zurückkehrt, ordnen sich die sich ständig verschiebenden Kammern neu an, um seine Versuche, sie zu kartieren, zu vereiteln.</text:p>
          </table:table-cell>
        </table:table-row>
        <table:table-row table:style-name="ro2">
          <table:table-cell office:value-type="float" office:value="1536" calcext:value-type="float">
            <text:p>153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50M56S" calcext:value-type="time">
            <text:p>1:50:5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t die reizende Aphrodite dich schon in Trance versetzt, Zagreus? Oder darf ich dir den Segen des Olymp anbieten, um ihre verhängnisvolle Macht durch meine noch zu stärken?</text:p>
          </table:table-cell>
        </table:table-row>
        <table:table-row table:style-name="ro2">
          <table:table-cell office:value-type="float" office:value="1537" calcext:value-type="float">
            <text:p>153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1H56M10S" calcext:value-type="time">
            <text:p>1:56: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Verdammte, verlorene Seelen, die nirgendwo anders mehr hingehen können, rotten sich im tiefsten Tartaros zusammen, wo sie mit der Erde selbst zu abscheulichen Formen verschmelzen, die sich jeder Beschreibung entziehen.</text:p>
          </table:table-cell>
        </table:table-row>
        <table:table-row table:style-name="ro2">
          <table:table-cell office:value-type="float" office:value="1538" calcext:value-type="float">
            <text:p>153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00M44S" calcext:value-type="time">
            <text:p>2:00:4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Z. Sieht sicher so aus, als würde ich mit dem Felsblock hier herumtrödeln, aber… Ich wollte mich gerade wieder reinknien. Die Erinyen lassen mich nicht oft in Ruhe. Wo sind sie denn eigentlich hin? Und… was machst du denn hier?</text:p>
          </table:table-cell>
        </table:table-row>
        <table:table-row table:style-name="ro2">
          <table:table-cell office:value-type="float" office:value="1539" calcext:value-type="float">
            <text:p>153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01M00S" calcext:value-type="time">
            <text:p>2:01:00</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ch, ich mach nur einen Streifzug durch die Gegend, das ist alles. Aber könntest du mir einen Gefallen tun und den Erinyen ausrichten, falls du sie siehst, dass ich auf dem Weg zurückgehe, auf dem ich hergekommen bin?</text:p>
          </table:table-cell>
        </table:table-row>
        <table:table-row table:style-name="ro2">
          <table:table-cell office:value-type="float" office:value="1540" calcext:value-type="float">
            <text:p>154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01M07S" calcext:value-type="time">
            <text:p>2:01: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ch werde es ihnen ausrichten, geht klar, ich höre dich laut und deutlich, eure Hoheit. Ich werde dann jetzt mal weitermachen, und du mach's gut.</text:p>
          </table:table-cell>
        </table:table-row>
        <table:table-row table:style-name="ro2">
          <table:table-cell office:value-type="float" office:value="1541" calcext:value-type="float">
            <text:p>154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05M02S" calcext:value-type="time">
            <text:p>2:05: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elbst wenn du an mir vorbeikommst, es gibt kein Entkommen aus dem Aphodeliengrund. Du hast selbst gesehen, wie es dort ist. Willst du wirklich dorthin zurück?</text:p>
          </table:table-cell>
        </table:table-row>
        <table:table-row table:style-name="ro2">
          <table:table-cell office:value-type="float" office:value="1542" calcext:value-type="float">
            <text:p>154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05M17S" calcext:value-type="time">
            <text:p>2:05:17</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s ist keine Frage des Wollens. Der Weg nach draußen geht durch den Asphodeliengrund und am Flammenfluss vorbei.</text:p>
          </table:table-cell>
        </table:table-row>
        <table:table-row table:style-name="ro2">
          <table:table-cell office:value-type="float" office:value="1543" calcext:value-type="float">
            <text:p>154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05M25S" calcext:value-type="time">
            <text:p>2:05:2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noch sturer als dein Vater. Ich hätte nie gedacht, dass so etwas möglich ist.</text:p>
          </table:table-cell>
        </table:table-row>
        <table:table-row table:style-name="ro2">
          <table:table-cell office:value-type="float" office:value="1544" calcext:value-type="float">
            <text:p>154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08M21S" calcext:value-type="time">
            <text:p>2:08:2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Der Weg aus dem Tartaros liegt nun endlich frei. Die Hitze des Flammenflusses Phlegeton ist von hoch droben schon schwach zu spüren… derweil seine Gefahren lauern.</text:p>
          </table:table-cell>
        </table:table-row>
        <table:table-row table:style-name="ro2">
          <table:table-cell office:value-type="float" office:value="1545" calcext:value-type="float">
            <text:p>154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13M43S" calcext:value-type="time">
            <text:p>2:13:43</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ins muss ich Charon lassen, er redet nicht sehr viel. Und da das auch auf dich zutrifft, kannst du das hier behalten.</text:p>
          </table:table-cell>
        </table:table-row>
        <table:table-row table:style-name="ro2">
          <table:table-cell office:value-type="float" office:value="1546" calcext:value-type="float">
            <text:p>154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14M38S" calcext:value-type="time">
            <text:p>2:14:3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 schön, dir hier draußen zu begegnen, Kumpel, und sieht so aus, als würdest du gute Waren zum Verkauf anbieten?</text:p>
          </table:table-cell>
        </table:table-row>
        <table:table-row table:style-name="ro2">
          <table:table-cell office:value-type="float" office:value="1547" calcext:value-type="float">
            <text:p>154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14M41S" calcext:value-type="time">
            <text:p>2:14:4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Urrrnngghhhhh….</text:p>
          </table:table-cell>
        </table:table-row>
        <table:table-row table:style-name="ro2">
          <table:table-cell office:value-type="float" office:value="1548" calcext:value-type="float">
            <text:p>154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17M09S" calcext:value-type="time">
            <text:p>2:17:09</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ohhhh….</text:p>
          </table:table-cell>
        </table:table-row>
        <table:table-row table:style-name="ro2">
          <table:table-cell office:value-type="float" office:value="1549" calcext:value-type="float">
            <text:p>154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17M11S" calcext:value-type="time">
            <text:p>2:17:1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Freut mich, dass es dir gefällt, Kumpel. Danke, dass du mir mit deinen Waren hilfst. Auch wenn du mich mit deinen Preisen ziemlich schröpfst!</text:p>
          </table:table-cell>
        </table:table-row>
        <table:table-row table:style-name="ro2">
          <table:table-cell office:value-type="float" office:value="1550" calcext:value-type="float">
            <text:p>155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3M23S" calcext:value-type="time">
            <text:p>2:23:2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Nach Überquerung des Flammenflusses Phlegeton zu diesem Aussichtspunkt erwartet den unermüdlichen Zagreus nun ein Gegner von unvorstellbarer Wildheit, der auf der Lauer liegt und geduldig ausharrt, bis es Zeit ist, zuzuschlagen.</text:p>
          </table:table-cell>
        </table:table-row>
        <table:table-row table:style-name="ro2">
          <table:table-cell office:value-type="float" office:value="1551" calcext:value-type="float">
            <text:p>155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6M34S" calcext:value-type="time">
            <text:p>2:26:3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Schatten der Toten streunen ständig durch das Haus, jammern über ihre Nöte und suchen ein offenes Ohr für ihre Klagen.</text:p>
          </table:table-cell>
        </table:table-row>
        <table:table-row table:style-name="ro2">
          <table:table-cell office:value-type="float" office:value="1552" calcext:value-type="float">
            <text:p>155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7M03S" calcext:value-type="time">
            <text:p>2:27:0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je, diesmal hat dich wohl die Knochen-Hydra im Asphodeliengrund totgetrampelt, hm? Jeder Kopf soll ja eigene fiese Tricks auf Lager haben. Das muss hart sein!</text:p>
          </table:table-cell>
        </table:table-row>
        <table:table-row table:style-name="ro2">
          <table:table-cell office:value-type="float" office:value="1553" calcext:value-type="float">
            <text:p>155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7M28S" calcext:value-type="time">
            <text:p>2:27:2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ater, was ist denn mit dem Salon passiert? Der einzige Ort, wo man hier ein klein bisschen Spaß haben kann, und du schließt ihn zu.</text:p>
          </table:table-cell>
        </table:table-row>
        <table:table-row table:style-name="ro2">
          <table:table-cell office:value-type="float" office:value="1554" calcext:value-type="float">
            <text:p>155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7M35S" calcext:value-type="time">
            <text:p>2:27:3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ich hatte keine andere Wahl, Junge. Nach deinem ersten Fluchtversuch war Kerberos wie von Sinnen. Hat dort alles in Stücke gerissen. Der Raum muss erst wieder hergerichtet werden. Alles nur deinetwegen.</text:p>
          </table:table-cell>
        </table:table-row>
        <table:table-row table:style-name="ro2">
          <table:table-cell office:value-type="float" office:value="1555" calcext:value-type="float">
            <text:p>155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7M50S" calcext:value-type="time">
            <text:p>2:27:5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st du mir wirklich die Schuld daran, dass der Hund randaliert hat, während ich unterwegs war? Du warst doch hier!</text:p>
          </table:table-cell>
        </table:table-row>
        <table:table-row table:style-name="ro2">
          <table:table-cell office:value-type="float" office:value="1556" calcext:value-type="float">
            <text:p>155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7M57S" calcext:value-type="time">
            <text:p>2:27:5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gebe allein dir die Schuld, jawohl. Wem sonst? Zum Glück hat sich Kerberos inzwischen beruhigt. Oder ist vielmehr wieder zu Sinnen gekommen. Möge das auch dir gelingen.</text:p>
          </table:table-cell>
        </table:table-row>
        <table:table-row table:style-name="ro2">
          <table:table-cell office:value-type="float" office:value="1557" calcext:value-type="float">
            <text:p>155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9M43S" calcext:value-type="time">
            <text:p>2:29:43</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illes, Herr, ich habe da draußen eine Art Relikt aufgelesen… ein Kügelchen uraltes Blut, das sich nach meinem Kampf mit Megaira bildete. Habe ich tatsächlich das Titanenblut gefunden?</text:p>
          </table:table-cell>
        </table:table-row>
        <table:table-row table:style-name="ro2">
          <table:table-cell office:value-type="float" office:value="1558" calcext:value-type="float">
            <text:p>155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29M55S" calcext:value-type="time">
            <text:p>2:29:5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weit ich weiß, ja, Junge, das hast du. Aber wessen Blut das ist, da bin ich mir nicht sicher. Am besten behältst du es und bewahrst es gut aus. Deine Waffen… sie werden danach dürsten und es trinken. Vielleicht jetzt noch nicht, aber bald.</text:p>
          </table:table-cell>
        </table:table-row>
        <table:table-row table:style-name="ro2">
          <table:table-cell office:value-type="float" office:value="1559" calcext:value-type="float">
            <text:p>155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30M25S" calcext:value-type="time">
            <text:p>2:30:2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machen denn deine Schwestern noch so, Meg? Ich habe sie gar nicht gesehen.</text:p>
          </table:table-cell>
        </table:table-row>
        <table:table-row table:style-name="ro2">
          <table:table-cell office:value-type="float" office:value="1560" calcext:value-type="float">
            <text:p>156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30M29S" calcext:value-type="time">
            <text:p>2:30:2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r sind ein bisschen überfordert, wie du siehst. Dort droben findet irgendein Krieg statt, und folglich gibt es mehr Arbeit als sonst. Ich halte hier die Stellung. Und kümmere mich um dich.</text:p>
          </table:table-cell>
        </table:table-row>
        <table:table-row table:style-name="ro2">
          <table:table-cell office:value-type="float" office:value="1561" calcext:value-type="float">
            <text:p>156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30M51S" calcext:value-type="time">
            <text:p>2:30:5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ine schön verzierte, verzauberte Schale mit Spuren der bisherigen Versuche des unglückseligen Prinzen aus der Unterwelt zu fliehen, schmückt nun eine besonders unordentliche Ecke seines Zimmers.</text:p>
          </table:table-cell>
        </table:table-row>
        <table:table-row table:style-name="ro2">
          <table:table-cell office:value-type="float" office:value="1562" calcext:value-type="float">
            <text:p>156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31M27S" calcext:value-type="time">
            <text:p>2:31:2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wirst dich wahrscheinlich auch dieses Mal nicht wehren, oder?</text:p>
          </table:table-cell>
        </table:table-row>
        <table:table-row table:style-name="ro2">
          <table:table-cell office:value-type="float" office:value="1563" calcext:value-type="float">
            <text:p>156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31M31S" calcext:value-type="time">
            <text:p>2:31:3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Chance, Bursche! Ich werde fürs Einstecken bezahlt, und nicht fürs Austeilen! Jetzt zeig's mir schon!!</text:p>
          </table:table-cell>
        </table:table-row>
        <table:table-row table:style-name="ro2">
          <table:table-cell office:value-type="float" office:value="1564" calcext:value-type="float">
            <text:p>156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33M50S" calcext:value-type="time">
            <text:p>2:33:50</text:p>
          </table:table-cell>
          <table:table-cell office:value-type="string" calcext:value-type="string">
            <text:p>Zagreus</text:p>
          </table:table-cell>
          <table:table-cell office:value-type="string" calcext:value-type="string">
            <text:p>Herm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ses Zeichen, fast wie ein Fledermausflügel. Im Namen von Hades! Olymp! Ich nehme diese Botschaft an.</text:p>
          </table:table-cell>
        </table:table-row>
        <table:table-row table:style-name="ro2">
          <table:table-cell office:value-type="float" office:value="1565" calcext:value-type="float">
            <text:p>156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33M56S" calcext:value-type="time">
            <text:p>2:33:56</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Boss, gut, dass ich dich gefunden habe. Hermes, zu deinen Diensten. Angenehm! Der ganze Olymp redet über dich! Normalerweise würd ich mich in nichts verwickeln lassen, doch für dich mach ich eine Ausnahme. Jetzt komm, wir beide haben noch was vor!</text:p>
          </table:table-cell>
        </table:table-row>
        <table:table-row table:style-name="ro2">
          <table:table-cell office:value-type="float" office:value="1566" calcext:value-type="float">
            <text:p>156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36M45S" calcext:value-type="time">
            <text:p>2:36:45</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es mit Megaira, der Erinye, zu tun bekommen, oder? Oh, über die könnte ich dir so einiges erzählen. Seit einiger Zeit pflegen wir Olympier jedoch keinen Umgang mehr mit den Bewohnern der Unterwelt. Du bist die einzige Ausnahme!</text:p>
          </table:table-cell>
        </table:table-row>
        <table:table-row table:style-name="ro2">
          <table:table-cell office:value-type="float" office:value="1567" calcext:value-type="float">
            <text:p>156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43M04S" calcext:value-type="time">
            <text:p>2:43:04</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Lord Zeus, ähm, Onkel? Bitte nehmt diese Gabe an und lasst mich Euch danken.</text:p>
          </table:table-cell>
        </table:table-row>
        <table:table-row table:style-name="ro2">
          <table:table-cell office:value-type="float" office:value="1568" calcext:value-type="float">
            <text:p>156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43M09S" calcext:value-type="time">
            <text:p>2:43:09</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Du meine Güte, Neffe, was für eine Gabe! Ich bin dankbar für den Respekt, den du mir erweist, und als Zeichen meines Großmuts schenke ich dir dies!</text:p>
          </table:table-cell>
        </table:table-row>
        <table:table-row table:style-name="ro2">
          <table:table-cell office:value-type="float" office:value="1569" calcext:value-type="float">
            <text:p>156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43M28S" calcext:value-type="time">
            <text:p>2:43:2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as hältst du davon, junger Mann, wenn wir die Kinkerlitzchen sein lassen und zur Abwechslung einen echten Sturm auslösen? Bedien’ dich jetzt der stärksten meiner Kräfte und zeige deinem nichtsnutzigen Vater, was in dir steckt!</text:p>
          </table:table-cell>
        </table:table-row>
        <table:table-row table:style-name="ro2">
          <table:table-cell office:value-type="float" office:value="1570" calcext:value-type="float">
            <text:p>157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49M04S" calcext:value-type="time">
            <text:p>2:49:0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Ein Ort der Ruhe und Besinnung, obgleich kaum vorstellbar in der Unterwelt, ist in der Tat gelegentlich zu finden.</text:p>
          </table:table-cell>
        </table:table-row>
        <table:table-row table:style-name="ro2">
          <table:table-cell office:value-type="float" office:value="1571" calcext:value-type="float">
            <text:p>157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0M45S" calcext:value-type="time">
            <text:p>2:50:4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Kumpel, sagen wir mal ganz hypothetisch, ich würde dir tausend Münzen geben. Wärest du gewillt, mich in deinem herrlichen Boot zu befördern? Den Fluss hinauf, um genau zu sein.</text:p>
          </table:table-cell>
        </table:table-row>
        <table:table-row table:style-name="ro2">
          <table:table-cell office:value-type="float" office:value="1572" calcext:value-type="float">
            <text:p>157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0M54S" calcext:value-type="time">
            <text:p>2:50:5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rrnnhhh, hnnnn, hrrnn, hrrrrrnnn…</text:p>
          </table:table-cell>
        </table:table-row>
        <table:table-row table:style-name="ro2">
          <table:table-cell office:value-type="float" office:value="1573" calcext:value-type="float">
            <text:p>157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1M21S" calcext:value-type="time">
            <text:p>2:51:2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Und da bist du schon wieder. Der ehrwürdige Hades sollte dich besser hinter Schloss und Riegel bringen, statt dich so durch sein Reich Amok laufen zu lassen.</text:p>
          </table:table-cell>
        </table:table-row>
        <table:table-row table:style-name="ro2">
          <table:table-cell office:value-type="float" office:value="1574" calcext:value-type="float">
            <text:p>157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1M32S" calcext:value-type="time">
            <text:p>2:51:32</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mir sicher, dass Vater all deine Kommentare begrüßen würde, Meg. Oder trachtest du vielleicht nach seinem Posten?</text:p>
          </table:table-cell>
        </table:table-row>
        <table:table-row table:style-name="ro2">
          <table:table-cell office:value-type="float" office:value="1575" calcext:value-type="float">
            <text:p>157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1M43S" calcext:value-type="time">
            <text:p>2:51:4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eneide deinen Vater nicht um seine Position. Außerdem bin ich mit meinen Aufgaben vollends zufrieden.</text:p>
          </table:table-cell>
        </table:table-row>
        <table:table-row table:style-name="ro2">
          <table:table-cell office:value-type="float" office:value="1576" calcext:value-type="float">
            <text:p>157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4M26S" calcext:value-type="time">
            <text:p>2:54:2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oh, wow, also Megaira hat dich beim letzten Mal erwischt, das war gewiss heftig! Sie ist schnell und stark und schön und… ähm… egal, ich hoffe, die Schicksalsgöttinen sind nächstes Mal gnädiger mit dir!</text:p>
          </table:table-cell>
        </table:table-row>
        <table:table-row table:style-name="ro2">
          <table:table-cell office:value-type="float" office:value="1577" calcext:value-type="float">
            <text:p>157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4M49S" calcext:value-type="time">
            <text:p>2:54:4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ehe, du hast beschlossen, nach Hause zu kommen. Hast du es dir schon anders überlegt, oder steht dir der Sinn nach noch mehr Schmerz und Leid?</text:p>
          </table:table-cell>
        </table:table-row>
        <table:table-row table:style-name="ro2">
          <table:table-cell office:value-type="float" office:value="1578" calcext:value-type="float">
            <text:p>157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4M53S" calcext:value-type="time">
            <text:p>2:54:5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finitiv mehr Schmerz und Leid. Du hast mir doch beigebracht, die angenehmen Dinge zu schätzen.</text:p>
          </table:table-cell>
        </table:table-row>
        <table:table-row table:style-name="ro2">
          <table:table-cell office:value-type="float" office:value="1579" calcext:value-type="float">
            <text:p>157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4M59S" calcext:value-type="time">
            <text:p>2:54:5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Rede dir das nur ein, Junge. Aber lass dir eins gesagt sein: Früher oder später wird dich das Leben, das du gewählt hast, lehren, dass ich recht hatte.</text:p>
          </table:table-cell>
        </table:table-row>
        <table:table-row table:style-name="ro2">
          <table:table-cell office:value-type="float" office:value="1580" calcext:value-type="float">
            <text:p>158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5M38S" calcext:value-type="time">
            <text:p>2:55:38</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Feind ist nicht die Schar der elenden Toten und auch nicht dein Vater, Junge. Dein Feind ist die Unterwelt selbst. Sie ist darauf ausgelegt, Fluchtversuche zu vereiteln. Du musst inzwischen bemerkt haben, dass die Gemächer sich neu anzuordnen scheinen.</text:p>
          </table:table-cell>
        </table:table-row>
        <table:table-row table:style-name="ro2">
          <table:table-cell office:value-type="float" office:value="1581" calcext:value-type="float">
            <text:p>158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5M52S" calcext:value-type="time">
            <text:p>2:55:5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Unterwelt selbst ist mein Feind… Ich werde mich nach besten Kräften bemühen, auf alles gefasst zu sein, Herr.</text:p>
          </table:table-cell>
        </table:table-row>
        <table:table-row table:style-name="ro2">
          <table:table-cell office:value-type="float" office:value="1582" calcext:value-type="float">
            <text:p>158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6M06S" calcext:value-type="time">
            <text:p>2:56:06</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offe, der Spiegel in deinem Schlafgemach ist zufriedenstellend, liebes Kind…?</text:p>
          </table:table-cell>
        </table:table-row>
        <table:table-row table:style-name="ro2">
          <table:table-cell office:value-type="float" office:value="1583" calcext:value-type="float">
            <text:p>158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6M12S" calcext:value-type="time">
            <text:p>2:56:1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esser als ich mir je hätte vorstellen können, Nyx. Du sagtest, er könne noch etwas anderes tun, wenn ich mich einmal an ihn gewöhnt hätte. Ich glaube, ich bin jetzt dafür bereit.</text:p>
          </table:table-cell>
        </table:table-row>
        <table:table-row table:style-name="ro2">
          <table:table-cell office:value-type="float" office:value="1584" calcext:value-type="float">
            <text:p>158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6M19S" calcext:value-type="time">
            <text:p>2:56:1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edenke ich ebenfalls. Dann soll es geschehen, wie du es dir wünscht.</text:p>
          </table:table-cell>
        </table:table-row>
        <table:table-row table:style-name="ro2">
          <table:table-cell office:value-type="float" office:value="1585" calcext:value-type="float">
            <text:p>158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8M17S" calcext:value-type="time">
            <text:p>2:58:1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gebe dir einen guten Rat, Bursche. Wenn du da draußen an einen Kerl wie mich gerätst, stoß ihm ohne zu zögern einen Dolch in den Rücken, bevor er dich heulend zu deinem Papa zurückschickt.</text:p>
          </table:table-cell>
        </table:table-row>
        <table:table-row table:style-name="ro2">
          <table:table-cell office:value-type="float" office:value="1586" calcext:value-type="float">
            <text:p>158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2H58M50S" calcext:value-type="time">
            <text:p>2:58:50</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dir ein Geständnis machen, Klein-Hades: Meine Verwandten und ich haben dir eine unsere [sic] größten Gaben vorenthalten!! Wir wollten zuerst sehen, ob du ihrer würdig bist. Und das bist du! Du kannst mit meiner Hilfe rechnen, also ruf mich, wenn du etwas brauchst! Besonders, wenn du deine Feinde in Stücke reißen willst.</text:p>
          </table:table-cell>
        </table:table-row>
        <table:table-row table:style-name="ro2">
          <table:table-cell office:value-type="float" office:value="1587" calcext:value-type="float">
            <text:p>158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05M32S" calcext:value-type="time">
            <text:p>3:05:32</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dem Gebieter der Meere Poseidon begegnet, nicht wahr? Unser Onkel ist leutselig, jedoch auch schnell zu erzürnen. Ich würde raten, dich vor ihm in Acht zu nehmen.</text:p>
          </table:table-cell>
        </table:table-row>
        <table:table-row table:style-name="ro2">
          <table:table-cell office:value-type="float" office:value="1588" calcext:value-type="float">
            <text:p>158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06M35S" calcext:value-type="time">
            <text:p>3:06:3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 Schild, die Aigis, hat vor langer Zeit einmal mir gehört, junger Mann! Gewiss, ich bedarf seiner nicht mehr, doch wenn du hier bist, musst du mir erzählen, wie du ihn gefunden hast!</text:p>
          </table:table-cell>
        </table:table-row>
        <table:table-row table:style-name="ro2">
          <table:table-cell office:value-type="float" office:value="1589" calcext:value-type="float">
            <text:p>158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08M40S" calcext:value-type="time">
            <text:p>3:08:40</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Z., ich hatte nicht erwartet, dir wieder zu begegnen, nach so langer Zeit. Ist irgendwas nicht in Ordnung im Haus oder was? Ich war bloß in letzter Zeit viel allein.</text:p>
          </table:table-cell>
        </table:table-row>
        <table:table-row table:style-name="ro2">
          <table:table-cell office:value-type="float" office:value="1590" calcext:value-type="float">
            <text:p>159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08M48S" calcext:value-type="time">
            <text:p>3:08:4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rgendwas liegt zu Hause eigentlich immer im Argen, Herr. Ich dachte mir, es könnte nicht schaden, im Tartaros etwas häufiger als gewohnt nach dem Rechten zu sehen.</text:p>
          </table:table-cell>
        </table:table-row>
        <table:table-row table:style-name="ro2">
          <table:table-cell office:value-type="float" office:value="1591" calcext:value-type="float">
            <text:p>159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08M56S" calcext:value-type="time">
            <text:p>3:08:5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Nun, ich bin dankbar dafür und auch für den alten Felsblock da drüben. Ich bin ja daran gewöhnt, lange Zeit allein zu sein, aber ein paar Besucher von Zeit zu Zeit würden mir gut tun!</text:p>
          </table:table-cell>
        </table:table-row>
        <table:table-row table:style-name="ro2">
          <table:table-cell office:value-type="float" office:value="1592" calcext:value-type="float">
            <text:p>159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09M15S" calcext:value-type="time">
            <text:p>3:09:1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n Tiefen des Tartaros hausen die jämmerlichsten aller Schatten, die auf ewig in der Unterwelt verweilen. Deren Herr und Gebieter zeigt sich besonders grausam gegenüber jenen, die dem Tod ein Schnippchen schlagen wollen.</text:p>
          </table:table-cell>
        </table:table-row>
        <table:table-row table:style-name="ro2">
          <table:table-cell office:value-type="float" office:value="1593" calcext:value-type="float">
            <text:p>1593</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0M53S" calcext:value-type="time">
            <text:p>3:10:5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ast du eigentlich vor, Zagreus? Die Unterwelt ist versiegelt. Deine Versuche sind zum Scheitern verurteilt. Du hast gesehen, was passiert, wenn du dich zu weit vorwagst.</text:p>
          </table:table-cell>
        </table:table-row>
        <table:table-row table:style-name="ro2">
          <table:table-cell office:value-type="float" office:value="1594" calcext:value-type="float">
            <text:p>1594</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1M02S" calcext:value-type="time">
            <text:p>3:11:02</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Ort kann nicht für immer versiegelt bleiben, Meg. Und bis dahin wollte ich schon mal etwas Übung bekommen.</text:p>
          </table:table-cell>
        </table:table-row>
        <table:table-row table:style-name="ro2">
          <table:table-cell office:value-type="float" office:value="1595" calcext:value-type="float">
            <text:p>1595</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1M07S" calcext:value-type="time">
            <text:p>3:11:0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nicht dein Übungspartner, Narr.</text:p>
          </table:table-cell>
        </table:table-row>
        <table:table-row table:style-name="ro2">
          <table:table-cell office:value-type="float" office:value="1596" calcext:value-type="float">
            <text:p>1596</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7M26S" calcext:value-type="time">
            <text:p>3:17:2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was ist mit diesem Charon, der ist irgendwie, ich weiß nicht. Doch ich bin froh, dass er von Nutzen war!</text:p>
          </table:table-cell>
        </table:table-row>
        <table:table-row table:style-name="ro2">
          <table:table-cell office:value-type="float" office:value="1597" calcext:value-type="float">
            <text:p>1597</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7M54S" calcext:value-type="time">
            <text:p>3:17: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sengenden Flammen und die Asche des Flusses Phlegeton können dem Fährmann Charon nichts anhaben. Er ist auf allen Gewässern der Unterwelt zu Hause, die die Toten, die Verdammten und all ihren Zierrat tragen.</text:p>
          </table:table-cell>
        </table:table-row>
        <table:table-row table:style-name="ro2">
          <table:table-cell office:value-type="float" office:value="1598" calcext:value-type="float">
            <text:p>1598</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8M09S" calcext:value-type="time">
            <text:p>3:18:0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Du machst hier sicher an vielen Stellen Halt, Charon, nicht wahr, Kumpel? Die meisten Toten sind hier im Asphodeliengrund, oder?</text:p>
          </table:table-cell>
        </table:table-row>
        <table:table-row table:style-name="ro2">
          <table:table-cell office:value-type="float" office:value="1599" calcext:value-type="float">
            <text:p>1599</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8M15S" calcext:value-type="time">
            <text:p>3:18:1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Nnnnrrrrrhhh….</text:p>
          </table:table-cell>
        </table:table-row>
        <table:table-row table:style-name="ro2">
          <table:table-cell office:value-type="float" office:value="1600" calcext:value-type="float">
            <text:p>1600</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9M27S" calcext:value-type="time">
            <text:p>3:19:27</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 Artemis, ich hoffe, du nimmst diese Gabe an, zum Dank für all deine Güte und Fürsorge.</text:p>
          </table:table-cell>
        </table:table-row>
        <table:table-row table:style-name="ro2">
          <table:table-cell office:value-type="float" office:value="1601" calcext:value-type="float">
            <text:p>1601</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9M32S" calcext:value-type="time">
            <text:p>3:19:3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e, danke, das ist aber nett. Ich habe auch was für dich, genau das Richtige. Nur ein Geschenk, OK?</text:p>
          </table:table-cell>
        </table:table-row>
        <table:table-row table:style-name="ro2">
          <table:table-cell office:value-type="float" office:value="1602" calcext:value-type="float">
            <text:p>1602</text:p>
          </table:table-cell>
          <table:table-cell office:value-type="string" calcext:value-type="string">
            <text:p>GraumenGaming</text:p>
          </table:table-cell>
          <table:table-cell office:value-type="string" calcext:value-type="string">
            <text:p>https://www.youtube.com/watch?v=MhiNo4edVfU&amp;list=PL7sgMYzU-D1LW93DxRPuod180JlAU1GYL</text:p>
          </table:table-cell>
          <table:table-cell office:value-type="string" calcext:value-type="string">
            <text:p>gg01</text:p>
          </table:table-cell>
          <table:table-cell office:value-type="time" office:time-value="PT03H19M46S" calcext:value-type="time">
            <text:p>3:19:4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Offensichtlich läuft die Jagd für dich bisher nicht besonders gut. Doch vielleicht können wir da noch etwas retten.</text:p>
          </table:table-cell>
        </table:table-row>
        <table:table-row table:style-name="ro2">
          <table:table-cell office:value-type="float" office:value="1603" calcext:value-type="float">
            <text:p>160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0M53S" calcext:value-type="time">
            <text:p>0:00:5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Knochen-Hydra hat dich wieder erwischt, schade… Aber weißt du was? Ich möchte, dass du wieder durch ganz Tartaros bis zum Asphodeliengrund ziehst und ihr für mich etwas Vernunft einbläust, OK? OK!</text:p>
          </table:table-cell>
        </table:table-row>
        <table:table-row table:style-name="ro2">
          <table:table-cell office:value-type="float" office:value="1604" calcext:value-type="float">
            <text:p>160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1M45S" calcext:value-type="time">
            <text:p>0:01:4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mpfst immer über die Unordnung in meinem Gemach, aber sieh dir doch mal deinen Schreibtisch an, Vater! Was ist denn jetzt eigentlich mit deinem Hofmusikanten, huh, wo ist die Pergamentrolle mit dem Urteil? Er sitzt im Tartaros fest, nur weil er sich geweigert hat, auf Befehl für dich zu singen?</text:p>
          </table:table-cell>
        </table:table-row>
        <table:table-row table:style-name="ro2">
          <table:table-cell office:value-type="float" office:value="1605" calcext:value-type="float">
            <text:p>160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1M56S" calcext:value-type="time">
            <text:p>0:01:5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 Schreibtisch ist wesentlich besser organisiert als du, Junge! Und wenn du dir wirklich so große Sorgen um unseren Hofmusikanten machst, warum setzt du sein Strafmaß nicht selbst herab? Ich bin ja bisher nicht dazu gekommen.</text:p>
          </table:table-cell>
        </table:table-row>
        <table:table-row table:style-name="ro2">
          <table:table-cell office:value-type="float" office:value="1606" calcext:value-type="float">
            <text:p>160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2M08S" calcext:value-type="time">
            <text:p>0:02:0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lar, mache ich gern. Ich frage einfach den Baumeister, da du zu viel zu tun hast.</text:p>
          </table:table-cell>
        </table:table-row>
        <table:table-row table:style-name="ro2">
          <table:table-cell office:value-type="float" office:value="1607" calcext:value-type="float">
            <text:p>160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2M22S" calcext:value-type="time">
            <text:p>0:02:2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illes, hast du je zu den Göttern gebetet? Ihnen Opfer dargebracht und so weiter, als du noch lebtest?</text:p>
          </table:table-cell>
        </table:table-row>
        <table:table-row table:style-name="ro2">
          <table:table-cell office:value-type="float" office:value="1608" calcext:value-type="float">
            <text:p>160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2M35S" calcext:value-type="time">
            <text:p>0:02:3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betete vorwiegend zu meiner Mutter, Junge. Ich bezweifelte immer, dass die Götter zuhörten. Dass sie uns überhaupt hören konnten. Aber ich vermute, wenn du ihnen ein Opfer darbringst, dann neigen sie dir vielleicht ihr Ohr zu, wenigstens für einen Augenblick. Helfen sie dir viel?</text:p>
          </table:table-cell>
        </table:table-row>
        <table:table-row table:style-name="ro2">
          <table:table-cell office:value-type="float" office:value="1609" calcext:value-type="float">
            <text:p>160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4M02S" calcext:value-type="time">
            <text:p>0:04:02</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Hey, äh, was trinkst du denn da, Meg? Schmeckt das gut?</text:p>
          </table:table-cell>
        </table:table-row>
        <table:table-row table:style-name="ro2">
          <table:table-cell office:value-type="float" office:value="1610" calcext:value-type="float">
            <text:p>161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4M06S" calcext:value-type="time">
            <text:p>0:04:0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auch immer es ist, es ist saft- und Kraftlos. Ähnlich wie dein Blut.</text:p>
          </table:table-cell>
        </table:table-row>
        <table:table-row table:style-name="ro2">
          <table:table-cell office:value-type="float" office:value="1611" calcext:value-type="float">
            <text:p>161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4M12S" calcext:value-type="time">
            <text:p>0:04:12</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Reizend. Nun, dann werde ich dich nicht weiter stören.</text:p>
          </table:table-cell>
        </table:table-row>
        <table:table-row table:style-name="ro2">
          <table:table-cell office:value-type="float" office:value="1612" calcext:value-type="float">
            <text:p>161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4M28S" calcext:value-type="time">
            <text:p>0:04:2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Eine Gedenktafel ziert eine der Wände des Salons. Sie preist die Errungenschaften derer, die dem ehrwürdigen Hades am besten dienen.</text:p>
          </table:table-cell>
        </table:table-row>
        <table:table-row table:style-name="ro2">
          <table:table-cell office:value-type="float" office:value="1613" calcext:value-type="float">
            <text:p>161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5M30S" calcext:value-type="time">
            <text:p>0:05:3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Der Prinz persönlich, du, möchtest mit mir sprechen…? Mit mir?! Oh, wow, oh wow!!</text:p>
          </table:table-cell>
        </table:table-row>
        <table:table-row table:style-name="ro2">
          <table:table-cell office:value-type="float" office:value="1614" calcext:value-type="float">
            <text:p>161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5M38S" calcext:value-type="time">
            <text:p>0:05:38</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äh, wollte nur sagen, du brauchst mein Gemach heute nicht aufzuräumen. Ich bin dann mal eine Weile weg.</text:p>
          </table:table-cell>
        </table:table-row>
        <table:table-row table:style-name="ro2">
          <table:table-cell office:value-type="float" office:value="1615" calcext:value-type="float">
            <text:p>161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5M43S" calcext:value-type="time">
            <text:p>0:05:43</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ichichaaah, Ich muss die Dachsperren reinigen, ich…!</text:p>
          </table:table-cell>
        </table:table-row>
        <table:table-row table:style-name="ro2">
          <table:table-cell office:value-type="float" office:value="1616" calcext:value-type="float">
            <text:p>161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7M20S" calcext:value-type="time">
            <text:p>0:07:2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s ist tiefe Nacht, oder das, was sich wohl in der Unterwelt am ehesten so bezeichnen lässt. Zagreus, der Prinz der Unterwelt, erwacht aus einem unruhigen Schlaf, den Kopf voller Unfug.</text:p>
          </table:table-cell>
        </table:table-row>
        <table:table-row table:style-name="ro2">
          <table:table-cell office:value-type="float" office:value="1617" calcext:value-type="float">
            <text:p>161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7M40S" calcext:value-type="time">
            <text:p>0:07:4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Zu dieser Zeit ist alles still; der stets träumende Hypnos hat das Haus mit einem Zauber belegt, worum der eigensinnige Zagreus ihn gebeten hatte. Alle schlafen tief und fest, bis auf den Prinzen. Alles läuft genau nach Plan.</text:p>
          </table:table-cell>
        </table:table-row>
        <table:table-row table:style-name="ro2">
          <table:table-cell office:value-type="float" office:value="1618" calcext:value-type="float">
            <text:p>161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7M57S" calcext:value-type="time">
            <text:p>0:07:5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nähert sich dem imposanten Thron seines ehrwürdigen Vaters, halb erwartend, ertappt zu werden, doch rechnet nicht mit dem, was ihn erwartet.</text:p>
          </table:table-cell>
        </table:table-row>
        <table:table-row table:style-name="ro2">
          <table:table-cell office:value-type="float" office:value="1619" calcext:value-type="float">
            <text:p>161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8M14S" calcext:value-type="time">
            <text:p>0:08: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weiß nicht genau, wonach er sucht. Er weiß nur, dass ihm schon immer etwas seltsam vorkam, dass er nicht dazugehört. Wer ist er in Wirklichkeit? Der ehrwürdige Hades verschloss sich solchen Fragen. Also würde Prinz Zagreus es selbst herausfinden.</text:p>
          </table:table-cell>
        </table:table-row>
        <table:table-row table:style-name="ro2">
          <table:table-cell office:value-type="float" office:value="1620" calcext:value-type="float">
            <text:p>162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8M38S" calcext:value-type="time">
            <text:p>0:08: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durchstöbert den Besitz seines ehrwürdigen Vaters. Viel von Bedeutung ist da nicht. Bücher und Verwaältungsunterlagen. Briefe von Olymp, die unbeantwortet geblieben sind. Kein Hinweis auf seinen Sohn, nicht die kleinste Spur.</text:p>
          </table:table-cell>
        </table:table-row>
        <table:table-row table:style-name="ro2">
          <table:table-cell office:value-type="float" office:value="1621" calcext:value-type="float">
            <text:p>162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8M57S" calcext:value-type="time">
            <text:p>0:08:5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Aber da ist dieser Zettel… in einer Handschrift so schön, wie sie der Prinz noch nie zuvor gesehen, und in einem Ton so fein, den er noch nie zuvor vernommen hat.</text:p>
          </table:table-cell>
        </table:table-row>
        <table:table-row table:style-name="ro2">
          <table:table-cell office:value-type="float" office:value="1622" calcext:value-type="float">
            <text:p>162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9M09S" calcext:value-type="time">
            <text:p>0:09:09</text:p>
          </table:table-cell>
          <table:table-cell office:value-type="string" calcext:value-type="string">
            <text:p>Persephone</text:p>
          </table:table-cell>
          <table:table-cell office:value-type="string" calcext:value-type="string">
            <text:p>Hades</text:p>
          </table:table-cell>
          <table:table-cell/>
          <table:table-cell office:value-type="string" calcext:value-type="string">
            <text:p>Brief von Persephone</text:p>
          </table:table-cell>
          <table:table-cell office:value-type="string" calcext:value-type="string">
            <text:p>Thronsaal</text:p>
          </table:table-cell>
          <table:table-cell office:value-type="string" calcext:value-type="string">
            <text:p>Hades: ich halte das Leben an diesem Ort nicht länger aus. Also gehe ich, auch wenn es mich umbringt. Ich kehre nicht auf den Olymp zurück. Wenn es in dieser Welt einen Ort gibt, an den ich hingehöre, muss er irgendwo zwischen Himmel und Hölle liegen. Vielleicht an der Küste, mit einem kleinen Garten. Kümmere dich um Kerberos, ich werde ihn vermissen. -Persephone</text:p>
          </table:table-cell>
        </table:table-row>
        <table:table-row table:style-name="ro2">
          <table:table-cell office:value-type="float" office:value="1623" calcext:value-type="float">
            <text:p>162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9M35S" calcext:value-type="time">
            <text:p>0:09:3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Und so nahm der Prinz der Unterwelt Zagreus die Worte dieses verborgenen Briefes, geschrieben in der Handschrift seiner Mutter, in sich auf.</text:p>
          </table:table-cell>
        </table:table-row>
        <table:table-row table:style-name="ro2">
          <table:table-cell office:value-type="float" office:value="1624" calcext:value-type="float">
            <text:p>162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09M45S" calcext:value-type="time">
            <text:p>0:09:45</text:p>
          </table:table-cell>
          <table:table-cell office:value-type="string" calcext:value-type="string">
            <text:p>Zagreus</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Handschrift seiner Mutter, der Handschrift meiner Mutter, Moment mal, was? Willst du damit sagen, dass diese Persephone, dass sie… meine Mutter ist? Aber Vater hat doch immer gesagt, dass Nyx meine… dieser Lügner. Er hat mich angelogen, beide haben mich getäuscht. Mein ganzes Leben lang!</text:p>
          </table:table-cell>
        </table:table-row>
        <table:table-row table:style-name="ro2">
          <table:table-cell office:value-type="float" office:value="1625" calcext:value-type="float">
            <text:p>162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10M02S" calcext:value-type="time">
            <text:p>0:10:0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Ähm, und so erfuhr der Prinz versehentlich von dem wohlbehüteten Geheimnis um seine Abstammung. Purer Zufall, möchte man meinen.</text:p>
          </table:table-cell>
        </table:table-row>
        <table:table-row table:style-name="ro2">
          <table:table-cell office:value-type="float" office:value="1626" calcext:value-type="float">
            <text:p>162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10M24S" calcext:value-type="time">
            <text:p>0:10:2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Persephone… einst die Königin der gesamten Unterwelt… wohin ist sie gegangen, und warum? Vor Wut schäumend, beschloss der Prinz, seinen Herrn und Gebieter mit vielen neuen Fragen zu konfrontieren, die sich aus seinem Fund ergaben.</text:p>
          </table:table-cell>
        </table:table-row>
        <table:table-row table:style-name="ro2">
          <table:table-cell office:value-type="float" office:value="1627" calcext:value-type="float">
            <text:p>162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10M47S" calcext:value-type="time">
            <text:p>0:10:47</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du bist… Nyx, du bist nicht meine Mutter. Du und Vater, ihr habt mich die ganze Zeit... angelogen?</text:p>
          </table:table-cell>
        </table:table-row>
        <table:table-row table:style-name="ro2">
          <table:table-cell office:value-type="float" office:value="1628" calcext:value-type="float">
            <text:p>162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10M59S" calcext:value-type="time">
            <text:p>0:10:5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mein liebes Kind… du weißt es jetzt also…? Du weißt es jetzt also. Aber nur die halbe Wahrheit. Ich kann den Rest erklären, also, bitte…. Es war nie mein Wunsch, dich zu verletzen.</text:p>
          </table:table-cell>
        </table:table-row>
        <table:table-row table:style-name="ro2">
          <table:table-cell office:value-type="float" office:value="1629" calcext:value-type="float">
            <text:p>162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11M57S" calcext:value-type="time">
            <text:p>0:11: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leiner Tipp, Bursche? Wenn du da draußen Münzen findest, solltest du sie direkt beim alten Charon, dem Fährmann, in Waren umsetzen. Gib sie am besten immer gleich aus und horte sie nicht, Bursche, sonst sind sie weg.</text:p>
          </table:table-cell>
        </table:table-row>
        <table:table-row table:style-name="ro2">
          <table:table-cell office:value-type="float" office:value="1630" calcext:value-type="float">
            <text:p>163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12M06S" calcext:value-type="time">
            <text:p>0:12:06</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Kumpel. Merke: Immer alles gleich ausgeben, statt zu sparen.</text:p>
          </table:table-cell>
        </table:table-row>
        <table:table-row table:style-name="ro2">
          <table:table-cell office:value-type="float" office:value="1631" calcext:value-type="float">
            <text:p>163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13M40S" calcext:value-type="time">
            <text:p>0:13:4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Neffe, ich muss dich um einen kleinen Gefallen bitten. Sag deinem Vater, falls du ihm zufällig begegnest, dass sein Bruder Zeus ihm vergibt, ihn gern wiedersehen und in der Familie willkommen heißen würde. Richtest du ihm das aus, hm?</text:p>
          </table:table-cell>
        </table:table-row>
        <table:table-row table:style-name="ro2">
          <table:table-cell office:value-type="float" office:value="1632" calcext:value-type="float">
            <text:p>163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17M00S" calcext:value-type="time">
            <text:p>0:17:0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 guter alter Vater Zeus, er hat dich mit seinen Blitzen gesegnet, oder? Immer hat er auf alle ein Auge.</text:p>
          </table:table-cell>
        </table:table-row>
        <table:table-row table:style-name="ro2">
          <table:table-cell office:value-type="float" office:value="1633" calcext:value-type="float">
            <text:p>163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20M05S" calcext:value-type="time">
            <text:p>0:20:0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ist niemand den ich erkenne… also, im Namen von Hades! Ähm, hallo? Darf ich fragen, wer da spricht?</text:p>
          </table:table-cell>
        </table:table-row>
        <table:table-row table:style-name="ro2">
          <table:table-cell office:value-type="float" office:value="1634" calcext:value-type="float">
            <text:p>163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20M15S" calcext:value-type="time">
            <text:p>0:20:1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Die Olympier sind alle milde geworden, … meinst du nicht auch?</text:p>
          </table:table-cell>
        </table:table-row>
        <table:table-row table:style-name="ro2">
          <table:table-cell office:value-type="float" office:value="1635" calcext:value-type="float">
            <text:p>163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20M21S" calcext:value-type="time">
            <text:p>0:20:21</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Äh… sind wir uns schon begegnet?</text:p>
          </table:table-cell>
        </table:table-row>
        <table:table-row table:style-name="ro2">
          <table:table-cell office:value-type="float" office:value="1636" calcext:value-type="float">
            <text:p>163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20M24S" calcext:value-type="time">
            <text:p>0:20:2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begegnet sind wir uns, in gewisser Weise. Ich kenne jeden, hier und dort. Du möchtest diesen Ort verlassen? Dann wünsche ich, deine Reise ein wenig interessanter zu gestalten… und falls du eines Tages den Olympiern begegnest, richte ihnen meine Grüße aus.</text:p>
          </table:table-cell>
        </table:table-row>
        <table:table-row table:style-name="ro2">
          <table:table-cell office:value-type="float" office:value="1637" calcext:value-type="float">
            <text:p>163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1M20S" calcext:value-type="time">
            <text:p>0:31:20</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Göttin, ich steh in deiner Schuld für alles, was ihr für mich getan habt, du und deine Familie.</text:p>
          </table:table-cell>
        </table:table-row>
        <table:table-row table:style-name="ro2">
          <table:table-cell office:value-type="float" office:value="1638" calcext:value-type="float">
            <text:p>163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1M24S" calcext:value-type="time">
            <text:p>0:31:24</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s ist schlicht nicht meine Art, Gaben wie diese nicht zu erwidern, edler Vetter. Bitte nimm dies von mir an, mit den besten Wünschen.</text:p>
          </table:table-cell>
        </table:table-row>
        <table:table-row table:style-name="ro2">
          <table:table-cell office:value-type="float" office:value="1639" calcext:value-type="float">
            <text:p>163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1M43S" calcext:value-type="time">
            <text:p>0:31:4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tröstet mich zu sehen, wie weit du gekommen bist, Vetter. Und ich bin sicher, dass du es eines Tages schaffen wirst. Ich freue mich auf die Gespräche, die wir führen werden.</text:p>
          </table:table-cell>
        </table:table-row>
        <table:table-row table:style-name="ro2">
          <table:table-cell office:value-type="float" office:value="1640" calcext:value-type="float">
            <text:p>164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2M30S" calcext:value-type="time">
            <text:p>0:32:3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ör mir zu, Zagreus. Deine Mutter ist schon lange fort. Du wirst hier nie entkommen, und selbst wenn, welche Hoffnung könntest du haben, sie dort droben in der Welt zu finden?</text:p>
          </table:table-cell>
        </table:table-row>
        <table:table-row table:style-name="ro2">
          <table:table-cell office:value-type="float" office:value="1641" calcext:value-type="float">
            <text:p>164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2M33S" calcext:value-type="time">
            <text:p>0:32:3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offnung habe ich genug. Nicht, dass es dich noch etwas angehen würde.</text:p>
          </table:table-cell>
        </table:table-row>
        <table:table-row table:style-name="ro2">
          <table:table-cell office:value-type="float" office:value="1642" calcext:value-type="float">
            <text:p>164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2M37S" calcext:value-type="time">
            <text:p>0:32:3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eigene Familie ist hier unten. Und damit auch deine Pflichten. Du fliehst vor dir selbst. Aber ich kann es dir gerne schwerer machen.</text:p>
          </table:table-cell>
        </table:table-row>
        <table:table-row table:style-name="ro2">
          <table:table-cell office:value-type="float" office:value="1643" calcext:value-type="float">
            <text:p>164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4M51S" calcext:value-type="time">
            <text:p>0:34:51</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ater… ich habe Kontakt mit meinem ehrwürdigen Onkel Zeus, und er möchte Frieden schließen. Er bat mich, dir dies zu sagen. Dass er dir vergibt für… was auch immer vorgefallen ist.</text:p>
          </table:table-cell>
        </table:table-row>
        <table:table-row table:style-name="ro2">
          <table:table-cell office:value-type="float" office:value="1644" calcext:value-type="float">
            <text:p>164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4M59S" calcext:value-type="time">
            <text:p>0:34:59</text:p>
          </table:table-cell>
          <table:table-cell office:value-type="string" calcext:value-type="string">
            <text:p>Hades</text:p>
          </table:table-cell>
          <table:table-cell office:value-type="string" calcext:value-type="string">
            <text:p>Z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 Bruder Zeus… vergibt mir? Zeus vergibt mir?! Wie kann es dieses verfluchte Balg wagen! Sein Bart mag üppig sein, aber er ist ein Kind, genau wie du. Vergibt mir, ha!</text:p>
          </table:table-cell>
        </table:table-row>
        <table:table-row table:style-name="ro2">
          <table:table-cell office:value-type="float" office:value="1645" calcext:value-type="float">
            <text:p>164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5M16S" calcext:value-type="time">
            <text:p>0:35:1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hast du getan…? Was fiel zwischen euch beiden vor?</text:p>
          </table:table-cell>
        </table:table-row>
        <table:table-row table:style-name="ro2">
          <table:table-cell office:value-type="float" office:value="1646" calcext:value-type="float">
            <text:p>164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5M19S" calcext:value-type="time">
            <text:p>0:35: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eht dich nichts an! Geh jetzt und vergnüge dich mit deinem ehrwürdigen Onkel! Und wage es nicht, ihn mir gegenüber jemals wieder zu erwähnen, verstanden?</text:p>
          </table:table-cell>
        </table:table-row>
        <table:table-row table:style-name="ro2">
          <table:table-cell office:value-type="float" office:value="1647" calcext:value-type="float">
            <text:p>164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5M52S" calcext:value-type="time">
            <text:p>0:35:52</text:p>
          </table:table-cell>
          <table:table-cell office:value-type="string" calcext:value-type="string">
            <text:p>Achille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ich zu sehen, Junge, trotz der Umstände. Denk da draußen an dein Training. Der Todesschmerz ist ein Hindernis wie andere.</text:p>
          </table:table-cell>
        </table:table-row>
        <table:table-row table:style-name="ro2">
          <table:table-cell office:value-type="float" office:value="1648" calcext:value-type="float">
            <text:p>164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6M04S" calcext:value-type="time">
            <text:p>0:36:04</text:p>
          </table:table-cell>
          <table:table-cell office:value-type="string" calcext:value-type="string">
            <text:p>Hade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Furcht ist für die Schwachen. Mach's gut, Achilles.</text:p>
          </table:table-cell>
        </table:table-row>
        <table:table-row table:style-name="ro2">
          <table:table-cell office:value-type="float" office:value="1649" calcext:value-type="float">
            <text:p>164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6M18S" calcext:value-type="time">
            <text:p>0:36:1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Olympier können mich nicht wirklich sehen, nicht wahr, Nyx? Jedenfalls nicht richtig. Sie ahnen wohl ein paar Einzelheiten hier und da, aber sie wissen nicht genau, was hier vor sich geht. Befinden wir uns wirklich so weit außerhalb ihres Einflussbereichs.</text:p>
          </table:table-cell>
        </table:table-row>
        <table:table-row table:style-name="ro2">
          <table:table-cell office:value-type="float" office:value="1650" calcext:value-type="float">
            <text:p>165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6M31S" calcext:value-type="time">
            <text:p>0:36:3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bist vor ihnen verhüllt, Kind. Zu deinem eigenen Besten und zu ihrem. Sie wissen gerade genug, um zu helfen. Und ich hoffe, dass sie ihre Hilfe gewähren werden, solange du sie brauchst. Sie sind als Familie aneinander gebunden. Und sie wissen, dass du Hilfe brauchst. Sei nicht zu stolz, sie anzunehmen.</text:p>
          </table:table-cell>
        </table:table-row>
        <table:table-row table:style-name="ro2">
          <table:table-cell office:value-type="float" office:value="1651" calcext:value-type="float">
            <text:p>165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37M14S" calcext:value-type="time">
            <text:p>0:37: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er vom Schicksal begünstigte Prinz glaubt vielleicht, dass er selbst entschieden hat, die Schicksalsliste der Nebenprophezeiungen zu beschaffen, doch das war vorherbestimmt.</text:p>
          </table:table-cell>
        </table:table-row>
        <table:table-row table:style-name="ro2">
          <table:table-cell office:value-type="float" office:value="1652" calcext:value-type="float">
            <text:p>165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40M50S" calcext:value-type="time">
            <text:p>0:40:5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ißt du, mein Bruder Hades war schon immer ein einsamer Mann. Ich hatte Mitleid mit ihm! Doch es gelang mir nie, ihn aus seiner stacheligen Schale zu locken. Jetzt sitzt er grollend dort unten und schmort im eigenen Saft. Du musst die Last seiner Enttäuschungen nicht tragen.</text:p>
          </table:table-cell>
        </table:table-row>
        <table:table-row table:style-name="ro2">
          <table:table-cell office:value-type="float" office:value="1653" calcext:value-type="float">
            <text:p>165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45M34S" calcext:value-type="time">
            <text:p>0:45:34</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ich sehe, ist der ehrwürdige Zeus mir zuvorgekommen? Die Gaben meines Vaters sind großzügig, doch ich glaube, ich kann dir auf meine Weise helfen.</text:p>
          </table:table-cell>
        </table:table-row>
        <table:table-row table:style-name="ro2">
          <table:table-cell office:value-type="float" office:value="1654" calcext:value-type="float">
            <text:p>165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48M02S" calcext:value-type="time">
            <text:p>0:48:02</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e, Herr, ich dachte mir, dies hier könnte dir helfen, die Dinge ein Weilchen ein wenig leichter zu nehmen.</text:p>
          </table:table-cell>
        </table:table-row>
        <table:table-row table:style-name="ro2">
          <table:table-cell office:value-type="float" office:value="1655" calcext:value-type="float">
            <text:p>165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48M09S" calcext:value-type="time">
            <text:p>0:48:0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Warte, Hoheit, ich kann so etwas nicht annehmen… Jedenfalls nicht, ohne dir auch etwas zu geben.</text:p>
          </table:table-cell>
        </table:table-row>
        <table:table-row table:style-name="ro2">
          <table:table-cell office:value-type="float" office:value="1656" calcext:value-type="float">
            <text:p>165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48M22S" calcext:value-type="time">
            <text:p>0:48:22</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ich es wagen darf, eure Hoheit. Ich frage mich nur… was dich erneut hierher führt? Dieselbe Geschichte wie letztes Mal?</text:p>
          </table:table-cell>
        </table:table-row>
        <table:table-row table:style-name="ro2">
          <table:table-cell office:value-type="float" office:value="1657" calcext:value-type="float">
            <text:p>165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48M31S" calcext:value-type="time">
            <text:p>0:48:31</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ör mal, ich will ehrlich mit dir sein, Sisyphos. Ich verlasse das Haus. Ich habe die Nase voll. Du verstehst das sicherlich. Ich gehe in die Oberwelt.</text:p>
          </table:table-cell>
        </table:table-row>
        <table:table-row table:style-name="ro2">
          <table:table-cell office:value-type="float" office:value="1658" calcext:value-type="float">
            <text:p>165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48M41S" calcext:value-type="time">
            <text:p>0:48:41</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Puh, das ist aber ein ziemliches Unterfangen, Prinz. Wenn du es nicht selbst vorgeschlagen hättest, würde ich es reinen Wahnsinn nennen, um ehrlich zu sein. Allerdings hast du aber auch gerade das richtige Maß an Wahnsinn, um es durchzuziehen! Na, ich hoffe, dass du es schaffst, viel Glück da draußen.</text:p>
          </table:table-cell>
        </table:table-row>
        <table:table-row table:style-name="ro2">
          <table:table-cell office:value-type="float" office:value="1659" calcext:value-type="float">
            <text:p>165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1M40S" calcext:value-type="time">
            <text:p>0:51:4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lso, Zag? Hast du noch einen letzten Wunsch, bevor ich dich dieses Mal nach Hause schicke?</text:p>
          </table:table-cell>
        </table:table-row>
        <table:table-row table:style-name="ro2">
          <table:table-cell office:value-type="float" office:value="1660" calcext:value-type="float">
            <text:p>166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1M46S" calcext:value-type="time">
            <text:p>0:51:4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al sehen. Wie wär’s mit einem schnellen und schmerzhaften Tod? Könntest du das einrichten?</text:p>
          </table:table-cell>
        </table:table-row>
        <table:table-row table:style-name="ro2">
          <table:table-cell office:value-type="float" office:value="1661" calcext:value-type="float">
            <text:p>166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1M51S" calcext:value-type="time">
            <text:p>0:51:5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Frechheit kratzt mich nicht im Geringsten. Du sollst kriegen, was du haben willst, sonst nichts.</text:p>
          </table:table-cell>
        </table:table-row>
        <table:table-row table:style-name="ro2">
          <table:table-cell office:value-type="float" office:value="1662" calcext:value-type="float">
            <text:p>166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5M38S" calcext:value-type="time">
            <text:p>0:55:38</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Gebieter Chaos? Jeder bringt meinen Verwandten auf dem Olymp Gaben dar. Ich möchte euch eine Gabe darbringen. Danke für… alles.</text:p>
          </table:table-cell>
        </table:table-row>
        <table:table-row table:style-name="ro2">
          <table:table-cell office:value-type="float" office:value="1663" calcext:value-type="float">
            <text:p>166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5M47S" calcext:value-type="time">
            <text:p>0:55: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Wie amüsant von dir, dass du versuchst, mich mit materiellen Gütern zu verlocken. Hier, bitte, erlaube mir, auch dir etwas zu geben.</text:p>
          </table:table-cell>
        </table:table-row>
        <table:table-row table:style-name="ro2">
          <table:table-cell office:value-type="float" office:value="1664" calcext:value-type="float">
            <text:p>166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6M06S" calcext:value-type="time">
            <text:p>0:56:06</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spürte ein gewisses Grollen hier im Schoß der Erde. So, als hätte sie sich etwas einverleibt, das ihr nicht bekam… Vielleicht wünscht die Erde selbst ja, dich wieder auszuspucken…?</text:p>
          </table:table-cell>
        </table:table-row>
        <table:table-row table:style-name="ro2">
          <table:table-cell office:value-type="float" office:value="1665" calcext:value-type="float">
            <text:p>166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9M19S" calcext:value-type="time">
            <text:p>0:59:1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u musst Hades' Sprössling sein! Wie geht's denn so, eure königliche Majestät? Nett, dich kennenzulernen, ich bin Eurydike. Was macht denn so ein wichtiger Typ wie du an einem Ort wie diesem?</text:p>
          </table:table-cell>
        </table:table-row>
        <table:table-row table:style-name="ro2">
          <table:table-cell office:value-type="float" office:value="1666" calcext:value-type="float">
            <text:p>166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9M34S" calcext:value-type="time">
            <text:p>0:59:34</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allo! Förmlichkeiten sind nicht nötig. Ich heiße Zagreus. Bin auf dem Weg zu einem Ortstermin. An der bedrohlichen Knochen-Hydra vorbei. Möchte nicht unhöflich sein, aber ich bin in Eile.</text:p>
          </table:table-cell>
        </table:table-row>
        <table:table-row table:style-name="ro2">
          <table:table-cell office:value-type="float" office:value="1667" calcext:value-type="float">
            <text:p>166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0H59M53S" calcext:value-type="time">
            <text:p>0:59:53</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du hast wohl alle Hände voll zu tun, mein Lieber! Ich werde dich ziehen lassen, aber in meinem Haus gibt es eine Regel, und zwar: Niemand geht mit leeren Händen, verstanden? Dann such dir was aus, du bist eingeladen!</text:p>
          </table:table-cell>
        </table:table-row>
        <table:table-row table:style-name="ro2">
          <table:table-cell office:value-type="float" office:value="1668" calcext:value-type="float">
            <text:p>166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04M05S" calcext:value-type="time">
            <text:p>1:04:05</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Onkel Poseidon, es war großartig, dich kennenzulernen, bitte, das hier ist für dich.</text:p>
          </table:table-cell>
        </table:table-row>
        <table:table-row table:style-name="ro2">
          <table:table-cell office:value-type="float" office:value="1669" calcext:value-type="float">
            <text:p>166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04M10S" calcext:value-type="time">
            <text:p>1:04:10</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Oh, ich bin regelrecht gerührt von deiner Zuneigung, kleiner Neffe! Doch auch ich hab was für dich, genau das Richtige! Hier, ich werde es dir übergeben!!</text:p>
          </table:table-cell>
        </table:table-row>
        <table:table-row table:style-name="ro2">
          <table:table-cell office:value-type="float" office:value="1670" calcext:value-type="float">
            <text:p>167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04M26S" calcext:value-type="time">
            <text:p>1:04:26</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Ah, was ist dir denn zugestoßen, Klein-Hades?! Selbst von hier aus ist zu erkennen, dass du wie eine Jolle im Sturm gebeutelt wurdest.</text:p>
          </table:table-cell>
        </table:table-row>
        <table:table-row table:style-name="ro2">
          <table:table-cell office:value-type="float" office:value="1671" calcext:value-type="float">
            <text:p>167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06M33S" calcext:value-type="time">
            <text:p>1:06:33</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 Aphrodite, ich bin wahrlich gesegnet, deine Bekanntschaft gemacht zu haben. Dies hier ist für dich.</text:p>
          </table:table-cell>
        </table:table-row>
        <table:table-row table:style-name="ro2">
          <table:table-cell office:value-type="float" office:value="1672" calcext:value-type="float">
            <text:p>167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06M39S" calcext:value-type="time">
            <text:p>1:06:3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Dauerhafte Beziehungen gründen auf Gegenseitigkeit. Wenn du mich also üppig beschenkst, kann ich doch gar nicht anders, als auch dir etwas zu geben?</text:p>
          </table:table-cell>
        </table:table-row>
        <table:table-row table:style-name="ro2">
          <table:table-cell office:value-type="float" office:value="1673" calcext:value-type="float">
            <text:p>167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06M56S" calcext:value-type="time">
            <text:p>1:06:56</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frage mich, mein Lieber, warum der ehrwürdige Hades deine bloße Existenz die ganze Zeit vor uns verborgen hielt. Vielleicht war ihm klar, dass du nach unserem Kennenlernen alles daran setzen würdest, uns zu finden!</text:p>
          </table:table-cell>
        </table:table-row>
        <table:table-row table:style-name="ro2">
          <table:table-cell office:value-type="float" office:value="1674" calcext:value-type="float">
            <text:p>167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09M24S" calcext:value-type="time">
            <text:p>1:09:24</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as ist los, Vetter? Darf ich dich so nennen? Hab was für dich, womit du deine Kämpfe auf Leben und Tod eindeutig schneller zu Ende bringen kannst!</text:p>
          </table:table-cell>
        </table:table-row>
        <table:table-row table:style-name="ro2">
          <table:table-cell office:value-type="float" office:value="1675" calcext:value-type="float">
            <text:p>167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4M00S" calcext:value-type="time">
            <text:p>1:14:00</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oment, lass mich raten… Die Knochen-Hydra hat dich wieder niedergemetzelt! Das wievielte Mal war das jetzt? Aber du zahlst es ihr nächstes Mal heim, ganz klar! Vielleicht übernächstes Mal. Irgendwann, gar kein Zweifel!</text:p>
          </table:table-cell>
        </table:table-row>
        <table:table-row table:style-name="ro2">
          <table:table-cell office:value-type="float" office:value="1676" calcext:value-type="float">
            <text:p>167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4M18S" calcext:value-type="time">
            <text:p>1:14:18</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wirst ihm bei dieser Sache nicht helfen, Nyx. Für seine Torheit gebühren ihm Hohn und Tadel, nicht Nachsicht. Verstehen wir uns?</text:p>
          </table:table-cell>
        </table:table-row>
        <table:table-row table:style-name="ro2">
          <table:table-cell office:value-type="float" office:value="1677" calcext:value-type="float">
            <text:p>167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4M29S" calcext:value-type="time">
            <text:p>1:14:29</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Wir verstehen uns, Hades, ja. Er ist immerhin dein Sohn und somit deine Verantwortung. Ich hingegen habe Verpflichtungen diesem Reich und diesem Haus gegenüber. Du hast mich dabei unterstützt, und so stehe ich, wie immer, in deiner Schuld.</text:p>
          </table:table-cell>
        </table:table-row>
        <table:table-row table:style-name="ro2">
          <table:table-cell office:value-type="float" office:value="1678" calcext:value-type="float">
            <text:p>167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4M47S" calcext:value-type="time">
            <text:p>1:14:47</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ran musst du mich nicht erinnern. Sicher würden all diejenigen, die einst meinen Brüdern und mir trotzten, eine Aufgabe in meinem Haus einer Ewigkeit in den tiefsten Abgründen des Tartaros vorziehen. Nicht, dass die Finsternis dort dich anfechten würde.</text:p>
          </table:table-cell>
        </table:table-row>
        <table:table-row table:style-name="ro2">
          <table:table-cell office:value-type="float" office:value="1679" calcext:value-type="float">
            <text:p>167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5M34S" calcext:value-type="time">
            <text:p>1:15:3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irst die Sache da draußen schon in den Griff bekommen, Junge. Unsere Sparringkämpfe waren nützlich, aber der beste Lehrmeister ist die Praxis. Wie dem auch sei, ich habe etwas für dich.</text:p>
          </table:table-cell>
        </table:table-row>
        <table:table-row table:style-name="ro2">
          <table:table-cell office:value-type="float" office:value="1680" calcext:value-type="float">
            <text:p>168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5M44S" calcext:value-type="time">
            <text:p>1:15:44</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warte, du gibst mir deinen Kodex? Das kann ich unmöglich annehmen!</text:p>
          </table:table-cell>
        </table:table-row>
        <table:table-row table:style-name="ro2">
          <table:table-cell office:value-type="float" office:value="1681" calcext:value-type="float">
            <text:p>168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5M49S" calcext:value-type="time">
            <text:p>1:15:49</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itte, ich muss darauf bestehen. Ich möchte, dass du dich mehr für Geschichte interessierst und nicht nur für die Kriegskunst. Außerdem kannst du ihn vielleicht zu Ende schreiben.</text:p>
          </table:table-cell>
        </table:table-row>
        <table:table-row table:style-name="ro2">
          <table:table-cell office:value-type="float" office:value="1682" calcext:value-type="float">
            <text:p>168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7M37S" calcext:value-type="time">
            <text:p>1:17:3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willst du von mir, lass mich in Ruhe. Es gibt nichts mehr zu sagen.</text:p>
          </table:table-cell>
        </table:table-row>
        <table:table-row table:style-name="ro2">
          <table:table-cell office:value-type="float" office:value="1683" calcext:value-type="float">
            <text:p>168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7M44S" calcext:value-type="time">
            <text:p>1:17:4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wollte nur kurz nach dir schauen… sag einfach Bescheid, falls du reden möchtest, aus irgendeinem Grund.</text:p>
          </table:table-cell>
        </table:table-row>
        <table:table-row table:style-name="ro2">
          <table:table-cell office:value-type="float" office:value="1684" calcext:value-type="float">
            <text:p>168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17M50S" calcext:value-type="time">
            <text:p>1:17:5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Mir liegt nichts an Gesellschaft, und ganz besonders nicht an der deinen. Halte dich fern von mir, wenn ich außer Dienst bin.</text:p>
          </table:table-cell>
        </table:table-row>
        <table:table-row table:style-name="ro2">
          <table:table-cell office:value-type="float" office:value="1685" calcext:value-type="float">
            <text:p>168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20M38S" calcext:value-type="time">
            <text:p>1:20:3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anchmal frage ich mich, was dir wohl durch den Kopf geht. Ich weiß, du kannst mich und die andern hören, aber es ist so verdammt finster da unten, ich kann dich überhaupt nicht hören!</text:p>
          </table:table-cell>
        </table:table-row>
        <table:table-row table:style-name="ro2">
          <table:table-cell office:value-type="float" office:value="1686" calcext:value-type="float">
            <text:p>168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25M10S" calcext:value-type="time">
            <text:p>1:25:10</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der Sohn der Nacht selbst, erzählt man sich? Eine faszinierende Gestalt. Auf dem Olymp nicht wohlgelitten, obwohl ich selbst sie schon immer kennenlernen wollte.</text:p>
          </table:table-cell>
        </table:table-row>
        <table:table-row table:style-name="ro2">
          <table:table-cell office:value-type="float" office:value="1687" calcext:value-type="float">
            <text:p>168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27M11S" calcext:value-type="time">
            <text:p>1:27:11</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hrwürdiger Ares, nimm bitte diese Gabe an zum Dank dafür, dass du mir die Kraft gabst, mein Ziel zu erreichen.</text:p>
          </table:table-cell>
        </table:table-row>
        <table:table-row table:style-name="ro2">
          <table:table-cell office:value-type="float" office:value="1688" calcext:value-type="float">
            <text:p>168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27M14S" calcext:value-type="time">
            <text:p>1:27:14</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Du bist ein Schmeichler, mein todbringender Vetter. Auch ich bin in Geberlaune, hier, bitte! Ein kleines Zeichen meiner Zuneigung für dich.</text:p>
          </table:table-cell>
        </table:table-row>
        <table:table-row table:style-name="ro2">
          <table:table-cell office:value-type="float" office:value="1689" calcext:value-type="float">
            <text:p>168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29M52S" calcext:value-type="time">
            <text:p>1:29:5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In dem stillsten, einsamsten, dunkelsten Abgrund der Unterwelt versteckt sich der Nachweis auf den Beginn aller Dinge, von auf Chaos! Der uralte Bildhauer, welcher dieser Welt Form verlieh.</text:p>
          </table:table-cell>
        </table:table-row>
        <table:table-row table:style-name="ro2">
          <table:table-cell office:value-type="float" office:value="1690" calcext:value-type="float">
            <text:p>169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30M15S" calcext:value-type="time">
            <text:p>1:30:1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nehme an, der kleine runde Katalysator, den ich dir gab, war von Nutzen, Sohn des Hades? Ich hege die Hoffnung, dass er deine Reisen an diesen Orten erleichtert und vielleicht die Abstände zwischen ihnen verkürzt.</text:p>
          </table:table-cell>
        </table:table-row>
        <table:table-row table:style-name="ro2">
          <table:table-cell office:value-type="float" office:value="1691" calcext:value-type="float">
            <text:p>169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35M31S" calcext:value-type="time">
            <text:p>1:35:3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Ähm, Charon, Kumpel…? Du hast nicht zufällig über meinen Vorschlag nachgedacht, mich, du weißt schon… mit der Fähre zur Oberfläche zu bringen? Wo es doch für dich kein Umweg wäre.</text:p>
          </table:table-cell>
        </table:table-row>
        <table:table-row table:style-name="ro2">
          <table:table-cell office:value-type="float" office:value="1692" calcext:value-type="float">
            <text:p>169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35M42S" calcext:value-type="time">
            <text:p>1:35:4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1693" calcext:value-type="float">
            <text:p>169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38M00S" calcext:value-type="time">
            <text:p>1:38:0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ältst du da in der Hand, Zagreus? Sag mir bloß nicht, dass du die gefährlichsten, unbeständigsten Gegenstände, die im Archiv deines Vaters unter Verschluss standen, gestohlen hast.</text:p>
          </table:table-cell>
        </table:table-row>
        <table:table-row table:style-name="ro2">
          <table:table-cell office:value-type="float" office:value="1694" calcext:value-type="float">
            <text:p>169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38M06S" calcext:value-type="time">
            <text:p>1:38:0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hm, ich wars nicht, ich habe sie nicht gestohlen, falls dich das irgendwie beruhigt Meg!</text:p>
          </table:table-cell>
        </table:table-row>
        <table:table-row table:style-name="ro2">
          <table:table-cell office:value-type="float" office:value="1695" calcext:value-type="float">
            <text:p>169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38M11S" calcext:value-type="time">
            <text:p>1:38: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ein hoffnungsloser Narr. Du hast absolut keine Ahnung, wie du mit diesen Gegenständen umgehst. Bring sie sofort wieder dahin zurück, wo du sie gefunden hast.</text:p>
          </table:table-cell>
        </table:table-row>
        <table:table-row table:style-name="ro2">
          <table:table-cell office:value-type="float" office:value="1696" calcext:value-type="float">
            <text:p>169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46M11S" calcext:value-type="time">
            <text:p>1:46:11</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sag’s ungern, Boss, aber du siehst ganz schön mitgenommen aus. Doch ich glaube, wir können dir hier wieder auf die Sprünge helfen!</text:p>
          </table:table-cell>
        </table:table-row>
        <table:table-row table:style-name="ro2">
          <table:table-cell office:value-type="float" office:value="1697" calcext:value-type="float">
            <text:p>169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47M59S" calcext:value-type="time">
            <text:p>1:47:59</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tell dir vor, mein Hündchen, ich habe beim letzten Versuch Asphodel erreicht! Ich kann vollkommen verstehen, warum es dir da nie gefiel. Dann breche ich wohl besser wieder auf. Bis bald!</text:p>
          </table:table-cell>
        </table:table-row>
        <table:table-row table:style-name="ro2">
          <table:table-cell office:value-type="float" office:value="1698" calcext:value-type="float">
            <text:p>169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48M07S" calcext:value-type="time">
            <text:p>1:48:07</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m Optimismus des Prinzen der Unterwelt zum Trotz bleibt sein alter Gefährte Kerberos, der mehrköpfige Hund, vorerst mürrisch.</text:p>
          </table:table-cell>
        </table:table-row>
        <table:table-row table:style-name="ro2">
          <table:table-cell office:value-type="float" office:value="1699" calcext:value-type="float">
            <text:p>169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48M31S" calcext:value-type="time">
            <text:p>1:48:31</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ier gibt es ziemlich viel zu renovieren, Vater. Dein Baumeister da drüben hat eine recht lange Liste mit anstehenden Arbeiten vorgelegt.</text:p>
          </table:table-cell>
        </table:table-row>
        <table:table-row table:style-name="ro2">
          <table:table-cell office:value-type="float" office:value="1700" calcext:value-type="float">
            <text:p>170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48M42S" calcext:value-type="time">
            <text:p>1:48:4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Nyx befohlen, sich um die Liste zu kümmern. Alles allein ihr Problem, Junge. Und wahrscheinlich deins. Wie findest du es denn, dass du mit deinen Feldzügen eine solche Verwüstung anrichtest?</text:p>
          </table:table-cell>
        </table:table-row>
        <table:table-row table:style-name="ro2">
          <table:table-cell office:value-type="float" office:value="1701" calcext:value-type="float">
            <text:p>170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48M54S" calcext:value-type="time">
            <text:p>1:48:5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finde das recht gut, jetzt, wo du es erwähnst. So hat doch jeder etwas zu tun, oder nicht?</text:p>
          </table:table-cell>
        </table:table-row>
        <table:table-row table:style-name="ro2">
          <table:table-cell office:value-type="float" office:value="1702" calcext:value-type="float">
            <text:p>170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49M03S" calcext:value-type="time">
            <text:p>1:49:03</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Achilles, ich habe schon länger eine Frage zu deinem Kodex. Die Wörter stammen von dir, aber durch meine Taten vermag ich sie aufzunehmen. Funktionieren alle sterblichen Schriften so?</text:p>
          </table:table-cell>
        </table:table-row>
        <table:table-row table:style-name="ro2">
          <table:table-cell office:value-type="float" office:value="1703" calcext:value-type="float">
            <text:p>170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49M15S" calcext:value-type="time">
            <text:p>1:49:1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Weißt du, Junge, ich bin schon eine ganze Weile hier im Reich deines Vaters. Zwischen mir und den von mir aufgezeichneten Lehren entstand eine Bindung, ähnlich wie mit diesem Speer. Bindungen dieser Art kann man im Lauf der Zeit aufheben. Und somit kann mein Wissen das deinige werden. Was auch immer es umfasst.</text:p>
          </table:table-cell>
        </table:table-row>
        <table:table-row table:style-name="ro2">
          <table:table-cell office:value-type="float" office:value="1704" calcext:value-type="float">
            <text:p>170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0M17S" calcext:value-type="time">
            <text:p>1:50:17</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weißt du etwas über ein schüchternes, sanftes Wesen in der Gestalt des Chaos? Es sprach mich kürzlich an und bot mir eine Gabe an, oder so etwas Ähnliches.</text:p>
          </table:table-cell>
        </table:table-row>
        <table:table-row table:style-name="ro2">
          <table:table-cell office:value-type="float" office:value="1705" calcext:value-type="float">
            <text:p>170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0M26S" calcext:value-type="time">
            <text:p>1:50:26</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rchaos… ja, ich kenne sie gut. Deine Suche muss wohl seine [sic] Interesse erregt haben. Ich rate dir, dich vor ihren Gaben in Acht zu nehmen. Beachte jedoch, dass Chaos zwar ein Schwindler, aber kein Betrüger ist.</text:p>
          </table:table-cell>
        </table:table-row>
        <table:table-row table:style-name="ro2">
          <table:table-cell office:value-type="float" office:value="1706" calcext:value-type="float">
            <text:p>170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1M03S" calcext:value-type="time">
            <text:p>1:51:03</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Und dann versuchten alle sieben dieser elenden Kreaturen, sich in der Prozessionsschlange nach vorn zu drängeln, ist das nicht unverschämt? Als ob sie auf diese Weise eine Audienz erhielten.</text:p>
          </table:table-cell>
        </table:table-row>
        <table:table-row table:style-name="ro2">
          <table:table-cell office:value-type="float" office:value="1707" calcext:value-type="float">
            <text:p>170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1M12S" calcext:value-type="time">
            <text:p>1:51:12</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Ha, hahaha, was für Dummköpfe! Was haben sie sich wohl dabei gedacht, sich nach vorn zu drängeln und das vor deinen Augen?</text:p>
          </table:table-cell>
        </table:table-row>
        <table:table-row table:style-name="ro2">
          <table:table-cell office:value-type="float" office:value="1708" calcext:value-type="float">
            <text:p>170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1M20S" calcext:value-type="time">
            <text:p>1:51:20</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Na ja, falls sie unserem ehrwürdigen Hades noch weitere Beschwerden vortragen möchten, müssen sie sich auf eine sehr, sehr lange Wartezeit einstellen.</text:p>
          </table:table-cell>
        </table:table-row>
        <table:table-row table:style-name="ro2">
          <table:table-cell office:value-type="float" office:value="1709" calcext:value-type="float">
            <text:p>170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1M36S" calcext:value-type="time">
            <text:p>1:51:3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Der Salon im Haus des Hades ist ein trister Ort, trotz seiner vorgesehenen Bestimmung, die grimmigen Bewohner des Hauses aufzuheitern.</text:p>
          </table:table-cell>
        </table:table-row>
        <table:table-row table:style-name="ro2">
          <table:table-cell office:value-type="float" office:value="1710" calcext:value-type="float">
            <text:p>171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2M31S" calcext:value-type="time">
            <text:p>1:52:3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eißt du was, Bursche, ich denke, du könntest eine hübsche Nummer mit diesen Säulen, die dieses Haus abstützen, abziehen und das ganze Ding mit ein paar Hieben zusammenstürzen lassen. Bumm, bumm, BUMM! Ich würde ungern daneben stehen, wenn es soweit wäre!</text:p>
          </table:table-cell>
        </table:table-row>
        <table:table-row table:style-name="ro2">
          <table:table-cell office:value-type="float" office:value="1711" calcext:value-type="float">
            <text:p>171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2M40S" calcext:value-type="time">
            <text:p>1:52:4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architektonische Meisterwerk meines Vaters bei jeder sich bietenden Gelegenheit zertrümmern? Das lass ich mir nicht zweimal sagen.</text:p>
          </table:table-cell>
        </table:table-row>
        <table:table-row table:style-name="ro2">
          <table:table-cell office:value-type="float" office:value="1712" calcext:value-type="float">
            <text:p>171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6M59S" calcext:value-type="time">
            <text:p>1:56:59</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cher hat dein Vater dir erzählt, dass er die Unterwelt nicht freiwillig regiert, sondern seine Herrschaft den Schicksalsgöttinnen verdankt. Ich gebe zu, er hat den Kürzeren gezogen. Poseidon und ich selbst hingegen, wir sind gut weggekommen.</text:p>
          </table:table-cell>
        </table:table-row>
        <table:table-row table:style-name="ro2">
          <table:table-cell office:value-type="float" office:value="1713" calcext:value-type="float">
            <text:p>171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1H59M02S" calcext:value-type="time">
            <text:p>1:59:0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as ist doch der ewige Speer, Varatha? Dein Vater hat ihn oft benutzt, nicht wahr. Ein bisschen zu kunstvoll für die Jagd, doch ein Speer ist ein Speer, wie ich immer sage!</text:p>
          </table:table-cell>
        </table:table-row>
        <table:table-row table:style-name="ro2">
          <table:table-cell office:value-type="float" office:value="1714" calcext:value-type="float">
            <text:p>171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03M16S" calcext:value-type="time">
            <text:p>2:03:1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wie sieht es mit der Umsetzung des Fluchtplans aus, wie kommst du voran?</text:p>
          </table:table-cell>
        </table:table-row>
        <table:table-row table:style-name="ro2">
          <table:table-cell office:value-type="float" office:value="1715" calcext:value-type="float">
            <text:p>171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03M21S" calcext:value-type="time">
            <text:p>2:03:21</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alles in allem nicht schlecht. Hin und wieder sterbe ich, und es ist anstrengend, aber, he, was will man machen.</text:p>
          </table:table-cell>
        </table:table-row>
        <table:table-row table:style-name="ro2">
          <table:table-cell office:value-type="float" office:value="1716" calcext:value-type="float">
            <text:p>171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03M29S" calcext:value-type="time">
            <text:p>2:03:2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h, na ja, dann halt die Ohren steif. Also, ich habe meine Fluchtversuche von hier schon vor langer Zeit aufgegeben. Aber wenn ich deine Jugend und deine brennenden Füße hätte, dann hätte ich vielleicht weitergemacht.</text:p>
          </table:table-cell>
        </table:table-row>
        <table:table-row table:style-name="ro2">
          <table:table-cell office:value-type="float" office:value="1717" calcext:value-type="float">
            <text:p>171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05M22S" calcext:value-type="time">
            <text:p>2:05:22</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Charon, falls mich hinter dieser Tür da drüben etwas wirklich Fürchterliches erwartet, dann… gib mir ein Zeichen, ja?</text:p>
          </table:table-cell>
        </table:table-row>
        <table:table-row table:style-name="ro2">
          <table:table-cell office:value-type="float" office:value="1718" calcext:value-type="float">
            <text:p>171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05M28S" calcext:value-type="time">
            <text:p>2:05:2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haaaaaaaaahhh….</text:p>
          </table:table-cell>
        </table:table-row>
        <table:table-row table:style-name="ro2">
          <table:table-cell office:value-type="float" office:value="1719" calcext:value-type="float">
            <text:p>171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05M56S" calcext:value-type="time">
            <text:p>2:05:5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 bist du ja endlich wieder. Dieses Mal wirst du nicht so einfach wie beim letzten Mal an mir vorbeikommen. Obwohl ich gern sehen würde, wie du das anstellen würdest.</text:p>
          </table:table-cell>
        </table:table-row>
        <table:table-row table:style-name="ro2">
          <table:table-cell office:value-type="float" office:value="1720" calcext:value-type="float">
            <text:p>172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1M24S" calcext:value-type="time">
            <text:p>2:11:24</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ensch, Zag, hör mal, ich weiß, deine Lage ist im Moment nicht die beste, dir geht’s bestimmt nicht allzu gut! Doch das hier könnte den Schmerz ein wenig betäuben!</text:p>
          </table:table-cell>
        </table:table-row>
        <table:table-row table:style-name="ro2">
          <table:table-cell office:value-type="float" office:value="1721" calcext:value-type="float">
            <text:p>172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2M41S" calcext:value-type="time">
            <text:p>2:12:4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Aus einer einfachen Bleibe in Asphodel dringt die liebliche Stimme der verlassenen Eurydike, die einst versuchte, der Unterwelt zu entkommen, und kläglich scheiterte, ähnlich wie Zagreus.</text:p>
          </table:table-cell>
        </table:table-row>
        <table:table-row table:style-name="ro2">
          <table:table-cell office:value-type="float" office:value="1722" calcext:value-type="float">
            <text:p>172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2M55S" calcext:value-type="time">
            <text:p>2:12:55</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Du siehst aus, als hättest du seit deinem letzten Besuch nichts mehr gegessen!</text:p>
          </table:table-cell>
        </table:table-row>
        <table:table-row table:style-name="ro2">
          <table:table-cell office:value-type="float" office:value="1723" calcext:value-type="float">
            <text:p>172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8M23S" calcext:value-type="time">
            <text:p>2:18:23</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 he, Dusa! Was gibt's Neues von deiner endlosen Plackerei?</text:p>
          </table:table-cell>
        </table:table-row>
        <table:table-row table:style-name="ro2">
          <table:table-cell office:value-type="float" office:value="1724" calcext:value-type="float">
            <text:p>172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8M30S" calcext:value-type="time">
            <text:p>2:18:30</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Um, Herr Hypnos, könntest du naja… vielleicht, du weißt schon, äh, ein Auge auf die Warteschlange vor dem ehrwürdigen Haus werfen? So wie es halt dein Job ist…?</text:p>
          </table:table-cell>
        </table:table-row>
        <table:table-row table:style-name="ro2">
          <table:table-cell office:value-type="float" office:value="1725" calcext:value-type="float">
            <text:p>172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8M39S" calcext:value-type="time">
            <text:p>2:18:39</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m, kein Problem, ich kann das definitiv tun, ich schreibe es einfach auf die Liste!</text:p>
          </table:table-cell>
        </table:table-row>
        <table:table-row table:style-name="ro2">
          <table:table-cell office:value-type="float" office:value="1726" calcext:value-type="float">
            <text:p>172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8M45S" calcext:value-type="time">
            <text:p>2:18:45</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Ähm, okay! Gut, dass wir eine Chance zum Reden hatten. Jetzt schau vielleicht, dass du etwas Schlaf bekommst. Du siehst ziemlich erledigt aus…?</text:p>
          </table:table-cell>
        </table:table-row>
        <table:table-row table:style-name="ro2">
          <table:table-cell office:value-type="float" office:value="1727" calcext:value-type="float">
            <text:p>172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9M05S" calcext:value-type="time">
            <text:p>2:19:05</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geht es dir, mein Hündchen, frisst du auch richtig? Alle drei Mäuler voll und zufrieden?</text:p>
          </table:table-cell>
        </table:table-row>
        <table:table-row table:style-name="ro2">
          <table:table-cell office:value-type="float" office:value="1728" calcext:value-type="float">
            <text:p>172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9M09S" calcext:value-type="time">
            <text:p>2:19:0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ie furchterregenden Mäuler des infernalischen Wachhunds Kerberos bejahen dies nacheinander, als wollten sie den stets zweifelnden Prinzen beschwichtigen.</text:p>
          </table:table-cell>
        </table:table-row>
        <table:table-row table:style-name="ro2">
          <table:table-cell office:value-type="float" office:value="1729" calcext:value-type="float">
            <text:p>172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9M24S" calcext:value-type="time">
            <text:p>2:19:24</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Er ist schon wieder zurück, Kerberos. Genau wie ich es dir gesagt hatte.</text:p>
          </table:table-cell>
        </table:table-row>
        <table:table-row table:style-name="ro2">
          <table:table-cell office:value-type="float" office:value="1730" calcext:value-type="float">
            <text:p>173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9M30S" calcext:value-type="time">
            <text:p>2:19:30</text:p>
          </table:table-cell>
          <table:table-cell office:value-type="string" calcext:value-type="string">
            <text:p>Zagreus</text:p>
          </table:table-cell>
          <table:table-cell office:value-type="string" calcext:value-type="string">
            <text:p>Hade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Ich kann dich hören, Vater.</text:p>
          </table:table-cell>
        </table:table-row>
        <table:table-row table:style-name="ro2">
          <table:table-cell office:value-type="float" office:value="1731" calcext:value-type="float">
            <text:p>173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9M33S" calcext:value-type="time">
            <text:p>2:19:33</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Tut mir leid, dass er dich wieder aufgeschreckt hat, Kerberos, du hast gute Arbeit geleistet. Das Reich ist weiterhin gut geschützt, dank deines gewohnt hohen Einsatzes.</text:p>
          </table:table-cell>
        </table:table-row>
        <table:table-row table:style-name="ro2">
          <table:table-cell office:value-type="float" office:value="1732" calcext:value-type="float">
            <text:p>173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9M47S" calcext:value-type="time">
            <text:p>2:19:4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ommst mit dem Kodex voran. Es freut mich, das zu sehen. Wegen meiner Pflichten im Haus konnte ich in letzter Zeit nicht mehr so häufig reisen wie früher.</text:p>
          </table:table-cell>
        </table:table-row>
        <table:table-row table:style-name="ro2">
          <table:table-cell office:value-type="float" office:value="1733" calcext:value-type="float">
            <text:p>173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19M56S" calcext:value-type="time">
            <text:p>2:19:5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für uns beide reisen, Achilles. Ich habe außer diesen Mauern so wenig gesehen.</text:p>
          </table:table-cell>
        </table:table-row>
        <table:table-row table:style-name="ro2">
          <table:table-cell office:value-type="float" office:value="1734" calcext:value-type="float">
            <text:p>173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20M08S" calcext:value-type="time">
            <text:p>2:20:0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Kraft scheint seit unserem letzten Gespräch gewachsen zu sein, Kind. Es mag scheinen, als sei der Spiegel in deinem Gemach der Grund dafür… aber der wahre Grund bist natürlich du.</text:p>
          </table:table-cell>
        </table:table-row>
        <table:table-row table:style-name="ro2">
          <table:table-cell office:value-type="float" office:value="1735" calcext:value-type="float">
            <text:p>173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25M22S" calcext:value-type="time">
            <text:p>2:25:2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kelly, woher weißt du eigentlich alles? Nimm es mir nicht übel, aber du bist ein Skelett, das hier nur rumsteht. Und doch hast du einen so großen Reichtum an Wissen, wenn es um die Unterwelt geht.</text:p>
          </table:table-cell>
        </table:table-row>
        <table:table-row table:style-name="ro2">
          <table:table-cell office:value-type="float" office:value="1736" calcext:value-type="float">
            <text:p>173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25M32S" calcext:value-type="time">
            <text:p>2:25:3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ich kenne ein paar Leute, Bursche. Und dabei belassen wir es. Jetzt zeig mir, ob du mir ein paar Knochen brechen kannst, huh?</text:p>
          </table:table-cell>
        </table:table-row>
        <table:table-row table:style-name="ro2">
          <table:table-cell office:value-type="float" office:value="1737" calcext:value-type="float">
            <text:p>173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27M50S" calcext:value-type="time">
            <text:p>2:27:5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Die tiefsten Abgründe der Unterwelt… das Nichts, aus dem zu Anbeginn der Zeiten alles Leben und Bewusstsein entsprang… das Reich des Chaos. Ein fast unsichtbares Land, selbst für die Bewohner im Reich des Todes.</text:p>
          </table:table-cell>
        </table:table-row>
        <table:table-row table:style-name="ro2">
          <table:table-cell office:value-type="float" office:value="1738" calcext:value-type="float">
            <text:p>173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28M09S" calcext:value-type="time">
            <text:p>2:28: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wandelst in der Finsternis, praktisch unsichtbar, Sohn des Hades. Selbst mir fällt es mitunter schwer, deine Anwesenheit zu spüren. Die Olympier erhaschen manchmal einen Blick. Doch dich umgibt stets ein Schleier. Das ist der Einfluss von Nyx.</text:p>
          </table:table-cell>
        </table:table-row>
        <table:table-row table:style-name="ro2">
          <table:table-cell office:value-type="float" office:value="1739" calcext:value-type="float">
            <text:p>173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1M10S" calcext:value-type="time">
            <text:p>2:31:1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also der Sohn von Hades und dieser Nyx, Göttin der Nacht, ist das richtig, Neffe…? Nun ja, von allen, die dein ehrwürdiger Vater dort unten finden konnte, kommt sie wohl einer Königin am nächsten. Ich hab versucht, ihn mit vitaleren Damen zu verba</text:p>
          </table:table-cell>
        </table:table-row>
        <table:table-row table:style-name="ro2">
          <table:table-cell office:value-type="float" office:value="1740" calcext:value-type="float">
            <text:p>174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2M45S" calcext:value-type="time">
            <text:p>2:32:45</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gibt etwas an dir, das mich ein wenig stört. Du kämpfst so verzweifelt. Zuerst dachte ich, dass es dir schlicht an Geduld fehlt. Doch nun weiß ich, dein Antrieb ist Dringlichkeit. Wonach suchst du wirklich…?</text:p>
          </table:table-cell>
        </table:table-row>
        <table:table-row table:style-name="ro2">
          <table:table-cell office:value-type="float" office:value="1741" calcext:value-type="float">
            <text:p>174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3M24S" calcext:value-type="time">
            <text:p>2:33:2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ich hörte, du hast der Erinye Zunder gegeben, stimmt das? Das erklärt dann vielleicht, warum man mich hier ausnahmsweise mir selbst überlässt.</text:p>
          </table:table-cell>
        </table:table-row>
        <table:table-row table:style-name="ro2">
          <table:table-cell office:value-type="float" office:value="1742" calcext:value-type="float">
            <text:p>174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3M29S" calcext:value-type="time">
            <text:p>2:33:2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ube nicht, dass sie lange außer Gefecht bleiben wird. Sieh zu, dass sie dich nicht untätig vorfindet. Wenigstens konntest du eine kleine Verschnaufpause einlegen. Man sieht sich, Sisyphos.</text:p>
          </table:table-cell>
        </table:table-row>
        <table:table-row table:style-name="ro2">
          <table:table-cell office:value-type="float" office:value="1743" calcext:value-type="float">
            <text:p>174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8M30S" calcext:value-type="time">
            <text:p>2:38:30</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h, hah hah, hohohohohhh. Endlich. Darauf habe ich so lange gewartet. Wirklich.</text:p>
          </table:table-cell>
        </table:table-row>
        <table:table-row table:style-name="ro2">
          <table:table-cell office:value-type="float" office:value="1744" calcext:value-type="float">
            <text:p>174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8M35S" calcext:value-type="time">
            <text:p>2:38:35</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musst eine von Megairas lieblichen Schwestern sein. Ich denke nicht, dass wir schon das Vergnügen hatten. Auf was genau hast du denn schon so lange gewartet?</text:p>
          </table:table-cell>
        </table:table-row>
        <table:table-row table:style-name="ro2">
          <table:table-cell office:value-type="float" office:value="1745" calcext:value-type="float">
            <text:p>174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8M43S" calcext:value-type="time">
            <text:p>2:38:43</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Ich habe es so satt, weißt du. Ich möchte eigentlich nur meinen normalen Aufgaben nachgehen, ohne ständig dabei unterbrochen zu werden. Mal nicht das von Meg hinterlassene Chaos aufräumen zu müssen.</text:p>
          </table:table-cell>
        </table:table-row>
        <table:table-row table:style-name="ro2">
          <table:table-cell office:value-type="float" office:value="1746" calcext:value-type="float">
            <text:p>174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8M51S" calcext:value-type="time">
            <text:p>2:38:51</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rgendwie haben wir einen schlechten Start erwischt.</text:p>
          </table:table-cell>
        </table:table-row>
        <table:table-row table:style-name="ro2">
          <table:table-cell office:value-type="float" office:value="1747" calcext:value-type="float">
            <text:p>174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38M58S" calcext:value-type="time">
            <text:p>2:38:58</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gal. Ich wollte schon immer einen Gott töten. Du musst erst mal reichen.</text:p>
          </table:table-cell>
        </table:table-row>
        <table:table-row table:style-name="ro2">
          <table:table-cell office:value-type="float" office:value="1748" calcext:value-type="float">
            <text:p>174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1M40S" calcext:value-type="time">
            <text:p>2:41:40</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wow, Alekto hat sich deiner angenommen…? Normalerweise tötet sie niemanden, sie… lässt sie gern leben, eine ganze Weile lang. Tut ihnen trotzdem weh! Aber tötet sie nicht. Sie kann dich dann wohl absolut nicht leiden, huh!</text:p>
          </table:table-cell>
        </table:table-row>
        <table:table-row table:style-name="ro2">
          <table:table-cell office:value-type="float" office:value="1749" calcext:value-type="float">
            <text:p>174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1M57S" calcext:value-type="time">
            <text:p>2:41:57</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ist es dir in letzter Zeit ergangen, mein Hündchen? Was gibt's Neues?</text:p>
          </table:table-cell>
        </table:table-row>
        <table:table-row table:style-name="ro2">
          <table:table-cell office:value-type="float" office:value="1750" calcext:value-type="float">
            <text:p>175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2M02S" calcext:value-type="time">
            <text:p>2:42:02</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ie saloppe Frage des Prinzen der Unterwelt frustriert den Höllenhund, weil keiner seiner drei Köpfe die Gabe und den Fluch des Redens besitzt.</text:p>
          </table:table-cell>
        </table:table-row>
        <table:table-row table:style-name="ro2">
          <table:table-cell office:value-type="float" office:value="1751" calcext:value-type="float">
            <text:p>175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2M25S" calcext:value-type="time">
            <text:p>2:42:2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habe ich dir gesagt, Junge? Du verschwendest deine Zeit und die meinige. Was gibt es Neues aus meiner Unterwelt?</text:p>
          </table:table-cell>
        </table:table-row>
        <table:table-row table:style-name="ro2">
          <table:table-cell office:value-type="float" office:value="1752" calcext:value-type="float">
            <text:p>175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2M33S" calcext:value-type="time">
            <text:p>2:42:3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nicht, wie du es ertragen kannst.</text:p>
          </table:table-cell>
        </table:table-row>
        <table:table-row table:style-name="ro2">
          <table:table-cell office:value-type="float" office:value="1753" calcext:value-type="float">
            <text:p>175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2M36S" calcext:value-type="time">
            <text:p>2:42:3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a, wenigstens ein paar Dinge laufen noch immer wie am Schnürchen. Wenn du das nächste Mal zum Sterben aufbrichst, grüße die gequälten Seelen da draußen herzlich von mir.</text:p>
          </table:table-cell>
        </table:table-row>
        <table:table-row table:style-name="ro2">
          <table:table-cell office:value-type="float" office:value="1754" calcext:value-type="float">
            <text:p>175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2M49S" calcext:value-type="time">
            <text:p>2:42:49</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illes, ist dir in all deiner Zeit hier je der Schatten Daidalos begegnet? Ich habe da draußen einige seiner legendären Hämmer gefunden, aber von ihm keine Spur.</text:p>
          </table:table-cell>
        </table:table-row>
        <table:table-row table:style-name="ro2">
          <table:table-cell office:value-type="float" office:value="1755" calcext:value-type="float">
            <text:p>175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3M00S" calcext:value-type="time">
            <text:p>2:43:00</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 ist mir nie begegnet, nein. Dein Vater hält ihn ständig auf Trab mit all den Bauarbeiten und Renovierungen in seiner Unterwelt. Kein Wunder, dass seine alten Werkzeuge überall herumliegen. Ich gehe davon aus, dass du von ihnen Gebrauch machen konntest?</text:p>
          </table:table-cell>
        </table:table-row>
        <table:table-row table:style-name="ro2">
          <table:table-cell office:value-type="float" office:value="1756" calcext:value-type="float">
            <text:p>175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3M38S" calcext:value-type="time">
            <text:p>2:43:3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schon sagen, Bursche, du hast dich gut gemacht. Ich bin ziemlich beeindruckt! Und ich werde nicht mal für solche Schmeicheleien bezahlt, sondern nur fürs Herumstehen!</text:p>
          </table:table-cell>
        </table:table-row>
        <table:table-row table:style-name="ro2">
          <table:table-cell office:value-type="float" office:value="1757" calcext:value-type="float">
            <text:p>175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3M45S" calcext:value-type="time">
            <text:p>2:43:4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für deine aufmunternden Worte, Kumpel. Vielleicht hast du recht und eines Tages komme ich wirklich hier raus. He, falls ich nicht mehr wiederkomme, sitzt du dann hier bis in alle Ewigkeit fest.</text:p>
          </table:table-cell>
        </table:table-row>
        <table:table-row table:style-name="ro2">
          <table:table-cell office:value-type="float" office:value="1758" calcext:value-type="float">
            <text:p>175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3M53S" calcext:value-type="time">
            <text:p>2:43:5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h, hehehe, das isn guter Witz! Nein! Wahrscheinlich nicht. Da stand nichts im alten Vertrag drüber… huh.</text:p>
          </table:table-cell>
        </table:table-row>
        <table:table-row table:style-name="ro2">
          <table:table-cell office:value-type="float" office:value="1759" calcext:value-type="float">
            <text:p>175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4M32S" calcext:value-type="time">
            <text:p>2:44:32</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eine Brüder Hades und Poseidon kämpften einst tapfer an meiner Seite, das weißt du doch, Neffe? Wir besiegten die Titanen und setzten Recht und Gesetz auf der Erde durch. Dann stieg dein Vater in das Totenreich hinab, und seither haben wir uns kaum gesehen.</text:p>
          </table:table-cell>
        </table:table-row>
        <table:table-row table:style-name="ro2">
          <table:table-cell office:value-type="float" office:value="1760" calcext:value-type="float">
            <text:p>176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45M47S" calcext:value-type="time">
            <text:p>2:45: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Olympier wetteifern um deine Gunst, nicht wahr? Zu oft vergessen sie sich selbst. Sie zwingen dir ihre Segen auf, ich aber? Ich gebe dir nur eine Wahl.</text:p>
          </table:table-cell>
        </table:table-row>
        <table:table-row table:style-name="ro2">
          <table:table-cell office:value-type="float" office:value="1761" calcext:value-type="float">
            <text:p>176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50M45S" calcext:value-type="time">
            <text:p>2:50: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öge all der Tod, den du bringst, zum Stoff von Legenden werden, die sich Sterbliche furchtsam flüsternd auf der ganzen Welt erzählen, mein Vetter.</text:p>
          </table:table-cell>
        </table:table-row>
        <table:table-row table:style-name="ro2">
          <table:table-cell office:value-type="float" office:value="1762" calcext:value-type="float">
            <text:p>176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55M52S" calcext:value-type="time">
            <text:p>2:55:52</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 Mmmörder…</text:p>
          </table:table-cell>
        </table:table-row>
        <table:table-row table:style-name="ro2">
          <table:table-cell office:value-type="float" office:value="1763" calcext:value-type="float">
            <text:p>176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55M57S" calcext:value-type="time">
            <text:p>2:55:57</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e, du musst eine von Megs Schwestern sein. Nett, dich endlich kennenzulernen! Ich heiße Zagreus. Nicht Mörder. Ganz gewiss nicht.</text:p>
          </table:table-cell>
        </table:table-row>
        <table:table-row table:style-name="ro2">
          <table:table-cell office:value-type="float" office:value="1764" calcext:value-type="float">
            <text:p>176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56M06S" calcext:value-type="time">
            <text:p>2:56:06</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mmmörderrrrrrrr…!</text:p>
          </table:table-cell>
        </table:table-row>
        <table:table-row table:style-name="ro2">
          <table:table-cell office:value-type="float" office:value="1765" calcext:value-type="float">
            <text:p>176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56M13S" calcext:value-type="time">
            <text:p>2:56:1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 also ich habe vielleicht ein paar Dinge getan, auf die ich nicht unbedingt stolz bin, aber ich bin mir absolut sicher, dass ich niemanden ermordet habe.</text:p>
          </table:table-cell>
        </table:table-row>
        <table:table-row table:style-name="ro2">
          <table:table-cell office:value-type="float" office:value="1766" calcext:value-type="float">
            <text:p>176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2H56M20S" calcext:value-type="time">
            <text:p>2:56:2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mörderrrrrrrr…!</text:p>
          </table:table-cell>
        </table:table-row>
        <table:table-row table:style-name="ro2">
          <table:table-cell office:value-type="float" office:value="1767" calcext:value-type="float">
            <text:p>176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00M00S" calcext:value-type="time">
            <text:p>3:00:0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Von den unergründlichen Weiten in den finstersten Gefilden der Unterwelt hat selbst der ehrwürdige Hades keine Kenntnis, und doch gelingt es dem Prinzen, dort einen Weg zu finden.</text:p>
          </table:table-cell>
        </table:table-row>
        <table:table-row table:style-name="ro2">
          <table:table-cell office:value-type="float" office:value="1768" calcext:value-type="float">
            <text:p>176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05M03S" calcext:value-type="time">
            <text:p>3:05:03</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 Artemis! Das ist nur eine Kleinigkeit gemessen an eurer Gunst und Gnade.</text:p>
          </table:table-cell>
        </table:table-row>
        <table:table-row table:style-name="ro2">
          <table:table-cell office:value-type="float" office:value="1769" calcext:value-type="float">
            <text:p>176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05M11S" calcext:value-type="time">
            <text:p>3:05:11</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Moment mal, diese Gabe ist für mich? Ich, oh, das ist sehr aufmerksam, aber lass uns jetzt wieder jagen gehen, OK?</text:p>
          </table:table-cell>
        </table:table-row>
        <table:table-row table:style-name="ro2">
          <table:table-cell office:value-type="float" office:value="1770" calcext:value-type="float">
            <text:p>177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05M32S" calcext:value-type="time">
            <text:p>3:05:3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glaube, dir würde es hier auf dem Olymp gefallen… Es gibt jede Menge Festgelage, die Luft ist frisch und klar, und es ist viel heller als dort unten. Klingt traumhaft, oder?</text:p>
          </table:table-cell>
        </table:table-row>
        <table:table-row table:style-name="ro2">
          <table:table-cell office:value-type="float" office:value="1771" calcext:value-type="float">
            <text:p>177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14M13S" calcext:value-type="time">
            <text:p>3:14:1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immlische Pracht des Elysions, die nur den Größten unter den Sterblichen vorbehalten ist, ergoss sich in all ihrer Üppigkeit über den Prinzen mit den brennenden Füßen.</text:p>
          </table:table-cell>
        </table:table-row>
        <table:table-row table:style-name="ro2">
          <table:table-cell office:value-type="float" office:value="1772" calcext:value-type="float">
            <text:p>177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17M17S" calcext:value-type="time">
            <text:p>3:17:17</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Du hast schon von meinem Paps gehört, stimmt's, Vetter? Toller Typ. Allerdings verbringen wir nicht viel Zeit miteinander! Du weißt ja, wie das ist. Also, man sieht sich!</text:p>
          </table:table-cell>
        </table:table-row>
        <table:table-row table:style-name="ro2">
          <table:table-cell office:value-type="float" office:value="1773" calcext:value-type="float">
            <text:p>177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0M28S" calcext:value-type="time">
            <text:p>3:20:2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Auch dein Vater hat sich von mir abgewendet, Neffe, und wir beide wissen, was aus ihm geworden ist. Ich warne dich davor.</text:p>
          </table:table-cell>
        </table:table-row>
        <table:table-row table:style-name="ro2">
          <table:table-cell office:value-type="float" office:value="1774" calcext:value-type="float">
            <text:p>177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2M37S" calcext:value-type="time">
            <text:p>3:22:37</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Ach, solch kleinliches gezanke. Sollten wir da nicht drüber stehen, Zagreus?</text:p>
          </table:table-cell>
        </table:table-row>
        <table:table-row table:style-name="ro2">
          <table:table-cell office:value-type="float" office:value="1775" calcext:value-type="float">
            <text:p>177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3M32S" calcext:value-type="time">
            <text:p>3:23:32</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ier steht, dich hat ein Erhabener Langspeer wie ein Stück Fleisch aufgespießt, wow, ich wette, das hat sehr wehgetan! Schade, dass keine dicke, ledrige Hat oder sonst was hast, das dich in einer solchen Situation schützen könnte. Was soll’s!</text:p>
          </table:table-cell>
        </table:table-row>
        <table:table-row table:style-name="ro2">
          <table:table-cell office:value-type="float" office:value="1776" calcext:value-type="float">
            <text:p>177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3M50S" calcext:value-type="time">
            <text:p>3:23:50</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Ach, ich traue meinen Augen nicht, bist du's, Junge?! Kerberos, schau mal, wer da ist, er sit wieder da!</text:p>
          </table:table-cell>
        </table:table-row>
        <table:table-row table:style-name="ro2">
          <table:table-cell office:value-type="float" office:value="1777" calcext:value-type="float">
            <text:p>177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4M02S" calcext:value-type="time">
            <text:p>3:24:02</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blickt traurig zum Prinzen hin.</text:p>
          </table:table-cell>
        </table:table-row>
        <table:table-row table:style-name="ro2">
          <table:table-cell office:value-type="float" office:value="1778" calcext:value-type="float">
            <text:p>177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4M05S" calcext:value-type="time">
            <text:p>3:24:05</text:p>
          </table:table-cell>
          <table:table-cell office:value-type="string" calcext:value-type="string">
            <text:p>Zagreus</text:p>
          </table:table-cell>
          <table:table-cell office:value-type="string" calcext:value-type="string">
            <text:p>Kerberos</text:p>
          </table:table-cell>
          <table:table-cell office:value-type="string" calcext:value-type="string">
            <text:p>Hades</text:p>
          </table:table-cell>
          <table:table-cell office:value-type="string" calcext:value-type="string">
            <text:p>Gespräch</text:p>
          </table:table-cell>
          <table:table-cell office:value-type="string" calcext:value-type="string">
            <text:p>Thronsaal</text:p>
          </table:table-cell>
          <table:table-cell office:value-type="string" calcext:value-type="string">
            <text:p>Es ist nicht nötig, den Hund in die Sache hineinzuziehen, Vater.</text:p>
          </table:table-cell>
        </table:table-row>
        <table:table-row table:style-name="ro2">
          <table:table-cell office:value-type="float" office:value="1779" calcext:value-type="float">
            <text:p>177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4M08S" calcext:value-type="time">
            <text:p>3:24:08</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Was auch immer du zu sagen hast, sag es vor Kerberos! Vielleicht färben seine Aufmerksamkeit und Gehorsam sogar auf dich ab!</text:p>
          </table:table-cell>
        </table:table-row>
        <table:table-row table:style-name="ro2">
          <table:table-cell office:value-type="float" office:value="1780" calcext:value-type="float">
            <text:p>178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4M21S" calcext:value-type="time">
            <text:p>3:24:21</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Pass für mich auf Vater auf, mein Hündchen. Pass auf, dass er nicht allen die Laune verdirbt.</text:p>
          </table:table-cell>
        </table:table-row>
        <table:table-row table:style-name="ro2">
          <table:table-cell office:value-type="float" office:value="1781" calcext:value-type="float">
            <text:p>178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4M27S" calcext:value-type="time">
            <text:p>3:24:27</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verspricht, genau dies zu tun, auf seine eigene Weise.</text:p>
          </table:table-cell>
        </table:table-row>
        <table:table-row table:style-name="ro2">
          <table:table-cell office:value-type="float" office:value="1782" calcext:value-type="float">
            <text:p>178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5M11S" calcext:value-type="time">
            <text:p>3:25:11</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uss dich etwas fragen, Nyx. Warum stehst du eigentlich in Vaters Schuld? Vergib mir, dass ich gelauscht habe, es ist nur… Ich hörte euch beide miteinander reden und… es kam zur Sprache.</text:p>
          </table:table-cell>
        </table:table-row>
        <table:table-row table:style-name="ro2">
          <table:table-cell office:value-type="float" office:value="1783" calcext:value-type="float">
            <text:p>178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5M25S" calcext:value-type="time">
            <text:p>3:25:2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Ich war lange vor deinem Vater hier. Die Verantwortung zu regieren fiel an mich. Aber ich kam nicht allein zurecht. Ich gebe der Finsternis ihre Form und sorge für die Vollkommenheit des Reichs. Ich neige weniger dazu, Befragungen durchzuführen und Regeln durchzusetzen. Ich scheute vor derartigen Pflichten zurück.</text:p>
          </table:table-cell>
        </table:table-row>
        <table:table-row table:style-name="ro2">
          <table:table-cell office:value-type="float" office:value="1784" calcext:value-type="float">
            <text:p>178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5M41S" calcext:value-type="time">
            <text:p>3:25:41</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war zu viel, sogar für dich. Also… als Vater erschien… hießt du ihn willkommen? Er half?</text:p>
          </table:table-cell>
        </table:table-row>
        <table:table-row table:style-name="ro2">
          <table:table-cell office:value-type="float" office:value="1785" calcext:value-type="float">
            <text:p>178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5M49S" calcext:value-type="time">
            <text:p>3:25:4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ar ihm gegenüber zunächst ziemlich skeptisch. Ich dachte, seine Gegenwart sei lediglich ein grausamer Trick des Schicksals. Aber… er arbeitete fleißig, von Anfang an. Schon bald sorgte er für Ordnung. Ich schuf dieses Haus für ihn und halte es auch heute noch instand. Wir befinden uns weiterhin in einer Partnerschaft. In einer wechselseitigen Abhängigkeit.</text:p>
          </table:table-cell>
        </table:table-row>
        <table:table-row table:style-name="ro2">
          <table:table-cell office:value-type="float" office:value="1786" calcext:value-type="float">
            <text:p>178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6M12S" calcext:value-type="time">
            <text:p>3:26:1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 hat dich nie ausgenutzt? Deine Großzügigkeit?</text:p>
          </table:table-cell>
        </table:table-row>
        <table:table-row table:style-name="ro2">
          <table:table-cell office:value-type="float" office:value="1787" calcext:value-type="float">
            <text:p>178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6M16S" calcext:value-type="time">
            <text:p>3:26:16</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Kind. Das hat er nicht. Er ist mir gegenüber manchmal kurz angebunden, wie du weißt. Aber das ist alles. Wir haben Wege gefunden, Meinungsverschiedenheiten zu beseitigen. Doch dein Verhältnis mit ihm… ist wesentlich komplizierter als das meinige, fürchte ich…</text:p>
          </table:table-cell>
        </table:table-row>
        <table:table-row table:style-name="ro2">
          <table:table-cell office:value-type="float" office:value="1788" calcext:value-type="float">
            <text:p>178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6M55S" calcext:value-type="time">
            <text:p>3:26:55</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ähm, hallo, eure Hoheit? Ich wollte dir nur sagen, wenn du hier herauskommst, werde ich, oder, vielmehr, werden wir dich vermissen. Hier überall. OK? Dann auf Wiedersehen…!</text:p>
          </table:table-cell>
        </table:table-row>
        <table:table-row table:style-name="ro2">
          <table:table-cell office:value-type="float" office:value="1789" calcext:value-type="float">
            <text:p>178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7M19S" calcext:value-type="time">
            <text:p>3:27:19</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ürde dich zu einem Trank einladen, aber ich weiß, dir steht eine Aufgabe bevor, und Alkohol benebelt die Sinne. Das ist unter den meisten Umständen ein Glück, außer den deinen. Geh nur, und ich werde ein Glas für uns beide trinken.</text:p>
          </table:table-cell>
        </table:table-row>
        <table:table-row table:style-name="ro2">
          <table:table-cell office:value-type="float" office:value="1790" calcext:value-type="float">
            <text:p>179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7M32S" calcext:value-type="time">
            <text:p>3:27:3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in andermal, Achilles. Ich wollte nur kurz hereinschauen und gehe bald wieder.</text:p>
          </table:table-cell>
        </table:table-row>
        <table:table-row table:style-name="ro2">
          <table:table-cell office:value-type="float" office:value="1791" calcext:value-type="float">
            <text:p>179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8M29S" calcext:value-type="time">
            <text:p>3:28:2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kelly, du hast dieses uralte Blut erwähnt, das ich im Tartaros gefunden habe. Weißt du zufällig, was ich damit anfangen soll?</text:p>
          </table:table-cell>
        </table:table-row>
        <table:table-row table:style-name="ro2">
          <table:table-cell office:value-type="float" office:value="1792" calcext:value-type="float">
            <text:p>179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8M35S" calcext:value-type="time">
            <text:p>3:28:3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Ahnung! Es hat jedenfalls nichts mit deinen Infernalen Waffen zu tun. Und wie ich höre, hast du zu einigen von denen immer noch keinen Zugang?</text:p>
          </table:table-cell>
        </table:table-row>
        <table:table-row table:style-name="ro2">
          <table:table-cell office:value-type="float" office:value="1793" calcext:value-type="float">
            <text:p>179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29M37S" calcext:value-type="time">
            <text:p>3:29:37</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r wird es auf dem Olymp gefallen, kleiner Gott. Die Luft ist herrlich klar und frisch, die Gärten sind üppig und die Festgelage zahlreich…! Dürfte das Gegenteil von dem sein, was du bisher gewohnt warst!</text:p>
          </table:table-cell>
        </table:table-row>
        <table:table-row table:style-name="ro2">
          <table:table-cell office:value-type="float" office:value="1794" calcext:value-type="float">
            <text:p>179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30M44S" calcext:value-type="time">
            <text:p>3:30:4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table-cell office:value-type="float" office:value="1795" calcext:value-type="float">
            <text:p>179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36M17S" calcext:value-type="time">
            <text:p>3:36:1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ow, heh, du bist sicher an die reizende Aphrodite geraten, hab ich Recht oder hab ich Recht, Zag? Doch ich hab genau das Richtige, das zu ihr passt!</text:p>
          </table:table-cell>
        </table:table-row>
        <table:table-row table:style-name="ro2">
          <table:table-cell office:value-type="float" office:value="1796" calcext:value-type="float">
            <text:p>179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36M54S" calcext:value-type="time">
            <text:p>3:36:5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eure Hoheit, stimmt etwas nicht, oder bist du nur auf der Durchreise? Freut mich natürlich, dass wir neuerdings öfter ein Schwätzchen wie jetzt halten können.</text:p>
          </table:table-cell>
        </table:table-row>
        <table:table-row table:style-name="ro2">
          <table:table-cell office:value-type="float" office:value="1797" calcext:value-type="float">
            <text:p>179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37M01S" calcext:value-type="time">
            <text:p>3:37:01</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syphos, versteh mich nicht falsch, aber… warum hilfst du mir? Mein Vater hat dich zur ewigen Folter verurteilt, und dennoch begrüßt du mich jedes Mal mit einem Lächeln.</text:p>
          </table:table-cell>
        </table:table-row>
        <table:table-row table:style-name="ro2">
          <table:table-cell office:value-type="float" office:value="1798" calcext:value-type="float">
            <text:p>179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37M12S" calcext:value-type="time">
            <text:p>3:37:12</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a! Komm schon, Prinz Z., ich bin einfach so! Außerdem bist du nicht dein Vater, den Göttern sei Dank! Du schienst schon immer ein anständiger Kerl zu sein, und wenn du sagst, dass du von hier weggehen möchtest, na, dann kann ich das einfach nachvollziehen.</text:p>
          </table:table-cell>
        </table:table-row>
        <table:table-row table:style-name="ro2">
          <table:table-cell office:value-type="float" office:value="1799" calcext:value-type="float">
            <text:p>179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38M17S" calcext:value-type="time">
            <text:p>3:38:1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usstest du, mein Vetter, dass du seit Beginn deiner Mission mehr als hundert Gegnern den Garaus machtest? Die Zahl stimmt, denn ich zähle mit. Und ich bin höchst beeindruckt.</text:p>
          </table:table-cell>
        </table:table-row>
        <table:table-row table:style-name="ro2">
          <table:table-cell office:value-type="float" office:value="1800" calcext:value-type="float">
            <text:p>180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42M04S" calcext:value-type="time">
            <text:p>3:42:0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rrrrrgggghhh…</text:p>
          </table:table-cell>
        </table:table-row>
        <table:table-row table:style-name="ro2">
          <table:table-cell office:value-type="float" office:value="1801" calcext:value-type="float">
            <text:p>180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42M18S" calcext:value-type="time">
            <text:p>3:42: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ill ehrlich sein, Zagreus. Nach allem, was wir durchgemacht haben… war das Letzte, was ich dir wünschte, auf meine Schwestern zu treffen.</text:p>
          </table:table-cell>
        </table:table-row>
        <table:table-row table:style-name="ro2">
          <table:table-cell office:value-type="float" office:value="1802" calcext:value-type="float">
            <text:p>180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42M27S" calcext:value-type="time">
            <text:p>3:42:27</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kann mir gar nicht vorstellen, warum. Wir hatten eine wunderbare Zeit bei unserem ersten Kennenlernen. Wir haben zusammen gelacht und geweint. Ich bedaure nur, dass du nicht dabei sein konntest.</text:p>
          </table:table-cell>
        </table:table-row>
        <table:table-row table:style-name="ro2">
          <table:table-cell office:value-type="float" office:value="1803" calcext:value-type="float">
            <text:p>180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42M34S" calcext:value-type="time">
            <text:p>3:42:3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ja keine Ahnung. Es gibt einen guten Grund dafür, dass sie keinen Zutritt mehr im Haus haben. Aber das bringt mich zurück zum Thema. Los! Einer von uns muss jetzt zurück nach Hause.</text:p>
          </table:table-cell>
        </table:table-row>
        <table:table-row table:style-name="ro2">
          <table:table-cell office:value-type="float" office:value="1804" calcext:value-type="float">
            <text:p>180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48M53S" calcext:value-type="time">
            <text:p>3:48:53</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ast du jemals das Gefühl, dass das Leben zu schnell vergeht, Boss? Kann man von Dionysios nicht sagen, wie du vermutlich weißt. Veranstaltet aber tolle Gelage!</text:p>
          </table:table-cell>
        </table:table-row>
        <table:table-row table:style-name="ro2">
          <table:table-cell office:value-type="float" office:value="1805" calcext:value-type="float">
            <text:p>180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3H51M37S" calcext:value-type="time">
            <text:p>3:51:37</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table-cell office:value-type="float" office:value="1806" calcext:value-type="float">
            <text:p>180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1M43S" calcext:value-type="time">
            <text:p>4:01:4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Lethe, der verschleierte Fluss des Vergessens, der die heiligen Gemächer des Elysions durchströmt, betäubt alten Schmerz und Erinnerungen der edlen Schatten die dort hausen.</text:p>
          </table:table-cell>
        </table:table-row>
        <table:table-row table:style-name="ro2">
          <table:table-cell office:value-type="float" office:value="1807" calcext:value-type="float">
            <text:p>180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5M04S" calcext:value-type="time">
            <text:p>4:05:0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Na, da schau einer an, du hast Exagryph, das Geschütz aus Adamant! Macht zu viel Lärm, als Jagdwaffe nur schwer zu gebrauchen. Ein schöner leiser Bogen ist viel besser, doch jede, wie sie’s mag.</text:p>
          </table:table-cell>
        </table:table-row>
        <table:table-row table:style-name="ro2">
          <table:table-cell office:value-type="float" office:value="1808" calcext:value-type="float">
            <text:p>180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8M17S" calcext:value-type="time">
            <text:p>4:08:1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ag mir, Junge, hat dir die sengende Hitze in Asphodel gefallen? Du hattest sicher geglaubt, sie würde dir weniger ausmachen.</text:p>
          </table:table-cell>
        </table:table-row>
        <table:table-row table:style-name="ro2">
          <table:table-cell office:value-type="float" office:value="1809" calcext:value-type="float">
            <text:p>180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8M26S" calcext:value-type="time">
            <text:p>4:08:2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nichts gegen einen Klimawechsel. Auch wenn es ein wenig unbehaglich wird.</text:p>
          </table:table-cell>
        </table:table-row>
        <table:table-row table:style-name="ro2">
          <table:table-cell office:value-type="float" office:value="1810" calcext:value-type="float">
            <text:p>181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8M30S" calcext:value-type="time">
            <text:p>4:08:3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eißt noch nicht, was echtes Unbehagen ist. Tartaros zu verlassen ist nichts im Vergleich zu dem, was dich noch erwartet.</text:p>
          </table:table-cell>
        </table:table-row>
        <table:table-row table:style-name="ro2">
          <table:table-cell office:value-type="float" office:value="1811" calcext:value-type="float">
            <text:p>1811</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8M47S" calcext:value-type="time">
            <text:p>4:08:47</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allo, mein braves Hündchen, ich bin's nun wieder. Ich muss sagen, dass es da draußen recht gefährlich ist, auch wenn du nicht ständig Wache stehst.</text:p>
          </table:table-cell>
        </table:table-row>
        <table:table-row table:style-name="ro2">
          <table:table-cell office:value-type="float" office:value="1812" calcext:value-type="float">
            <text:p>1812</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8M55S" calcext:value-type="time">
            <text:p>4:08:5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Der ehrwürdige Höllenhund reagiert kaum auf das Gerede des leise sprechenden Prinzen, wohl wissend, dass die Unterwelt nicht so scharf bewacht ist wie früher.</text:p>
          </table:table-cell>
        </table:table-row>
        <table:table-row table:style-name="ro2">
          <table:table-cell office:value-type="float" office:value="1813" calcext:value-type="float">
            <text:p>1813</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9M45S" calcext:value-type="time">
            <text:p>4:09:4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Verwandten, die Olympier… Sie möchten dir helfen, zu entkommen, nicht wahr. Ich hoffe nur, dass ihre Absichten so rein sind, wie sie scheinen. Sie verstehen sich nicht gut mit deinem Vater.</text:p>
          </table:table-cell>
        </table:table-row>
        <table:table-row table:style-name="ro2">
          <table:table-cell office:value-type="float" office:value="1814" calcext:value-type="float">
            <text:p>1814</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09M57S" calcext:value-type="time">
            <text:p>4:09:5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ich bei unserer letzten Begegnung auch nicht. Ich werde jede Hilfe annehmen, um auszubrechen.</text:p>
          </table:table-cell>
        </table:table-row>
        <table:table-row table:style-name="ro2">
          <table:table-cell office:value-type="float" office:value="1815" calcext:value-type="float">
            <text:p>1815</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10M02S" calcext:value-type="time">
            <text:p>4:10:02</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freut mich, dies zu hören. Ich habe zu viele gekannt, die zu stolz waren, Hilfe anzunehmen, selbst wenn es bitter nötig war. Sei aber vorsichtig, Junge.</text:p>
          </table:table-cell>
        </table:table-row>
        <table:table-row table:style-name="ro2">
          <table:table-cell office:value-type="float" office:value="1816" calcext:value-type="float">
            <text:p>1816</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10M20S" calcext:value-type="time">
            <text:p>4:10:20</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Du hast unbestritten recht, was für ein Dummkopf…! Aber ich muss wieder an die Arbeit. Die nächste Runde gebe ich aus, Dusa, und mach's gut.</text:p>
          </table:table-cell>
        </table:table-row>
        <table:table-row table:style-name="ro2">
          <table:table-cell office:value-type="float" office:value="1817" calcext:value-type="float">
            <text:p>1817</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10M29S" calcext:value-type="time">
            <text:p>4:10:29</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auch, Fräulein Meg, und danke für den Trank! Bis dann…!</text:p>
          </table:table-cell>
        </table:table-row>
        <table:table-row table:style-name="ro2">
          <table:table-cell office:value-type="float" office:value="1818" calcext:value-type="float">
            <text:p>1818</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11M35S" calcext:value-type="time">
            <text:p>4:11:3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ährend du da draußen warst, ist was ganz Seltsames passiert, Bursche. Eine deiner Waffenhalterungen da drüben hat plötzlich ganz unheimlich zu glühen angefangen! Ich konnte es aus dem Augenwinkel sehen!</text:p>
          </table:table-cell>
        </table:table-row>
        <table:table-row table:style-name="ro2">
          <table:table-cell office:value-type="float" office:value="1819" calcext:value-type="float">
            <text:p>1819</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11M46S" calcext:value-type="time">
            <text:p>4:11:46</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eruhige dich, Skelly. Ich bin mir sicher, dass das für eine legendäre, fast schon empfindungsfähige, seit dem Anbeginn der Zeit existierende Waffe, mit der die Titanen getötet wurden, völlig normal ist.</text:p>
          </table:table-cell>
        </table:table-row>
        <table:table-row table:style-name="ro2">
          <table:table-cell office:value-type="float" office:value="1820" calcext:value-type="float">
            <text:p>1820</text:p>
          </table:table-cell>
          <table:table-cell office:value-type="string" calcext:value-type="string">
            <text:p>GraumenGaming</text:p>
          </table:table-cell>
          <table:table-cell office:value-type="string" calcext:value-type="string">
            <text:p>https://www.youtube.com/watch?v=tdbxVe4wBtk&amp;list=PL7sgMYzU-D1LW93DxRPuod180JlAU1GYL&amp;index=2</text:p>
          </table:table-cell>
          <table:table-cell office:value-type="string" calcext:value-type="string">
            <text:p>gg02</text:p>
          </table:table-cell>
          <table:table-cell office:value-type="time" office:time-value="PT04H11M54S" calcext:value-type="time">
            <text:p>4:11:5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Mehr war da nicht! Deine Waffen sind schon ganz schön zum Einsatz gekommen, Bursche. Du nimmst sie wirklich hart ran, deshalb mögen sie dich vielleicht sogar. Sie haben sich ein bisschen locker gemacht, verstehst du? So wie du und ich!</text:p>
          </table:table-cell>
        </table:table-row>
        <table:table-row table:style-name="ro2">
          <table:table-cell office:value-type="float" office:value="1821" calcext:value-type="float">
            <text:p>182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04M12S" calcext:value-type="time">
            <text:p>0:04:1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Nicht jeder auf dem Olymp ist eine totale Enttäuschung, Zagreus. Eines Tages lernst du vielleicht Kallisto kennen, sie geht immer mit mir auf die Jagd! Ich wette, hier unten triffst du nicht viele Waldnymphen an.</text:p>
          </table:table-cell>
        </table:table-row>
        <table:table-row table:style-name="ro2">
          <table:table-cell office:value-type="float" office:value="1822" calcext:value-type="float">
            <text:p>182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06M00S" calcext:value-type="time">
            <text:p>0:06:00</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missmutige Artemis hat wohl Verbindung mit dir aufgenommen? Das ist ja reizend, mein Lieber! Pass bei ihr nur auf, dass du abrupte Bewegungen vermeidest, ja?</text:p>
          </table:table-cell>
        </table:table-row>
        <table:table-row table:style-name="ro2">
          <table:table-cell office:value-type="float" office:value="1823" calcext:value-type="float">
            <text:p>182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09M09S" calcext:value-type="time">
            <text:p>0:09:0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deine entferneten Verwandten inzwischen kennengelernt. Unser Auftreten ist nicht dasselber, und wir stimmen oft nicht überein. Doch wir alle wünschen dir das Beste.</text:p>
          </table:table-cell>
        </table:table-row>
        <table:table-row table:style-name="ro2">
          <table:table-cell office:value-type="float" office:value="1824" calcext:value-type="float">
            <text:p>182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13M34S" calcext:value-type="time">
            <text:p>0:13:3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rrnmmmm….</text:p>
          </table:table-cell>
        </table:table-row>
        <table:table-row table:style-name="ro2">
          <table:table-cell office:value-type="float" office:value="1825" calcext:value-type="float">
            <text:p>182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15M56S" calcext:value-type="time">
            <text:p>0:15:56</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kein Gott. Du bist nur ein Stück Abschaum. Du wurdest hier hineingeboren. Und du willst nichts davon!</text:p>
          </table:table-cell>
        </table:table-row>
        <table:table-row table:style-name="ro2">
          <table:table-cell office:value-type="float" office:value="1826" calcext:value-type="float">
            <text:p>182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16M04S" calcext:value-type="time">
            <text:p>0:16:04</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cheinbar hast du mich komplett durchschaut. Und ich dachte, wir sind immer noch dabei, uns besser kennenzulernen.</text:p>
          </table:table-cell>
        </table:table-row>
        <table:table-row table:style-name="ro2">
          <table:table-cell office:value-type="float" office:value="1827" calcext:value-type="float">
            <text:p>182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16M10S" calcext:value-type="time">
            <text:p>0:16:10</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Tss. Nun gut. Du willst wissen, was ich möchte? Hier, ich zeig’s dir.</text:p>
          </table:table-cell>
        </table:table-row>
        <table:table-row table:style-name="ro2">
          <table:table-cell office:value-type="float" office:value="1828" calcext:value-type="float">
            <text:p>182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23M31S" calcext:value-type="time">
            <text:p>0:23:31</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 heißt wohl, du hast dem Fährmann das Lösegeld gezahlt, und welchen Preis er auch verlangt hat, es hat sich gelohnt.</text:p>
          </table:table-cell>
        </table:table-row>
        <table:table-row table:style-name="ro2">
          <table:table-cell office:value-type="float" office:value="1829" calcext:value-type="float">
            <text:p>182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26M38S" calcext:value-type="time">
            <text:p>0:26:38</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 Artemis! Ich bin dir zu Dank verpflichtet für die Kraft und List, die du mir verliehen hast.</text:p>
          </table:table-cell>
        </table:table-row>
        <table:table-row table:style-name="ro2">
          <table:table-cell office:value-type="float" office:value="1830" calcext:value-type="float">
            <text:p>183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26M44S" calcext:value-type="time">
            <text:p>0:26:4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Zagreus, ich bin sprachlos… ich kann nur danke sagen!</text:p>
          </table:table-cell>
        </table:table-row>
        <table:table-row table:style-name="ro2">
          <table:table-cell office:value-type="float" office:value="1831" calcext:value-type="float">
            <text:p>183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1M21S" calcext:value-type="time">
            <text:p>0:41:2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ht aus, als hätte dich gerade ein Erhabener Großschild vernichtend geschlagen, huh. Hattest du versucht, ihn in einem Augenblick der Unachtsamkeit anzugreifen? Oder war er einfach zu keiner Zeit unachtsam. Oh…</text:p>
          </table:table-cell>
        </table:table-row>
        <table:table-row table:style-name="ro2">
          <table:table-cell office:value-type="float" office:value="1832" calcext:value-type="float">
            <text:p>183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1M44S" calcext:value-type="time">
            <text:p>0:41:4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Du warst eine Weile weg…</text:p>
          </table:table-cell>
        </table:table-row>
        <table:table-row table:style-name="ro2">
          <table:table-cell office:value-type="float" office:value="1833" calcext:value-type="float">
            <text:p>183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1M48S" calcext:value-type="time">
            <text:p>0:41:4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Mutter finden. Egal, wie lange es dauert.</text:p>
          </table:table-cell>
        </table:table-row>
        <table:table-row table:style-name="ro2">
          <table:table-cell office:value-type="float" office:value="1834" calcext:value-type="float">
            <text:p>183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1M55S" calcext:value-type="time">
            <text:p>0:41: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Zum allerletzten Mal: Ich verbiete es dir, in meinem Haus über diese Frau zu sprechen. Wenn du unbedingt mehr über sie erfahren willst, geh sie suchen.</text:p>
          </table:table-cell>
        </table:table-row>
        <table:table-row table:style-name="ro2">
          <table:table-cell office:value-type="float" office:value="1835" calcext:value-type="float">
            <text:p>183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4M24S" calcext:value-type="time">
            <text:p>0:44:2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Wie ich höre. Hast du mich von meiner ewigen Strafe befreit. Drum bin ich hierher zurückgekehrt und diene nun deinem Vater. Danke.</text:p>
          </table:table-cell>
        </table:table-row>
        <table:table-row table:style-name="ro2">
          <table:table-cell office:value-type="float" office:value="1836" calcext:value-type="float">
            <text:p>183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4M35S" calcext:value-type="time">
            <text:p>0:44:35</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du bist zurück! Solange du dich nicht bei Vater unbeliebt machst, musst du dir keine Sorgen machen. Außerdem… im Augenblick ist er, glaube ich, wütender auf mich.</text:p>
          </table:table-cell>
        </table:table-row>
        <table:table-row table:style-name="ro2">
          <table:table-cell office:value-type="float" office:value="1837" calcext:value-type="float">
            <text:p>183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5M09S" calcext:value-type="time">
            <text:p>0:45:0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betrübt mich, mein Freund. Aber falls du gekommen bist, um mich um ein Lied zu bitten, muss ich die gleiche Antwort wie immer geben.</text:p>
          </table:table-cell>
        </table:table-row>
        <table:table-row table:style-name="ro2">
          <table:table-cell office:value-type="float" office:value="1838" calcext:value-type="float">
            <text:p>183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5M39S" calcext:value-type="time">
            <text:p>0:45:39</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illes, ich bin da draußen Megs Schwestern begegnet. Wir haben uns nicht gerade gut verstanden. Meg sagte, sie dürften das Haus nicht betreten. Ich will mich ja nicht beschweren, aber wieso?</text:p>
          </table:table-cell>
        </table:table-row>
        <table:table-row table:style-name="ro2">
          <table:table-cell office:value-type="float" office:value="1839" calcext:value-type="float">
            <text:p>183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5M52S" calcext:value-type="time">
            <text:p>0:45:52</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 haben es sich nicht verdient, Junge. Und auch nich den Wunsch geäußert, sich zu uns zu gesellen. Dein Vater hat ihnen bestimmte Rollen zugewiesen, die ihren Neigungen entsprechen. Sie sind nach meiner Erfahrung… nicht so vernünftig wie Megaira.</text:p>
          </table:table-cell>
        </table:table-row>
        <table:table-row table:style-name="ro2">
          <table:table-cell office:value-type="float" office:value="1840" calcext:value-type="float">
            <text:p>184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6M08S" calcext:value-type="time">
            <text:p>0:46:0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hatte ich befürchtet. Doch Furcht ist für die Schwachen.</text:p>
          </table:table-cell>
        </table:table-row>
        <table:table-row table:style-name="ro2">
          <table:table-cell office:value-type="float" office:value="1841" calcext:value-type="float">
            <text:p>184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6M29S" calcext:value-type="time">
            <text:p>0:46:2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dies mag merkwürdig klingen, aber… weißt du, was die Schicksalsgöttinnen für mich planen? Sie sind deine Töchter, nicht?</text:p>
          </table:table-cell>
        </table:table-row>
        <table:table-row table:style-name="ro2">
          <table:table-cell office:value-type="float" office:value="1842" calcext:value-type="float">
            <text:p>184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6M37S" calcext:value-type="time">
            <text:p>0:46:37</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drei Schicksalsgöttinnen sind meine Töchter, ja, mein Kind. Doch weiß ich nicht mehr über ihr Walten als die einfältigen Sterblichen dort droben. Nicht einmal die Olympier wissen, wie die Schicksalsgöttinnen ihre Fäden spinnen.</text:p>
          </table:table-cell>
        </table:table-row>
        <table:table-row table:style-name="ro2">
          <table:table-cell office:value-type="float" office:value="1843" calcext:value-type="float">
            <text:p>184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7M16S" calcext:value-type="time">
            <text:p>0:47:1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ah, hoffe, du hast einen angenehmen Aufenthalt! Auch wenn du nicht mehr hier leben möchtest, eure Hoheit!</text:p>
          </table:table-cell>
        </table:table-row>
        <table:table-row table:style-name="ro2">
          <table:table-cell office:value-type="float" office:value="1844" calcext:value-type="float">
            <text:p>184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8M40S" calcext:value-type="time">
            <text:p>0:48:4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table-cell office:value-type="float" office:value="1845" calcext:value-type="float">
            <text:p>184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48M53S" calcext:value-type="time">
            <text:p>0:48:5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table-cell office:value-type="float" office:value="1846" calcext:value-type="float">
            <text:p>184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50M11S" calcext:value-type="time">
            <text:p>0:50:11</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hast meine Pfeilspitze aus Adamant! Normalerweise ist sie zum Töten da, doch mir hilft sie, dich noch leichter auspüren [sic], sogar hier im Dunkeln. Jetzt wo ich dich gefunden habe… hier!</text:p>
          </table:table-cell>
        </table:table-row>
        <table:table-row table:style-name="ro2">
          <table:table-cell office:value-type="float" office:value="1847" calcext:value-type="float">
            <text:p>184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54M24S" calcext:value-type="time">
            <text:p>0:54:24</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st dir je Alekto begegnet, Sisyphos? Die garstigere Schwester der Erinye Megaira. Wir haben einander kürzlich kennengelernt, sie und ich.</text:p>
          </table:table-cell>
        </table:table-row>
        <table:table-row table:style-name="ro2">
          <table:table-cell office:value-type="float" office:value="1848" calcext:value-type="float">
            <text:p>184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54M32S" calcext:value-type="time">
            <text:p>0:54:32</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h, glücklicherweise habe ich sie selbst nicht häufig gesehen, Prinz Z. Und wenn ich so überlege, was ich gesehen und gehört habe, verzichte ich gern noch ein Weilchen länger darauf! Ich hoffe, sie macht dir nicht allzu viel Ärger.</text:p>
          </table:table-cell>
        </table:table-row>
        <table:table-row table:style-name="ro1">
          <table:table-cell office:value-type="float" office:value="1849" calcext:value-type="float">
            <text:p>184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56M35S" calcext:value-type="time">
            <text:p>0:56:3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table:style-name="ce1" office:value-type="string" calcext:value-type="string">
            <text:p>Neffe, bist du wohl schon bereit, die überragende Macht, die ich dir nun gewähren werde, auch zu nutzen? Unterschätze diesen Segen nicht, und nutze ihn weise.</text:p>
          </table:table-cell>
        </table:table-row>
        <table:table-row table:style-name="ro2">
          <table:table-cell office:value-type="float" office:value="1850" calcext:value-type="float">
            <text:p>185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0H58M19S" calcext:value-type="time">
            <text:p>0:58:1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scheint ungehörig, aus dem Vorrat unrechtmäßig beschaffter Waren dieses höchst unangenehmen Fährmanns Verbindung aufzunehmen. Trotzdem, es war eine Gelegenheit.</text:p>
          </table:table-cell>
        </table:table-row>
        <table:table-row table:style-name="ro2">
          <table:table-cell office:value-type="float" office:value="1851" calcext:value-type="float">
            <text:p>185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02M33S" calcext:value-type="time">
            <text:p>1:02:33</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1852" calcext:value-type="float">
            <text:p>185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02M37S" calcext:value-type="time">
            <text:p>1:02:37</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m… wie wär’s mit nein? Kein Mord. Kein Mord!</text:p>
          </table:table-cell>
        </table:table-row>
        <table:table-row table:style-name="ro2">
          <table:table-cell office:value-type="float" office:value="1853" calcext:value-type="float">
            <text:p>185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02M44S" calcext:value-type="time">
            <text:p>1:02:44</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1854" calcext:value-type="float">
            <text:p>185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08M55S" calcext:value-type="time">
            <text:p>1:08: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Möchtest du mir vielleicht einen Hinweis darauf geben, welche Art von abscheulichem Ungetüm mich auf der nächsten infernalen Insel erwartet, Charon, Kumpel?</text:p>
          </table:table-cell>
        </table:table-row>
        <table:table-row table:style-name="ro2">
          <table:table-cell office:value-type="float" office:value="1855" calcext:value-type="float">
            <text:p>185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09M02S" calcext:value-type="time">
            <text:p>1:09:0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eehhhhhhh….</text:p>
          </table:table-cell>
        </table:table-row>
        <table:table-row table:style-name="ro2">
          <table:table-cell office:value-type="float" office:value="1856" calcext:value-type="float">
            <text:p>185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10M59S" calcext:value-type="time">
            <text:p>1:10:59</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spüre, dass die scheue Artemis dir Beachtung schenkt, stimmt das, Neffe?! Die meisten von uns meidet sie, wenn sie also an dir Gefallen findet, wunderbar!</text:p>
          </table:table-cell>
        </table:table-row>
        <table:table-row table:style-name="ro2">
          <table:table-cell office:value-type="float" office:value="1857" calcext:value-type="float">
            <text:p>185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5M28S" calcext:value-type="time">
            <text:p>1:25:28</text:p>
          </table:table-cell>
          <table:table-cell office:value-type="string" calcext:value-type="string">
            <text:p>Zagreus</text:p>
          </table:table-cell>
          <table:table-cell office:value-type="string" calcext:value-type="string">
            <text:p>Hypno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Überraschung, Hypnos! Ich habe hier etwas für dich.</text:p>
          </table:table-cell>
        </table:table-row>
        <table:table-row table:style-name="ro2">
          <table:table-cell office:value-type="float" office:value="1858" calcext:value-type="float">
            <text:p>185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5M31S" calcext:value-type="time">
            <text:p>1:25:3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hoa whoa whoa, das kannst du hier nicht reinbringen! Hah, kleiner Scherz, danke! Aber warte, ich habe auch was für dich, schau!</text:p>
          </table:table-cell>
        </table:table-row>
        <table:table-row table:style-name="ro2">
          <table:table-cell office:value-type="float" office:value="1859" calcext:value-type="float">
            <text:p>185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5M45S" calcext:value-type="time">
            <text:p>1:25: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Lass mich raten: Einer der Erhabenen Starkbogen hat dich erwischt, stimmt’s? Beim nächsten Mal steh nicht herum, so wie jetzt, dann treffen deine Gegner vielleicht nicht wieder so leicht ins Schwarze!</text:p>
          </table:table-cell>
        </table:table-row>
        <table:table-row table:style-name="ro2">
          <table:table-cell office:value-type="float" office:value="1860" calcext:value-type="float">
            <text:p>186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5M57S" calcext:value-type="time">
            <text:p>1:25:57</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Es ist offensichtlich, dass du ihm hilfst, obwohl ich dich nachdrücklich anwies, dies zu unterlassen. Was soll ich jetzt nach deiner Meinung tun, Nyx? Was würdest du an meiner Stelle tun? Täuschung, in meinem eigenen Haus und Heim…! Antworte mir.</text:p>
          </table:table-cell>
        </table:table-row>
        <table:table-row table:style-name="ro2">
          <table:table-cell office:value-type="float" office:value="1861" calcext:value-type="float">
            <text:p>186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6M16S" calcext:value-type="time">
            <text:p>1:26:16</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ades, meine Beziehung zu ihm bleibt unverändert. Es ist die gleiche Beziehung seit damals, als du mich batest, mich um ihn zu kümmern. Er hat meine volle Unterstützung, jetzt und immerdar. Das musst du dich wissen. Er möchte jetzt gehen. Ich werde keinen Versuch machen, ihn davon abzuhalten.</text:p>
          </table:table-cell>
        </table:table-row>
        <table:table-row table:style-name="ro2">
          <table:table-cell office:value-type="float" office:value="1862" calcext:value-type="float">
            <text:p>186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6M36S" calcext:value-type="time">
            <text:p>1:26:36</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Tss. Was nützt ihr alle schon? Es ist nicht einmal dein Sohn, und doch verhätschelst du ihn. Du weißt ebenso gut wie ich, dass er keinen Erfolg haben wird. Du füllst seinen Kopf mit gefährlichen Trugbildern. Wenn es das ist, was du für ihn willst, nur zu! Nur weiter so.</text:p>
          </table:table-cell>
        </table:table-row>
        <table:table-row table:style-name="ro2">
          <table:table-cell office:value-type="float" office:value="1863" calcext:value-type="float">
            <text:p>186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7M01S" calcext:value-type="time">
            <text:p>1:27:01</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schrecklich ruhig hier, wenn du unterwegs bist, weißt du? Mir ist das ein bisschen unangenehm, ehrlich gesagt, weil ich doch der Musikant dieses Hofes bin.</text:p>
          </table:table-cell>
        </table:table-row>
        <table:table-row table:style-name="ro2">
          <table:table-cell office:value-type="float" office:value="1864" calcext:value-type="float">
            <text:p>186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7M11S" calcext:value-type="time">
            <text:p>1:27:1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falls du beschließt, deine Leier wieder erklingen zu lassen, dann wird hier gewiss niemand etwas dagegen einzuwenden haben. Aber pass auf dich auf, ja?</text:p>
          </table:table-cell>
        </table:table-row>
        <table:table-row table:style-name="ro2">
          <table:table-cell office:value-type="float" office:value="1865" calcext:value-type="float">
            <text:p>186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8M13S" calcext:value-type="time">
            <text:p>1:28:13</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stets treue Kerberos bleibt unerschütterlich an seinem Platz.</text:p>
          </table:table-cell>
        </table:table-row>
        <table:table-row table:style-name="ro2">
          <table:table-cell office:value-type="float" office:value="1866" calcext:value-type="float">
            <text:p>186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8M46S" calcext:value-type="time">
            <text:p>1:28:4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uss schon sagen, Junge! Die Schicksalsliste wurde auf dein Geheiß aus den alten Archiven geholt und direkt in deine Gemächer gebracht? Wie kühn! Und dann auch noch direkt vor den Augen deines Vaters.</text:p>
          </table:table-cell>
        </table:table-row>
        <table:table-row table:style-name="ro2">
          <table:table-cell office:value-type="float" office:value="1867" calcext:value-type="float">
            <text:p>186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8M57S" calcext:value-type="time">
            <text:p>1:28:5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das? Das war doch bloß eine Aufgabe des Baumeisters unter vielen, Herr, weiter nichts. Außerdem ist es ja nicht gerade so, als wäre irgendwas auf der Liste erledigt worden, solange sie in den Archiven verstaubte!</text:p>
          </table:table-cell>
        </table:table-row>
        <table:table-row table:style-name="ro2">
          <table:table-cell office:value-type="float" office:value="1868" calcext:value-type="float">
            <text:p>186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9M04S" calcext:value-type="time">
            <text:p>1:29:0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so ist’s recht, denke ich. Wenn ich eines weiß, dann dass die drei Schicksalsgöttinnen immer ihren Willen bekommen. Aber wenn du ihnen dabei behilflich sein möchtest, dann vergelten sie möglicherweise Gleiches mit Gleichem.</text:p>
          </table:table-cell>
        </table:table-row>
        <table:table-row table:style-name="ro2">
          <table:table-cell office:value-type="float" office:value="1869" calcext:value-type="float">
            <text:p>186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29M51S" calcext:value-type="time">
            <text:p>1:29:5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er Tapferkeit des furchtlosen Achilles ist an der Wand des Prinzen ein Denkmal gesetzt, als ob es helfen könnte, Mut zu fassen.</text:p>
          </table:table-cell>
        </table:table-row>
        <table:table-row table:style-name="ro2">
          <table:table-cell office:value-type="float" office:value="1870" calcext:value-type="float">
            <text:p>187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0M47S" calcext:value-type="time">
            <text:p>1:30:4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table-cell office:value-type="float" office:value="1871" calcext:value-type="float">
            <text:p>187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0M57S" calcext:value-type="time">
            <text:p>1:30:5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table-cell office:value-type="float" office:value="1872" calcext:value-type="float">
            <text:p>187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1M03S" calcext:value-type="time">
            <text:p>1:31:0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table-cell office:value-type="float" office:value="1873" calcext:value-type="float">
            <text:p>187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3M42S" calcext:value-type="time">
            <text:p>1:33:42</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gibt da etwas, das ich dir sagen möchte, Zagreus: Deiner Kindheit brauchst du dich nicht zu schämen. Auch viele von uns auf dem Olymp wurden unter den merkwürdigsten Umständen geboren und aufgezogen. Eines Tages werde ich dir meine Geschichte erzählen.</text:p>
          </table:table-cell>
        </table:table-row>
        <table:table-row table:style-name="ro2">
          <table:table-cell office:value-type="float" office:value="1874" calcext:value-type="float">
            <text:p>187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5M11S" calcext:value-type="time">
            <text:p>1:35:11</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as wollen wir unternehmen, wenn du endlich hier bist? Wir können vielleicht ausgehen und uns mit Sterblichen treffen! Ich kenne viele junge Damen und Herren, die dich sehr gern kennenlernen würden.</text:p>
          </table:table-cell>
        </table:table-row>
        <table:table-row table:style-name="ro2">
          <table:table-cell office:value-type="float" office:value="1875" calcext:value-type="float">
            <text:p>187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6M22S" calcext:value-type="time">
            <text:p>1:36:22</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 wir nun Bekanntschaft schließen, Sohn des Hades, will ich eines ganz deutlich sagen: Ich fürchte, für Gespräche fehlt mir die Geduld. Bitte beschränke dich bei deinen Besuchen auf das Zuhören, dann nimm mein Zeichen an, und dann entferne dich. Antworte nur, wenn es sein muss. Oder wenn du aufgefordert wirst. Ja?</text:p>
          </table:table-cell>
        </table:table-row>
        <table:table-row table:style-name="ro2">
          <table:table-cell office:value-type="float" office:value="1876" calcext:value-type="float">
            <text:p>187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6M41S" calcext:value-type="time">
            <text:p>1:36:41</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Einfach zuhören. Genau das tue ich auch, wenn ich diese Botschaften von den Olympiern empfange. Moment, ihr habt mich doch gerade aufgefordert, Gebierter Chaos, nicht wahr? Oder hätte ich jetzt schweigen sollen?</text:p>
          </table:table-cell>
        </table:table-row>
        <table:table-row table:style-name="ro2">
          <table:table-cell office:value-type="float" office:value="1877" calcext:value-type="float">
            <text:p>187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6M50S" calcext:value-type="time">
            <text:p>1:36:5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kann dir keinen Rat geben. Doch du wurdest aufgefordert, ja. Du darfst dann offen sprechen, oder auch jederzeit, trotz meines Wunsches, das nicht zu tun. Generell bevorzuge ich absolute Stille. Du magst das anders sehen.</text:p>
          </table:table-cell>
        </table:table-row>
        <table:table-row table:style-name="ro2">
          <table:table-cell office:value-type="float" office:value="1878" calcext:value-type="float">
            <text:p>187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8M51S" calcext:value-type="time">
            <text:p>1:38:51</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 du hast bereits einen Segen von Athene empfangen, Klein-Hades! Sie ist immer so vorsichtig, die Gute. Doch hier, ich sorg dafür, dass du ein bisschen Spaß hast, nur für den Fall!</text:p>
          </table:table-cell>
        </table:table-row>
        <table:table-row table:style-name="ro2">
          <table:table-cell office:value-type="float" office:value="1879" calcext:value-type="float">
            <text:p>187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9M20S" calcext:value-type="time">
            <text:p>1:39:20</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syphos, hattest du hier schon mal Zusammenstöße mit der Erinye Tisiphone? Ich glaube, sie redet nicht viel.</text:p>
          </table:table-cell>
        </table:table-row>
        <table:table-row table:style-name="ro2">
          <table:table-cell office:value-type="float" office:value="1880" calcext:value-type="float">
            <text:p>188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9M27S" calcext:value-type="time">
            <text:p>1:39:2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Tisiphone. Ja klar, hatte ich Prinz Z. Sie hat sogar schon etliche Male vorbeigeschaut, genau gesagt. Dann ist sie also wieder da?</text:p>
          </table:table-cell>
        </table:table-row>
        <table:table-row table:style-name="ro2">
          <table:table-cell office:value-type="float" office:value="1881" calcext:value-type="float">
            <text:p>188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9M36S" calcext:value-type="time">
            <text:p>1:39:36</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as ist sie. Allerdings ist sie wohl wegen mir wieder da. Ich werde sie für alle Fälle nach besten Kräften auf Trab halten.</text:p>
          </table:table-cell>
        </table:table-row>
        <table:table-row table:style-name="ro2">
          <table:table-cell office:value-type="float" office:value="1882" calcext:value-type="float">
            <text:p>188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39M44S" calcext:value-type="time">
            <text:p>1:39:4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chön von dir, Prinz. Sie ist diejenige unter den drei Schwestern, auf deren Besuch ich am meisten verzichten kann. Aber falls sie doch vorbeischaut, na, dann ist es eben so.</text:p>
          </table:table-cell>
        </table:table-row>
        <table:table-row table:style-name="ro2">
          <table:table-cell office:value-type="float" office:value="1883" calcext:value-type="float">
            <text:p>188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45M07S" calcext:value-type="time">
            <text:p>1:45:0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es tatsächlich geschafft, Zagreus. Mein Schwestern sind zurückgekehrt. Wir alle drei haben nun denselben Auftrag.</text:p>
          </table:table-cell>
        </table:table-row>
        <table:table-row table:style-name="ro2">
          <table:table-cell office:value-type="float" office:value="1884" calcext:value-type="float">
            <text:p>188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45M12S" calcext:value-type="time">
            <text:p>1:45:1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Oh, ich würde sagen, dass das äußerst überheblich von dir ist.</text:p>
          </table:table-cell>
        </table:table-row>
        <table:table-row table:style-name="ro2">
          <table:table-cell office:value-type="float" office:value="1885" calcext:value-type="float">
            <text:p>188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45M15S" calcext:value-type="time">
            <text:p>1:45:1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st es überheblich von mir, dass ich mich auf gewisse Weise geehrt fühle, die Aufmerksamkeit der Erinyen auf mich gezogen zu haben?</text:p>
          </table:table-cell>
        </table:table-row>
        <table:table-row table:style-name="ro2">
          <table:table-cell office:value-type="float" office:value="1886" calcext:value-type="float">
            <text:p>188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49M01S" calcext:value-type="time">
            <text:p>1:49:01</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Boss, du hast dich sicher bei dem Gedanken ertappt: Hermes ist echt schnell! Wieso hat es dann solange gedauert, bis er hier aufgekreuzt ist? Nun, ich fürchte, das geht dich nichts an. Aber! Es liegt nicht daran, dass ich zu spät gekommen bin. Ich komme nie zu spät.</text:p>
          </table:table-cell>
        </table:table-row>
        <table:table-row table:style-name="ro2">
          <table:table-cell office:value-type="float" office:value="1887" calcext:value-type="float">
            <text:p>188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51M26S" calcext:value-type="time">
            <text:p>1:51:26</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Eine unvernünftige, strafwürdige Entscheidung. Doch wenn du die Folgen tragen möchtest, einverstanden.</text:p>
          </table:table-cell>
        </table:table-row>
        <table:table-row table:style-name="ro2">
          <table:table-cell office:value-type="float" office:value="1888" calcext:value-type="float">
            <text:p>188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52M33S" calcext:value-type="time">
            <text:p>1:52:3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denke, wir verstehen uns nun besser, nicht wahr. Wollen wir einfach weitermachen und dich hier rausholen?</text:p>
          </table:table-cell>
        </table:table-row>
        <table:table-row table:style-name="ro2">
          <table:table-cell office:value-type="float" office:value="1889" calcext:value-type="float">
            <text:p>188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54M30S" calcext:value-type="time">
            <text:p>1:54:30</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eit unserer letzten Begegnung hat deine Reise dich sehr weit nach unten geführt, mein Vetter. Und das heißt, du hast Unzähligen den Tod gebracht. Dafür muss ich dich loben.</text:p>
          </table:table-cell>
        </table:table-row>
        <table:table-row table:style-name="ro2">
          <table:table-cell office:value-type="float" office:value="1890" calcext:value-type="float">
            <text:p>189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1H56M08S" calcext:value-type="time">
            <text:p>1:56:0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s möchtest du denn diesmal, eure königliche Hoheit, hmm?</text:p>
          </table:table-cell>
        </table:table-row>
        <table:table-row table:style-name="ro2">
          <table:table-cell office:value-type="float" office:value="1891" calcext:value-type="float">
            <text:p>189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0M00S" calcext:value-type="time">
            <text:p>2:10:0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errlich bedrohliche Fassade der großen elysischen Arena ragt hoch vor dem aufsässigen Prinzen auf. Als ob sie ihn zu einem Wettstreit reizen wollte, den er unmöglich gewinnen kann.</text:p>
          </table:table-cell>
        </table:table-row>
        <table:table-row table:style-name="ro2">
          <table:table-cell office:value-type="float" office:value="1892" calcext:value-type="float">
            <text:p>189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0M21S" calcext:value-type="time">
            <text:p>2:10:21</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Halt, Feind! Du wirst keinen einzigen Schritt weiter ans Licht des Tages tun, solange ich hier bin.</text:p>
          </table:table-cell>
        </table:table-row>
        <table:table-row table:style-name="ro2">
          <table:table-cell office:value-type="float" office:value="1893" calcext:value-type="float">
            <text:p>189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0M30S" calcext:value-type="time">
            <text:p>2:10:30</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Zwei gegen einen. Scheint kaum gerecht zu sein…. Ach, was soll's! &lt;Schnauben&gt; Töten wir ihn, dann haben wir's hinter uns, König.</text:p>
          </table:table-cell>
        </table:table-row>
        <table:table-row table:style-name="ro2">
          <table:table-cell office:value-type="float" office:value="1894" calcext:value-type="float">
            <text:p>189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0M37S" calcext:value-type="time">
            <text:p>2:10:37</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Theseus?! Der Stier von Minos?! Ihr zwei seid Legenden! Es wäre mir eine Ehre, hier mit euch einen sportlichen Wettkampf auszutragen!</text:p>
          </table:table-cell>
        </table:table-row>
        <table:table-row table:style-name="ro2">
          <table:table-cell office:value-type="float" office:value="1895" calcext:value-type="float">
            <text:p>189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0M45S" calcext:value-type="time">
            <text:p>2:10:45</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h, ein unverhohlener Versuch, mich von meiner Gesinnung abzubringen. Verteidige dich, du Unhold! Mögen die Götter dir Gnade walten lassen, denn ich werde das nicht!</text:p>
          </table:table-cell>
        </table:table-row>
        <table:table-row table:style-name="ro2">
          <table:table-cell office:value-type="float" office:value="1896" calcext:value-type="float">
            <text:p>189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3M10S" calcext:value-type="time">
            <text:p>2:13:10</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meist recht ruhig, wenn ich den Teich des Styx bewache. Aber in letzter Zeit ist schwer was los! Erst vorhin tauchte jemand unvermutet auf! Du glaubst nicht, wie ich dreinschaute, als ich merkte, dass das nicht du warst.</text:p>
          </table:table-cell>
        </table:table-row>
        <table:table-row table:style-name="ro2">
          <table:table-cell office:value-type="float" office:value="1897" calcext:value-type="float">
            <text:p>189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3M27S" calcext:value-type="time">
            <text:p>2:13:2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 ist fort, Junge. Sie ist fort. Du wirst sie niemals aufspüren. Ich dachte, du wärest inzwischen von allein zu diesem Schluss gekommen. Aber anscheinend muss es gesagt werden.</text:p>
          </table:table-cell>
        </table:table-row>
        <table:table-row table:style-name="ro2">
          <table:table-cell office:value-type="float" office:value="1898" calcext:value-type="float">
            <text:p>189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3M42S" calcext:value-type="time">
            <text:p>2:13:4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meinst Mutter [sic] Woher willst du das überhaupt wissen? Du hast auch gesagt, es sei unmöglich, die Oberfläche zu erreichen, und jetzt trennen mich nur wenige Schritte von ihr.</text:p>
          </table:table-cell>
        </table:table-row>
        <table:table-row table:style-name="ro2">
          <table:table-cell office:value-type="float" office:value="1899" calcext:value-type="float">
            <text:p>189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3M49S" calcext:value-type="time">
            <text:p>2:13:4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meine letzte Warnung an dich, Junge, lass diese sinnlose Suche sein. Oder die Folgen werden viel schlimmer sein als alles, was du bisher erlebt hast.</text:p>
          </table:table-cell>
        </table:table-row>
        <table:table-row table:style-name="ro2">
          <table:table-cell office:value-type="float" office:value="1900" calcext:value-type="float">
            <text:p>190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4M07S" calcext:value-type="time">
            <text:p>2:14:0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dich eine ganze Weile nicht gesehen, Junge. Du hast wohl beim letzten Mal das Elysion erreicht.</text:p>
          </table:table-cell>
        </table:table-row>
        <table:table-row table:style-name="ro2">
          <table:table-cell office:value-type="float" office:value="1901" calcext:value-type="float">
            <text:p>190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4M12S" calcext:value-type="time">
            <text:p>2:14:1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timmt, Achilles. Dort wimmelt es nur so von großen Kriegern, die noch immer rauflustig sind. Nicht gerade das, was ich erwartet hatte.</text:p>
          </table:table-cell>
        </table:table-row>
        <table:table-row table:style-name="ro2">
          <table:table-cell office:value-type="float" office:value="1902" calcext:value-type="float">
            <text:p>190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4M19S" calcext:value-type="time">
            <text:p>2:14:19</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Vater hat alle angeheuert, die besonders willig sind, sich dir zu stellen. Für sie steht zweifellos viel auf dem Spiel, und wenn es auch nur der Stolz ist, ihre Pflicht getan zu haben. Allerdings glaube ich, dass dieser Stolz auch immer ihre Schwäche sein wird.</text:p>
          </table:table-cell>
        </table:table-row>
        <table:table-row table:style-name="ro2">
          <table:table-cell office:value-type="float" office:value="1903" calcext:value-type="float">
            <text:p>190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4M35S" calcext:value-type="time">
            <text:p>2:14:3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ist, Kind? Ist etwas nicht in Ordnung?</text:p>
          </table:table-cell>
        </table:table-row>
        <table:table-row table:style-name="ro2">
          <table:table-cell office:value-type="float" office:value="1904" calcext:value-type="float">
            <text:p>190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4M39S" calcext:value-type="time">
            <text:p>2:14:3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es ist nur… Die jüngsten Renovierungen des Baumeisters… Vater sagte mir, du kümmerst dich um alles. Hör mal, ganz unter uns, und ich werde es nicht wieder erwähnen, aber… danke. Von Herzen.</text:p>
          </table:table-cell>
        </table:table-row>
        <table:table-row table:style-name="ro2">
          <table:table-cell office:value-type="float" office:value="1905" calcext:value-type="float">
            <text:p>190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4M54S" calcext:value-type="time">
            <text:p>2:14:5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Ja, lass uns darüber kein weiteres Wort verlieren. Ich helfe aber gern.</text:p>
          </table:table-cell>
        </table:table-row>
        <table:table-row table:style-name="ro2">
          <table:table-cell office:value-type="float" office:value="1906" calcext:value-type="float">
            <text:p>190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5M01S" calcext:value-type="time">
            <text:p>2:15:01</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Wir waren uns von Anfang nicht grün. Das ist wohl normal, wenn man Titanenblut entsprungen ist. Es ist gut, dass wir uns seitdem nicht häufig über den Weg gelaufen sind.</text:p>
          </table:table-cell>
        </table:table-row>
        <table:table-row table:style-name="ro2">
          <table:table-cell office:value-type="float" office:value="1907" calcext:value-type="float">
            <text:p>190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5M11S" calcext:value-type="time">
            <text:p>2:15:11</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Aber sie sind doch deine Schwestern... Deine Familie! Ihr müsst doch irgendwelche Gemeinsamkeiten haben oder einen Weg finden können, euch zu vertragen?</text:p>
          </table:table-cell>
        </table:table-row>
        <table:table-row table:style-name="ro2">
          <table:table-cell office:value-type="float" office:value="1908" calcext:value-type="float">
            <text:p>190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5M20S" calcext:value-type="time">
            <text:p>2:15:20</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stehst mir wesentlich näher als meine Schwestern, Dusa. Ich bin nicht immer mit dem Ehrwürdigen Hades einer Meinung, aber ich bin dankbar, dass sie dieses Haus nicht betreten dürfen.</text:p>
          </table:table-cell>
        </table:table-row>
        <table:table-row table:style-name="ro2">
          <table:table-cell office:value-type="float" office:value="1909" calcext:value-type="float">
            <text:p>190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5M47S" calcext:value-type="time">
            <text:p>2:15:4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er stets vor Tatendrang strotzende Prinz sieht sich, selbst angesichts dieser einladenden, bequemen Sitzanordnung, die sich nun in seinen Gemächern befindet, nicht in der Lage, stillzusitzen.</text:p>
          </table:table-cell>
        </table:table-row>
        <table:table-row table:style-name="ro2">
          <table:table-cell office:value-type="float" office:value="1910" calcext:value-type="float">
            <text:p>191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6M29S" calcext:value-type="time">
            <text:p>2:16:2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flink, Bursche! Setze deinen feinen Sput ein, um deine Gegner immer schön in Atem zu halten! Lass dich nicht von ihnen beim Stillstehen erwischen!</text:p>
          </table:table-cell>
        </table:table-row>
        <table:table-row table:style-name="ro2">
          <table:table-cell office:value-type="float" office:value="1911" calcext:value-type="float">
            <text:p>191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6M37S" calcext:value-type="time">
            <text:p>2:16:3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purte wie verrückt, statt stillzustehen. Das ist gar kein so übler Rat.</text:p>
          </table:table-cell>
        </table:table-row>
        <table:table-row table:style-name="ro2">
          <table:table-cell office:value-type="float" office:value="1912" calcext:value-type="float">
            <text:p>191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18M22S" calcext:value-type="time">
            <text:p>2:18:22</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 Vater Hades und mein Vater Zeus haben seit einiger Zeit nichts voneinander gehört, und Zeus verweigert uns eine Erklärung. Zwischen den beiden hat sich etwas zugetragen. Vielleicht weißt du mehr als ich.</text:p>
          </table:table-cell>
        </table:table-row>
        <table:table-row table:style-name="ro2">
          <table:table-cell office:value-type="float" office:value="1913" calcext:value-type="float">
            <text:p>191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1M09S" calcext:value-type="time">
            <text:p>2:21:09</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chau an, Malphon, die Zwillingsfäuste, verschmolzen mit deinen tüchtigen Händen! So viele Waffen wirken mittelbar. Mit Malphon kommst du der Zerstörung so nahe, wie es nur irgend geht.</text:p>
          </table:table-cell>
        </table:table-row>
        <table:table-row table:style-name="ro2">
          <table:table-cell office:value-type="float" office:value="1914" calcext:value-type="float">
            <text:p>191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1M44S" calcext:value-type="time">
            <text:p>2:21:4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chau, Prinz, ich bin nicht nachtragend, das weißt du. Wer diesen Felsblock einmal so lange wie ich geschoben hat, hält sich nicht mehr mit belanglosen Dingen auf. So, für den Fall, dass dir die Flucht diesmal gelingt, wollte ich dir nur sagen, dass es ein echtes vergnügen war.</text:p>
          </table:table-cell>
        </table:table-row>
        <table:table-row table:style-name="ro2">
          <table:table-cell office:value-type="float" office:value="1915" calcext:value-type="float">
            <text:p>191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1M58S" calcext:value-type="time">
            <text:p>2:21:5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as Gefühl beruht auf Gegenseitigkeit, Herr. Eines Tages musst du mir erzählen, wie du Vater hinters Licht geführt hast. Vielleicht lerne ich etwas dabei.</text:p>
          </table:table-cell>
        </table:table-row>
        <table:table-row table:style-name="ro2">
          <table:table-cell office:value-type="float" office:value="1916" calcext:value-type="float">
            <text:p>191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6M43S" calcext:value-type="time">
            <text:p>2:26:4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be gehört, was passiert ist. Du hast den Flammenfluss überquert. Du hast es tatsächlich geschafft.</text:p>
          </table:table-cell>
        </table:table-row>
        <table:table-row table:style-name="ro2">
          <table:table-cell office:value-type="float" office:value="1917" calcext:value-type="float">
            <text:p>191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6M48S" calcext:value-type="time">
            <text:p>2:26:4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 Hydra war allerdings ein ganz schönes Miststück. Miststücke. Aber das klingt ja fast so, als ob du von mir beeindruckt wärst, Meg! Ich fühle mich direkt geschmeichelt!</text:p>
          </table:table-cell>
        </table:table-row>
        <table:table-row table:style-name="ro2">
          <table:table-cell office:value-type="float" office:value="1918" calcext:value-type="float">
            <text:p>191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6M56S" calcext:value-type="time">
            <text:p>2:26:5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erde dir schon bald etwas anderes zu spüren geben. Ich weiß nicht, wie du das zustande gebracht hast. Aber dadurch wird sich nichts ändern.</text:p>
          </table:table-cell>
        </table:table-row>
        <table:table-row table:style-name="ro2">
          <table:table-cell office:value-type="float" office:value="1919" calcext:value-type="float">
            <text:p>191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9M35S" calcext:value-type="time">
            <text:p>2:29:3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Wie ich höre, glauben Zeus und seine Sippe auf dem Berg Olymp, dass du der Sohn von Hades und der Göttin Nyx bist? Von diesem Trugschluss zu erfahren, hat mich belustigt. Nyx war für viele in der Unterwelt wie eine Mutter, warum nicht auch für dich?</text:p>
          </table:table-cell>
        </table:table-row>
        <table:table-row table:style-name="ro2">
          <table:table-cell office:value-type="float" office:value="1920" calcext:value-type="float">
            <text:p>192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9M52S" calcext:value-type="time">
            <text:p>2:29:52</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Meine leibliche Mutter ist sie zwar nicht, doch sie behandelt mich wie eine Mutter ihren Sohn. Kennt ihr sie?</text:p>
          </table:table-cell>
        </table:table-row>
        <table:table-row table:style-name="ro2">
          <table:table-cell office:value-type="float" office:value="1921" calcext:value-type="float">
            <text:p>192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29M58S" calcext:value-type="time">
            <text:p>2:29:5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selbstverständlich kenne ich die Göttin Nyx recht gut. Obgleich es eine Weile her ist, seit wir zuletzt Umgang hatten, und ich fürchte… Nun, ich war damals nicht besonders freundlich. Ich hoffe doch, dass es Nyx gut geht.</text:p>
          </table:table-cell>
        </table:table-row>
        <table:table-row table:style-name="ro2">
          <table:table-cell office:value-type="float" office:value="1922" calcext:value-type="float">
            <text:p>192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34M44S" calcext:value-type="time">
            <text:p>2:34:44</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Mann, ich hab gehört, Athene hat schon mit dir gesprochen? Sie ist cool. Wirst du merken, wenn du sie erstmal kennenlernst. Hier! Ich hab was, das zu ihrem Stil passen dürfte.</text:p>
          </table:table-cell>
        </table:table-row>
        <table:table-row table:style-name="ro2">
          <table:table-cell office:value-type="float" office:value="1923" calcext:value-type="float">
            <text:p>192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38M58S" calcext:value-type="time">
            <text:p>2:38:5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 Charon, ich bin jetzt in Asphodel, oder? Es hieß doch immer, es sei eine mit Blumen übersäte Wiese und nicht eine so… furchterregende Höllenlandschaft.</text:p>
          </table:table-cell>
        </table:table-row>
        <table:table-row table:style-name="ro2">
          <table:table-cell office:value-type="float" office:value="1924" calcext:value-type="float">
            <text:p>192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39M07S" calcext:value-type="time">
            <text:p>2:39:0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hhaaaaaaahhh….</text:p>
          </table:table-cell>
        </table:table-row>
        <table:table-row table:style-name="ro2">
          <table:table-cell office:value-type="float" office:value="1925" calcext:value-type="float">
            <text:p>192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47M46S" calcext:value-type="time">
            <text:p>2:47:4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bereits auf den Recken getroffen, den König. Mal sehen, ob du es mit ihm erneut aufnehmen kannst.</text:p>
          </table:table-cell>
        </table:table-row>
        <table:table-row table:style-name="ro2">
          <table:table-cell office:value-type="float" office:value="1926" calcext:value-type="float">
            <text:p>192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47M51S" calcext:value-type="time">
            <text:p>2:47:51</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einst wohl, mit euch beiden zusammen. Was mir nicht sehr gerecht erscheint.</text:p>
          </table:table-cell>
        </table:table-row>
        <table:table-row table:style-name="ro2">
          <table:table-cell office:value-type="float" office:value="1927" calcext:value-type="float">
            <text:p>192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47M55S" calcext:value-type="time">
            <text:p>2:47:5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Leben ist eben nicht besonders gerecht, Knirps. Und auch nicht der Tod. Ich hätte eigentlich erwartet, dass du das weißt. Aber hier hast du deinen gerechten Kampf.</text:p>
          </table:table-cell>
        </table:table-row>
        <table:table-row table:style-name="ro2">
          <table:table-cell office:value-type="float" office:value="1928" calcext:value-type="float">
            <text:p>192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2M15S" calcext:value-type="time">
            <text:p>2:52:1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oow, nicht zu fassen, du bist gegen den Minotaurus angetreten! Kein Wunder, dass du wieder hier bist! Er ist nicht aufzuhalten, das weiß doch jeder. Besonders ich! He, könntest du ihn für mich um ein Autogramm bitten, wenn du ihm das nächste Mal begegnest?</text:p>
          </table:table-cell>
        </table:table-row>
        <table:table-row table:style-name="ro2">
          <table:table-cell office:value-type="float" office:value="1929" calcext:value-type="float">
            <text:p>192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2M33S" calcext:value-type="time">
            <text:p>2:52:33</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Schau mal, was ich dir mitgebracht habe, mein braves Hündchen…!</text:p>
          </table:table-cell>
        </table:table-row>
        <table:table-row table:style-name="ro2">
          <table:table-cell office:value-type="float" office:value="1930" calcext:value-type="float">
            <text:p>193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2M38S" calcext:value-type="time">
            <text:p>2:52:38</text:p>
          </table:table-cell>
          <table:table-cell office:value-type="string" calcext:value-type="string">
            <text:p>Erzählinstanz</text:p>
          </table:table-cell>
          <table:table-cell table:number-columns-repeated="2"/>
          <table:table-cell office:value-type="string" calcext:value-type="string">
            <text:p>Nektar</text:p>
          </table:table-cell>
          <table:table-cell office:value-type="string" calcext:value-type="string">
            <text:p>Thronsaal</text:p>
          </table:table-cell>
          <table:table-cell office:value-type="string" calcext:value-type="string">
            <text:p>Als einer der Köpfe des Kerberos das Geschenk des Prinzen entgegennimmt, legt ihm ein anderer Kopf etwas in die Hand.</text:p>
          </table:table-cell>
        </table:table-row>
        <table:table-row table:style-name="ro2">
          <table:table-cell office:value-type="float" office:value="1931" calcext:value-type="float">
            <text:p>193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2M53S" calcext:value-type="time">
            <text:p>2:52:53</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verharrt vollkommen bewegungslos.</text:p>
          </table:table-cell>
        </table:table-row>
        <table:table-row table:style-name="ro2">
          <table:table-cell office:value-type="float" office:value="1932" calcext:value-type="float">
            <text:p>193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3M08S" calcext:value-type="time">
            <text:p>2:53:08</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riefst nach deinem ergebenen Hofmusikanten, ehrwürdiger Hades, Herr? Damit meine ich natürlich mich.</text:p>
          </table:table-cell>
        </table:table-row>
        <table:table-row table:style-name="ro2">
          <table:table-cell office:value-type="float" office:value="1933" calcext:value-type="float">
            <text:p>1933</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3M15S" calcext:value-type="time">
            <text:p>2:53:15</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Nun, Orpheus… Wenn du jetzt genug von deinem kleinen Abstecher in die Abründe des Tartaros hast, würde ich dich gern noch einmal bitten: Spiele uns ein Lied. Oder ich werde das nächste Mal bei deiner Bestrafung nicht mehr so viel Milde walten lassen.</text:p>
          </table:table-cell>
        </table:table-row>
        <table:table-row table:style-name="ro2">
          <table:table-cell office:value-type="float" office:value="1934" calcext:value-type="float">
            <text:p>1934</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3M32S" calcext:value-type="time">
            <text:p>2:53:32</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ach so. Ich muss mich erneut entschuldigen, ehrwürdiger Hades, Herr. Denn leider verspüre ich noch nicht wieder den Wunsch, zu singen. Trotz deiner Überredungskunst. Und das, ähm, ist mein letztes Wort zu diesem Thema. Vorläufig.</text:p>
          </table:table-cell>
        </table:table-row>
        <table:table-row table:style-name="ro2">
          <table:table-cell office:value-type="float" office:value="1935" calcext:value-type="float">
            <text:p>1935</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3M49S" calcext:value-type="time">
            <text:p>2:53:49</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st das so…? Dann werde ich wohl warten. Ich habe alle Geduld der Welt.</text:p>
          </table:table-cell>
        </table:table-row>
        <table:table-row table:style-name="ro2">
          <table:table-cell office:value-type="float" office:value="1936" calcext:value-type="float">
            <text:p>1936</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4M08S" calcext:value-type="time">
            <text:p>2:54:0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Na, wie war es da oben, Zagreus? Im Elysion. Du musst uns deine Niederlagen gegen die besten Kämpen in allen Einzelheiten schildern.</text:p>
          </table:table-cell>
        </table:table-row>
        <table:table-row table:style-name="ro2">
          <table:table-cell office:value-type="float" office:value="1937" calcext:value-type="float">
            <text:p>1937</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4M17S" calcext:value-type="time">
            <text:p>2:54:17</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Du warst noch nie dort, oder. Es ist… üppig? Sagt man das? Man fühlt sich dort der Oberfläche näher. Dem Himmel näher.</text:p>
          </table:table-cell>
        </table:table-row>
        <table:table-row table:style-name="ro2">
          <table:table-cell office:value-type="float" office:value="1938" calcext:value-type="float">
            <text:p>1938</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4M26S" calcext:value-type="time">
            <text:p>2:54:2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ie poetisch. Du hättest das alles im Rahmen deiner Pflichten sehen können. Stattdessen marschierst du einfach hinein. Und ziehst den Zorn gefallener Recken auf dich, die im Dienst deines Vaters stehen.</text:p>
          </table:table-cell>
        </table:table-row>
        <table:table-row table:style-name="ro2">
          <table:table-cell office:value-type="float" office:value="1939" calcext:value-type="float">
            <text:p>1939</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4M56S" calcext:value-type="time">
            <text:p>2:54:56</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du weißt doch bestimmt etwas darüber, warum Vater die Beziehungen mit den Olympiern abbrach, oder?</text:p>
          </table:table-cell>
        </table:table-row>
        <table:table-row table:style-name="ro2">
          <table:table-cell office:value-type="float" office:value="1940" calcext:value-type="float">
            <text:p>1940</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5M01S" calcext:value-type="time">
            <text:p>2:55:0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r dein Vater kann diese Frage beantworten, Kind. Ich kann dir nicht mehr sagen, als du bereits weißt.</text:p>
          </table:table-cell>
        </table:table-row>
        <table:table-row table:style-name="ro2">
          <table:table-cell office:value-type="float" office:value="1941" calcext:value-type="float">
            <text:p>1941</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6M10S" calcext:value-type="time">
            <text:p>2:56:1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ag mal, Skelly, ich nehme nicht an, dass du mir sagen kannst, wie die berüchtigten Zwillingsfäuste Malphon genau hier in diesem Hof gelandet sind, oder?</text:p>
          </table:table-cell>
        </table:table-row>
        <table:table-row table:style-name="ro2">
          <table:table-cell office:value-type="float" office:value="1942" calcext:value-type="float">
            <text:p>1942</text:p>
          </table:table-cell>
          <table:table-cell office:value-type="string" calcext:value-type="string">
            <text:p>GraumenGaming</text:p>
          </table:table-cell>
          <table:table-cell office:value-type="string" calcext:value-type="string">
            <text:p>https://www.youtube.com/watch?v=d1DedpsJeF0&amp;list=PL7sgMYzU-D1LW93DxRPuod180JlAU1GYL&amp;index=3</text:p>
          </table:table-cell>
          <table:table-cell office:value-type="string" calcext:value-type="string">
            <text:p>gg03</text:p>
          </table:table-cell>
          <table:table-cell office:value-type="time" office:time-value="PT02H56M17S" calcext:value-type="time">
            <text:p>2:56:1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in, damit habe ich absolut nichts zu tun, Bursche. Will sagen, ich habe überhaupt nichts gesehen! Und selbst wenn ich etwas gesehen hätte, gehört es nicht zu den Dingen, für die ich bezahlt werde! Gibt es denn niemanden in deiner schicken Hütte, der dafür bezahlt wird, ein Auge auf solche Dinge zu haben? Frag doch den!</text:p>
          </table:table-cell>
        </table:table-row>
        <table:table-row table:style-name="ro2">
          <table:table-cell office:value-type="float" office:value="1943" calcext:value-type="float">
            <text:p>194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03M00S" calcext:value-type="time">
            <text:p>0:03:00</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liebe diese unerwarteten Begegnungen mit dir, mein Lieber! Du bist so spontan, und für so was hab ich eine Schwäche!</text:p>
          </table:table-cell>
        </table:table-row>
        <table:table-row table:style-name="ro2">
          <table:table-cell office:value-type="float" office:value="1944" calcext:value-type="float">
            <text:p>194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04M34S" calcext:value-type="time">
            <text:p>0:04:3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Sohn des Hades, ich glaube, mir ist etwas klar geworden, das ich längst erkannt haben sollte. Deine Mutter muss die sein, die sich Persephone nannte. Ihr Aufenthalt in der Unterwelt war von kurzer Dauer, aus meiner Sicht, nichtsdestotrotz von großer Wirkung. Du suchst nach ihr? Antworte.</text:p>
          </table:table-cell>
        </table:table-row>
        <table:table-row table:style-name="ro2">
          <table:table-cell office:value-type="float" office:value="1945" calcext:value-type="float">
            <text:p>194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04M53S" calcext:value-type="time">
            <text:p>0:04:53</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tue ich. Sie ist irgendwo in der Oberwelt. Deshalb suche ich immer wieder eure Nähe. Ich versuche, sie zu finden.</text:p>
          </table:table-cell>
        </table:table-row>
        <table:table-row table:style-name="ro2">
          <table:table-cell office:value-type="float" office:value="1946" calcext:value-type="float">
            <text:p>194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05M03S" calcext:value-type="time">
            <text:p>0:05:03</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hoffe, dass deine Versuche von Erfolg gekrönt sein werden. Sie ist zurzeit für meine Sinne unerreichbar, doch natürlich kann ich dir trotzdem auf deiner Reise beistehen.</text:p>
          </table:table-cell>
        </table:table-row>
        <table:table-row table:style-name="ro2">
          <table:table-cell office:value-type="float" office:value="1947" calcext:value-type="float">
            <text:p>194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07M45S" calcext:value-type="time">
            <text:p>0:07:45</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phrodite ist mir also zuvorgekommen. Das sieht ihr ähnlich. Sie macht gern Scherereien, bleiben wir also bei der Sache!</text:p>
          </table:table-cell>
        </table:table-row>
        <table:table-row table:style-name="ro2">
          <table:table-cell office:value-type="float" office:value="1948" calcext:value-type="float">
            <text:p>194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10M49S" calcext:value-type="time">
            <text:p>0:10:49</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Khhhrrrrr….</text:p>
          </table:table-cell>
        </table:table-row>
        <table:table-row table:style-name="ro2">
          <table:table-cell office:value-type="float" office:value="1949" calcext:value-type="float">
            <text:p>194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13M31S" calcext:value-type="time">
            <text:p>0:13:3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rrd…!</text:p>
          </table:table-cell>
        </table:table-row>
        <table:table-row table:style-name="ro2">
          <table:table-cell office:value-type="float" office:value="1950" calcext:value-type="float">
            <text:p>195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13M38S" calcext:value-type="time">
            <text:p>0:13:38</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tte wirklich gehofft, wir könnten das Thema wechseln. Bitte!</text:p>
          </table:table-cell>
        </table:table-row>
        <table:table-row table:style-name="ro2">
          <table:table-cell office:value-type="float" office:value="1951" calcext:value-type="float">
            <text:p>195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13M42S" calcext:value-type="time">
            <text:p>0:13:42</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örder… Mööörrder!</text:p>
          </table:table-cell>
        </table:table-row>
        <table:table-row table:style-name="ro2">
          <table:table-cell office:value-type="float" office:value="1952" calcext:value-type="float">
            <text:p>195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16M16S" calcext:value-type="time">
            <text:p>0:16:16</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Aphrodite ist echt der Hammer, meinst du nicht auch, Vetter? Normalerweise lasse ich mich von niemandem hier aufhalten. Doch in ihrem Fall muss eine Ausnahme gemacht werden!</text:p>
          </table:table-cell>
        </table:table-row>
        <table:table-row table:style-name="ro2">
          <table:table-cell office:value-type="float" office:value="1953" calcext:value-type="float">
            <text:p>195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18M07S" calcext:value-type="time">
            <text:p>0:18:07</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ie ich sehe, hast du das heilige Elysion erreicht, Vetter? Eine beträchtliche Strecke auf dem Weg in die Oberwelt, und wenn du es dieses eine Mal geschafft hast, wirst du es ganz sicher wieder schaffen und die Gefahren, die dort auf dich warten, überwinden.</text:p>
          </table:table-cell>
        </table:table-row>
        <table:table-row table:style-name="ro2">
          <table:table-cell office:value-type="float" office:value="1954" calcext:value-type="float">
            <text:p>195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23M44S" calcext:value-type="time">
            <text:p>0:23:44</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o trifft man sich wieder, mein Lieber, hier inmitten der abscheulichen Überbleibsel des Fährmanns’ Waren! Du führst mich wahrlich an die schönsten Orte!</text:p>
          </table:table-cell>
        </table:table-row>
        <table:table-row table:style-name="ro2">
          <table:table-cell office:value-type="float" office:value="1955" calcext:value-type="float">
            <text:p>195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3M34S" calcext:value-type="time">
            <text:p>0:33:34</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ls wir von der Göttin Nyx von deiner Existenz und Not erfuhren, versammelten wir uns auf dem Olymp, um dich nach besten Kräften zu unterstützen. Eine Familie wie die meine schützt die Ihrigen!</text:p>
          </table:table-cell>
        </table:table-row>
        <table:table-row table:style-name="ro2">
          <table:table-cell office:value-type="float" office:value="1956" calcext:value-type="float">
            <text:p>195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4M07S" calcext:value-type="time">
            <text:p>0:34: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moosbedeckten Gemächern des Elysions stehen Denkmäler in großer Zahl, aus Stein gemeißelt, für die größten Heroen der Sterblichen, sie zu ehren im Leben und im Tode.</text:p>
          </table:table-cell>
        </table:table-row>
        <table:table-row table:style-name="ro2">
          <table:table-cell office:value-type="float" office:value="1957" calcext:value-type="float">
            <text:p>195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4M26S" calcext:value-type="time">
            <text:p>0:34:26</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Geh weiter, Fremder. Es gibt noch genügend Schatten da draußen, die sich gern mit dir messen möchten.</text:p>
          </table:table-cell>
        </table:table-row>
        <table:table-row table:style-name="ro2">
          <table:table-cell office:value-type="float" office:value="1958" calcext:value-type="float">
            <text:p>195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4M34S" calcext:value-type="time">
            <text:p>0:34:34</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bin nur auf der Durchreise. Du wirkst weniger kriegerisch als die anderen. Darf ich fragen, wie du heißt, Herr? Ich heiße Zagreus.</text:p>
          </table:table-cell>
        </table:table-row>
        <table:table-row table:style-name="ro2">
          <table:table-cell office:value-type="float" office:value="1959" calcext:value-type="float">
            <text:p>195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4M38S" calcext:value-type="time">
            <text:p>0:34:38</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Namen sind Schall und Rauch. Du solltest nicht hier sein. Mögen die Schicksalsgöttinnen deiner Reise ihr Wohlwollen schenken. Aber falls sie das nicht tun, hier. Nimm dies.</text:p>
          </table:table-cell>
        </table:table-row>
        <table:table-row table:style-name="ro2">
          <table:table-cell office:value-type="float" office:value="1960" calcext:value-type="float">
            <text:p>196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5M40S" calcext:value-type="time">
            <text:p>0:35:4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Wie ich sehe, ist es dem Fährmann der Unterwelt gelungen, dir meinem [sic] Segen zu überbringen, Neffe. Welch seltsame Bündnisse wir heutzutage schmieden!</text:p>
          </table:table-cell>
        </table:table-row>
        <table:table-row table:style-name="ro2">
          <table:table-cell office:value-type="float" office:value="1961" calcext:value-type="float">
            <text:p>196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9M28S" calcext:value-type="time">
            <text:p>0:39:28</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ieh einer an! Der Schuft kehrt zurück, um uns erneut herauszufordern, Asterios! Obwohl er das letzte Mal bereits eine kräftige Tracht Prügel von uns bezogen hat!</text:p>
          </table:table-cell>
        </table:table-row>
        <table:table-row table:style-name="ro2">
          <table:table-cell office:value-type="float" office:value="1962" calcext:value-type="float">
            <text:p>196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9M37S" calcext:value-type="time">
            <text:p>0:39:37</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u weißt ganz genau, dass das kein gerechter Kampf war. Tritt du mir selbst entgegen, und wir werden sehen, wie es dir geht.</text:p>
          </table:table-cell>
        </table:table-row>
        <table:table-row table:style-name="ro2">
          <table:table-cell office:value-type="float" office:value="1963" calcext:value-type="float">
            <text:p>196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39M44S" calcext:value-type="time">
            <text:p>0:39:44</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chweig, du Ungeheuer! Ich höre mir derartige verruchte Lügen, Halbwahrheiten und Viertelwahrheiten nicht mehr länger an! Du sollst jedoch schon bald meinen gesegneten Speer zu hören bekommen! Besonders das Geräusch, das er macht, wenn er sich in deine entblößte Bauchgegend bohrt! Verteidige dich!</text:p>
          </table:table-cell>
        </table:table-row>
        <table:table-row table:style-name="ro2">
          <table:table-cell office:value-type="float" office:value="1964" calcext:value-type="float">
            <text:p>196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1M35S" calcext:value-type="time">
            <text:p>0:41:3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ls es hieß, du würdest dem Recken des Elysions gegenübertreten, war deine Rückkehr für mich nur eine Frage der Zeit! Weißt du, für die Sterblichen ist es, wie ich gehört habe, eine Ehre, von jemanden wie Theseus getötet zu werden. Weiter so, und vielleicht wirst auch du berühmt!</text:p>
          </table:table-cell>
        </table:table-row>
        <table:table-row table:style-name="ro2">
          <table:table-cell office:value-type="float" office:value="1965" calcext:value-type="float">
            <text:p>196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1M59S" calcext:value-type="time">
            <text:p>0:41:5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allo, Vater. Ich dachte vielleicht, na ja, also hier.</text:p>
          </table:table-cell>
        </table:table-row>
        <table:table-row table:style-name="ro2">
          <table:table-cell office:value-type="float" office:value="1966" calcext:value-type="float">
            <text:p>196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2M06S" calcext:value-type="time">
            <text:p>0:42:0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o hast du das gefunden…? Glaubst du, du kannst mir derartigen Kleinigkeiten Honig um den Bart schmieren? Her damit, und dann raus mit dir.</text:p>
          </table:table-cell>
        </table:table-row>
        <table:table-row table:style-name="ro2">
          <table:table-cell office:value-type="float" office:value="1967" calcext:value-type="float">
            <text:p>196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2M24S" calcext:value-type="time">
            <text:p>0:42:24</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Höllenhund beachtet den Prinz kaum, denn er ist zumindest für den Augenblick gesättigt.</text:p>
          </table:table-cell>
        </table:table-row>
        <table:table-row table:style-name="ro2">
          <table:table-cell office:value-type="float" office:value="1968" calcext:value-type="float">
            <text:p>196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2M49S" calcext:value-type="time">
            <text:p>0:42:49</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m, Prinz, dein Vater, ich, ich glaube er ist im Augenblick recht ungehalten über etwas, und vielleicht könntest du dich von ihm fernhalten? Oder ich könnte ihm sagen, dass du nicht hier bist?</text:p>
          </table:table-cell>
        </table:table-row>
        <table:table-row table:style-name="ro2">
          <table:table-cell office:value-type="float" office:value="1969" calcext:value-type="float">
            <text:p>196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2M59S" calcext:value-type="time">
            <text:p>0:42:59</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schon in Ordnung, Dusa. Ich habe keine Angst vor ihm. Und du solltest das auch nicht. Du bist die beste Hausangestellte, die er je gefunden hat.</text:p>
          </table:table-cell>
        </table:table-row>
        <table:table-row table:style-name="ro2">
          <table:table-cell office:value-type="float" office:value="1970" calcext:value-type="float">
            <text:p>197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3M06S" calcext:value-type="time">
            <text:p>0:43:0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ah, mache nur meine Arbeit hier, Prinz…!</text:p>
          </table:table-cell>
        </table:table-row>
        <table:table-row table:style-name="ro2">
          <table:table-cell office:value-type="float" office:value="1971" calcext:value-type="float">
            <text:p>197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3M12S" calcext:value-type="time">
            <text:p>0:43:1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ißt du zufällig, wem ich für die Waffen vor meinem Gemach Dank schulde, Achilles?</text:p>
          </table:table-cell>
        </table:table-row>
        <table:table-row table:style-name="ro2">
          <table:table-cell office:value-type="float" office:value="1972" calcext:value-type="float">
            <text:p>197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3M17S" calcext:value-type="time">
            <text:p>0:43:1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Zufällig nicht, Junge. Aber falls ihm ihm begegne, werde ich es ihm sagen.</text:p>
          </table:table-cell>
        </table:table-row>
        <table:table-row table:style-name="ro2">
          <table:table-cell office:value-type="float" office:value="1973" calcext:value-type="float">
            <text:p>197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3M43S" calcext:value-type="time">
            <text:p>0:43:4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Wege haben sich nun mit den meisten der olympischen Verwandschaft gekreuzt, mein Kind und obwohl die Mächte ihrer Segen hier unten nur temporär sind, werden sie dich weiterhin unterstützen. So lang wie sie müssen.</text:p>
          </table:table-cell>
        </table:table-row>
        <table:table-row table:style-name="ro2">
          <table:table-cell office:value-type="float" office:value="1974" calcext:value-type="float">
            <text:p>197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3M54S" calcext:value-type="time">
            <text:p>0:43:54</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 alle denken noch immer, dass ich all dies mache um zu ihnen auf den Olymp zu gelangen. Deshalb helfen sie mir.</text:p>
          </table:table-cell>
        </table:table-row>
        <table:table-row table:style-name="ro2">
          <table:table-cell office:value-type="float" office:value="1975" calcext:value-type="float">
            <text:p>197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3M58S" calcext:value-type="time">
            <text:p>0:43:5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 helfen dir weil du zu ihrer Familie gehörst. Familie mit denen sie bislang noch keine verstrickte Vergangenheit haben.</text:p>
          </table:table-cell>
        </table:table-row>
        <table:table-row table:style-name="ro2">
          <table:table-cell office:value-type="float" office:value="1976" calcext:value-type="float">
            <text:p>197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4M36S" calcext:value-type="time">
            <text:p>0:44:36</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Ehm, Nyx? Du hast so viel für mich getan, ich… dachte das hier würde dir gefallen.</text:p>
          </table:table-cell>
        </table:table-row>
        <table:table-row table:style-name="ro2">
          <table:table-cell office:value-type="float" office:value="1977" calcext:value-type="float">
            <text:p>197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4M42S" calcext:value-type="time">
            <text:p>0:44:42</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Du weißt doch, dass dein Vater es nicht mag, wenn hier Nektar ausgeteilt wird, liebes Kind. Aber ich bin nicht er… und ich wollte dir ohnehin ein Zeichen meiner Zuneigung geben.</text:p>
          </table:table-cell>
        </table:table-row>
        <table:table-row table:style-name="ro2">
          <table:table-cell office:value-type="float" office:value="1978" calcext:value-type="float">
            <text:p>197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6M40S" calcext:value-type="time">
            <text:p>0:46:4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ursche, wenn du es das nächste Mal bin in den VIP-Bereich da oben schaffst, pass auf diese Waffen schwingenden Herren auf. Diese Augapfel-Seeldinger, die aus ihnen herauskommen, wenn du sie erledigst? Die musst du auch plattmachen. Ansonsten greifen sie sich wieder ihre Waffen und kommen direkt zurück!</text:p>
          </table:table-cell>
        </table:table-row>
        <table:table-row table:style-name="ro2">
          <table:table-cell office:value-type="float" office:value="1979" calcext:value-type="float">
            <text:p>197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6M52S" calcext:value-type="time">
            <text:p>0:46:5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ie Seelen der erhabenen Schatten von Elysion zerstören, damit sie sich nicht immer wieder regenerieren können. Das werde ich mir auf jeden Fall fürs nächste Mal merken.</text:p>
          </table:table-cell>
        </table:table-row>
        <table:table-row table:style-name="ro2">
          <table:table-cell office:value-type="float" office:value="1980" calcext:value-type="float">
            <text:p>198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47M32S" calcext:value-type="time">
            <text:p>0:47:32</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Plag dich dort unten nicht allzu sehr ab. Versprichst du mir das, kleiner Gott? Wir brauchen dich hier auf dem Olymp in guter Stimmung und Verfassung.</text:p>
          </table:table-cell>
        </table:table-row>
        <table:table-row table:style-name="ro2">
          <table:table-cell office:value-type="float" office:value="1981" calcext:value-type="float">
            <text:p>198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1M58S" calcext:value-type="time">
            <text:p>0:51:58</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hrwürdiger Dionysos, ich freue mich, dich kennengelernt zu haben. Bitte nimm diese bescheidene Gabe an.</text:p>
          </table:table-cell>
        </table:table-row>
        <table:table-row table:style-name="ro2">
          <table:table-cell office:value-type="float" office:value="1982" calcext:value-type="float">
            <text:p>198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2M12S" calcext:value-type="time">
            <text:p>0:52:12</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Na, das ist doch mal was, ein echt fürstliches Geschenk, Zag, und wie’s der Zufall so will, hab ich hier was, das ich dir geben will!</text:p>
          </table:table-cell>
        </table:table-row>
        <table:table-row table:style-name="ro2">
          <table:table-cell office:value-type="float" office:value="1983" calcext:value-type="float">
            <text:p>198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2M28S" calcext:value-type="time">
            <text:p>0:52:2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ör mal, Mann, ich bin im Moment in Geberlaune, du weißt, was ich meine? Hab hier was besonders Starkes für dich, sollte länger wirken als gewohnt, bitte!</text:p>
          </table:table-cell>
        </table:table-row>
        <table:table-row table:style-name="ro2">
          <table:table-cell office:value-type="float" office:value="1984" calcext:value-type="float">
            <text:p>198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3M14S" calcext:value-type="time">
            <text:p>0:53:1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ei vorsichtig da draußen, Hoheit. Die gutherzige Megaira lechzt nach Blut. Sie stöhnte unablässig über euren letzten Schlagabtausch, du musst es ihr wohl richtig gegeben haben.</text:p>
          </table:table-cell>
        </table:table-row>
        <table:table-row table:style-name="ro2">
          <table:table-cell office:value-type="float" office:value="1985" calcext:value-type="float">
            <text:p>198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3M26S" calcext:value-type="time">
            <text:p>0:53:26</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ube, ich hatte Glück.</text:p>
          </table:table-cell>
        </table:table-row>
        <table:table-row table:style-name="ro2">
          <table:table-cell office:value-type="float" office:value="1986" calcext:value-type="float">
            <text:p>198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5M11S" calcext:value-type="time">
            <text:p>0:55:11</text:p>
          </table:table-cell>
          <table:table-cell office:value-type="string" calcext:value-type="string">
            <text:p>Hermes</text:p>
          </table:table-cell>
          <table:table-cell office:value-type="string" calcext:value-type="string">
            <text:p>Sisypho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Komisch, Vetter, dass wir uns hier über den Weg laufen! Inmitten der Waren meines Geschäftspartners, meine ich. Muss ein Verwaltungsfehler sein!</text:p>
          </table:table-cell>
        </table:table-row>
        <table:table-row table:style-name="ro2">
          <table:table-cell office:value-type="float" office:value="1987" calcext:value-type="float">
            <text:p>198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7M04S" calcext:value-type="time">
            <text:p>0:57:0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llo, Charon! Mir ist endlich Hermes begegnet, der Gott der Flinkheit und der Reise, der sie Seelen der Verstorbenen zu deiner Fähre geleitet. Er bezeichnet dich als seinen Gesprächspartner. Du und er, ihr arbeitet schon seit einiger Zeit zusammen, nicht wahr?</text:p>
          </table:table-cell>
        </table:table-row>
        <table:table-row table:style-name="ro2">
          <table:table-cell office:value-type="float" office:value="1988" calcext:value-type="float">
            <text:p>198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7M15S" calcext:value-type="time">
            <text:p>0:57:1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rrrrrrnnnnghhhhhhhh….</text:p>
          </table:table-cell>
        </table:table-row>
        <table:table-row table:style-name="ro2">
          <table:table-cell office:value-type="float" office:value="1989" calcext:value-type="float">
            <text:p>198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7M28S" calcext:value-type="time">
            <text:p>0:57:2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Spiegel hat dich stärker gemacht, Zagreus. Du hast Glück, dass Nyx dir hilft.</text:p>
          </table:table-cell>
        </table:table-row>
        <table:table-row table:style-name="ro2">
          <table:table-cell office:value-type="float" office:value="1990" calcext:value-type="float">
            <text:p>199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7M34S" calcext:value-type="time">
            <text:p>0:57:3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Nichts für ungut. Ich denke, sie fühlt sich zum Teil verantwortlich für all das.</text:p>
          </table:table-cell>
        </table:table-row>
        <table:table-row table:style-name="ro2">
          <table:table-cell office:value-type="float" office:value="1991" calcext:value-type="float">
            <text:p>199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0H57M38S" calcext:value-type="time">
            <text:p>0:57: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sollte sie aber nicht. Der einzige, der sich für all das verantwortlich fühlen sollte, bist allein du. Und ich dachte, sogar du hättest das mittlerweile verstanden.</text:p>
          </table:table-cell>
        </table:table-row>
        <table:table-row table:style-name="ro2">
          <table:table-cell office:value-type="float" office:value="1992" calcext:value-type="float">
            <text:p>199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02M07S" calcext:value-type="time">
            <text:p>1:02:07</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h, was geht ab, Vetter? Aber wem mache ich hier was vor, wir können uns den Smalltalk sparen. Macht mir nichts aus, ich falle meinen Brüdern und Schwestern ständig ins Wort!</text:p>
          </table:table-cell>
        </table:table-row>
        <table:table-row table:style-name="ro2">
          <table:table-cell office:value-type="float" office:value="1993" calcext:value-type="float">
            <text:p>199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08M08S" calcext:value-type="time">
            <text:p>1:08:08</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ser Trunkenbold Dionysos kann dir nicht helfen, wie ich das kann, mein Vetter aus der Hölle. Vergleiche sein Geschenk mit dem, was ich dir biete!</text:p>
          </table:table-cell>
        </table:table-row>
        <table:table-row table:style-name="ro2">
          <table:table-cell office:value-type="float" office:value="1994" calcext:value-type="float">
            <text:p>199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17M21S" calcext:value-type="time">
            <text:p>1:17:21</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Ich dachte immer, der Fährmann würde sich damit begnügen, Seelen über den Fluss Styx zu bringen, statt dich auf deiner Reise in die Oberwelt zu berauben, Neffe!</text:p>
          </table:table-cell>
        </table:table-row>
        <table:table-row table:style-name="ro2">
          <table:table-cell office:value-type="float" office:value="1995" calcext:value-type="float">
            <text:p>199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0M16S" calcext:value-type="time">
            <text:p>1:20:16</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Gibt es ein Problem, Herr? Ich meine, müsstest du nicht herumlaufen und im ewigen Stolz und Ruhm und all das kämpfen?</text:p>
          </table:table-cell>
        </table:table-row>
        <table:table-row table:style-name="ro2">
          <table:table-cell office:value-type="float" office:value="1996" calcext:value-type="float">
            <text:p>199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0M22S" calcext:value-type="time">
            <text:p>1:20:22</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Was bringt das schon? Lass uns einfach sagen, wir hätten gekämpft, falls jemand fragt. Und jetzt geh. Außerdem habe ich keinen Grund, mich mit dir zu streiten. Ich bleibe einfach hier, ruhe mich aus und lasse unzählige Jahrtausende vorübergehen. Noch einen schönen… welche Tageszeit auch immer.</text:p>
          </table:table-cell>
        </table:table-row>
        <table:table-row table:style-name="ro2">
          <table:table-cell office:value-type="float" office:value="1997" calcext:value-type="float">
            <text:p>199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4M58S" calcext:value-type="time">
            <text:p>1:24:5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nfangs wusste ich nicht, wie ich Charon, diesen sonderlichen Fährmann, erreichen konnte. Doch wie sich zeigt, giert er nach Münzen, und jetzt verstehe ich ihn gut!</text:p>
          </table:table-cell>
        </table:table-row>
        <table:table-row table:style-name="ro2">
          <table:table-cell office:value-type="float" office:value="1998" calcext:value-type="float">
            <text:p>199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5M53S" calcext:value-type="time">
            <text:p>1:25:5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usgeburt der Hölle! Du willst dich also bis an die Oberfläche in das Reich der Lebenden durchkämpfen. Aber du wirst dein Ziel nicht erreichen, solange ich noch lebe und atme! Oder dem, was dem Leben und Atmen hier in der Pracht des Elysions entspricht!</text:p>
          </table:table-cell>
        </table:table-row>
        <table:table-row table:style-name="ro2">
          <table:table-cell office:value-type="float" office:value="1999" calcext:value-type="float">
            <text:p>199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6M07S" calcext:value-type="time">
            <text:p>1:26:07</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ann bleibt mir keine andere Wahl, als dich zum Schweigen zu bringen. Und auch deinen stierköpfigen Diener hier.</text:p>
          </table:table-cell>
        </table:table-row>
        <table:table-row table:style-name="ro2">
          <table:table-cell office:value-type="float" office:value="2000" calcext:value-type="float">
            <text:p>200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6M13S" calcext:value-type="time">
            <text:p>1:26:1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ieser Minotauros, von dem du sprichst, ist mein treuer Freund, du Schandfleck der Erde! Asterios und ich sind Brüder hier im Tod, so wie wir Feinde im Leben waren. Nicht, dass du eine derart starke brüderliche Bande wie die unsere jemals verstehen würdest!</text:p>
          </table:table-cell>
        </table:table-row>
        <table:table-row table:style-name="ro2">
          <table:table-cell office:value-type="float" office:value="2001" calcext:value-type="float">
            <text:p>200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9M26S" calcext:value-type="time">
            <text:p>1:29:2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ater, du hast immer gesagt, die Olympier wollten nichts mit unseresgleichen zu tun haben. Aber arbeitet Charon nicht direkt mit Hermes? Vielleicht bist du es, der nichts mit ihnen zu tun haben will.</text:p>
          </table:table-cell>
        </table:table-row>
        <table:table-row table:style-name="ro2">
          <table:table-cell office:value-type="float" office:value="2002" calcext:value-type="float">
            <text:p>200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9M37S" calcext:value-type="time">
            <text:p>1:29:3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ill nichts mit ihnen zu tun haben, das stimmt. Mein leichtfüßiger Neffe hilft Charon nur aus reiner Notwendigkeit. Nicht einmal Thanatos vermag es, den enormen Andrang der Sterblichen, die ableben und dann unsere Grenzen überqueren müssen, in Griff zu bekommen.</text:p>
          </table:table-cell>
        </table:table-row>
        <table:table-row table:style-name="ro2">
          <table:table-cell office:value-type="float" office:value="2003" calcext:value-type="float">
            <text:p>200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9M50S" calcext:value-type="time">
            <text:p>1:29:5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ll ich helfen? Gib mir einfach deinen Segen, und ich reise sofort zur Oberfläche.</text:p>
          </table:table-cell>
        </table:table-row>
        <table:table-row table:style-name="ro2">
          <table:table-cell office:value-type="float" office:value="2004" calcext:value-type="float">
            <text:p>200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29M54S" calcext:value-type="time">
            <text:p>1:29:5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ahaha, nein. Kommt nicht in Frage, Junge. Du bist in diesem Reich geboren. Die Oberfläche ist eine windgepeitschte Ödnis. Du weißt nicht, wie gut du es hier hast.</text:p>
          </table:table-cell>
        </table:table-row>
        <table:table-row table:style-name="ro2">
          <table:table-cell office:value-type="float" office:value="2005" calcext:value-type="float">
            <text:p>200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30M31S" calcext:value-type="time">
            <text:p>1:30:31</text:p>
          </table:table-cell>
          <table:table-cell office:value-type="string" calcext:value-type="string">
            <text:p>Orpheus</text:p>
          </table:table-cell>
          <table:table-cell office:value-type="string" calcext:value-type="string">
            <text:p>Achill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bist viel zu bescheiden, ehrwürdiger Achilles, wo du doch so zahlreiche Heldentaten und Enthauptungen vollbracht hast! Du solltest dir ein Beispiel am ewig prahlenden Zagreus nehmen und mehr Aufhebens um dich machen!</text:p>
          </table:table-cell>
        </table:table-row>
        <table:table-row table:style-name="ro2">
          <table:table-cell office:value-type="float" office:value="2006" calcext:value-type="float">
            <text:p>200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30M43S" calcext:value-type="time">
            <text:p>1:30:43</text:p>
          </table:table-cell>
          <table:table-cell office:value-type="string" calcext:value-type="string">
            <text:p>Achill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keine Sorge, Orpheus, ich habe zu meiner Zeit reichlich geprahlt. Und wo bin ich zum Schluss gelandet? Außerdem ist es mir nicht gegeben, so fantastische Geschichten wie unser Prinz Zagreus zu erfinden.</text:p>
          </table:table-cell>
        </table:table-row>
        <table:table-row table:style-name="ro2">
          <table:table-cell office:value-type="float" office:value="2007" calcext:value-type="float">
            <text:p>200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31M00S" calcext:value-type="time">
            <text:p>1:31:0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Ich muss dich etwas fragen. Bist du sicher, dass meine Suche nicht vergebens ist? Meine Mutter, was ist… wenn sie tot ist?</text:p>
          </table:table-cell>
        </table:table-row>
        <table:table-row table:style-name="ro2">
          <table:table-cell office:value-type="float" office:value="2008" calcext:value-type="float">
            <text:p>200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31M10S" calcext:value-type="time">
            <text:p>1:31:1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Mutter lebt noch. Es gibt keine andere Erklärung. Denn sonst wäre sie ja hier bei uns… Sie war eine gute Frau. Würdevoll, gütig. Ich versuchte dich in ihrem Sinne auszuziehen.</text:p>
          </table:table-cell>
        </table:table-row>
        <table:table-row table:style-name="ro2">
          <table:table-cell office:value-type="float" office:value="2009" calcext:value-type="float">
            <text:p>200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31M31S" calcext:value-type="time">
            <text:p>1:31:3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halte es für das Beste, wenn du jetzt gehst, verstanden, Zagreus?</text:p>
          </table:table-cell>
        </table:table-row>
        <table:table-row table:style-name="ro2">
          <table:table-cell office:value-type="float" office:value="2010" calcext:value-type="float">
            <text:p>201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33M31S" calcext:value-type="time">
            <text:p>1:33:31</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Geschütz aus Adamant hat den Weg in deine Hände gefunden, Vetter? Ein heimtückisches Ding, wenn du mich fragst. Ich selbst würde es nicht benutzen. Es sei denn, ich hätte keine andere Wahl. So muss es wohl für dich gewesen sein.</text:p>
          </table:table-cell>
        </table:table-row>
        <table:table-row table:style-name="ro2">
          <table:table-cell office:value-type="float" office:value="2011" calcext:value-type="float">
            <text:p>201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36M45S" calcext:value-type="time">
            <text:p>1:36:4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Neffe, dein Rabenvater, Hades, ist mein älterer Bruder, weißt du das? Nicht gerade mitteilsam, nie gewesen. Wir waren selten einer Meinung!</text:p>
          </table:table-cell>
        </table:table-row>
        <table:table-row table:style-name="ro2">
          <table:table-cell office:value-type="float" office:value="2012" calcext:value-type="float">
            <text:p>201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37M37S" calcext:value-type="time">
            <text:p>1:37:3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Wie ich sehe, hat die weise Göttin Athen dir ihren Zauber verliehen, oh Sohn des Hades. Für sie bist du vielleicht ein Werkzeug, mit dem sie ihre zerrüttete Familie doch noch flicken lässt.</text:p>
          </table:table-cell>
        </table:table-row>
        <table:table-row table:style-name="ro2">
          <table:table-cell office:value-type="float" office:value="2013" calcext:value-type="float">
            <text:p>201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40M12S" calcext:value-type="time">
            <text:p>1:40:12</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kurze Frage, Sisyphos: Hast du in letzter Zeit die anderen Erinyen gesehen?</text:p>
          </table:table-cell>
        </table:table-row>
        <table:table-row table:style-name="ro2">
          <table:table-cell office:value-type="float" office:value="2014" calcext:value-type="float">
            <text:p>201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40M17S" calcext:value-type="time">
            <text:p>1:40:1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habe die anderen Erinyen schon seit einiger Zeit nicht gesehen, jetzt, wo du es erwähnst. Nur Megaira, die gutherzige, und die ist für sich allein auch schon nicht ohne. Ich werde nach den beiden anderen Ausschau halten!</text:p>
          </table:table-cell>
        </table:table-row>
        <table:table-row table:style-name="ro2">
          <table:table-cell office:value-type="float" office:value="2015" calcext:value-type="float">
            <text:p>201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43M28S" calcext:value-type="time">
            <text:p>1:43:28</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eißt du was ich an dir am meisten mag? Die Art und Weise wie du blutest. Mmm.</text:p>
          </table:table-cell>
        </table:table-row>
        <table:table-row table:style-name="ro2">
          <table:table-cell office:value-type="float" office:value="2016" calcext:value-type="float">
            <text:p>201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43M35S" calcext:value-type="time">
            <text:p>1:43:35</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ist nicht die Art von Schmeichelei, die ich sonst so gewöhnt bin. Das ist mir direkt etwas unangenehm.</text:p>
          </table:table-cell>
        </table:table-row>
        <table:table-row table:style-name="ro2">
          <table:table-cell office:value-type="float" office:value="2017" calcext:value-type="float">
            <text:p>201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43M43S" calcext:value-type="time">
            <text:p>1:43:43</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be noch nie zuvor einen Gott getroffen, der blutet wie du. Rot. Wie ein nutzloser Sterblicher. Komm schon! Lassen wir dich ausbluten.</text:p>
          </table:table-cell>
        </table:table-row>
        <table:table-row table:style-name="ro2">
          <table:table-cell office:value-type="float" office:value="2018" calcext:value-type="float">
            <text:p>201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47M02S" calcext:value-type="time">
            <text:p>1:47:02</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ab deinen Vater nur einmal persönlich getroffen, Vetter. Obwohl ich ihm schon seit einiger Zeit Dienste leiste. Eindrückliches Erlebnis, das muss ich zugeben! Scheint so, als hätte er mit all den Nachrichten, die er von meiner Seite kriegt, nichts angefangen.</text:p>
          </table:table-cell>
        </table:table-row>
        <table:table-row table:style-name="ro2">
          <table:table-cell office:value-type="float" office:value="2019" calcext:value-type="float">
            <text:p>201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50M05S" calcext:value-type="time">
            <text:p>1:50:05</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Athene kennengelernt, mein Lieber. Dann weißt du ja, dass nicht alle Damen auf dem Olymp gleich sind. Und ich persönlich bin unseren Vorfahren dafür dankbar.</text:p>
          </table:table-cell>
        </table:table-row>
        <table:table-row table:style-name="ro2">
          <table:table-cell office:value-type="float" office:value="2020" calcext:value-type="float">
            <text:p>202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52M10S" calcext:value-type="time">
            <text:p>1:52:1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urydike, danke, dass du mich in deinem behaglichen Heim so herzlich willkommen heißt. Bei den anderen Orten, die ich in letzter Zeit besucht habe, kann ich das nicht gerade behaupten. Ich habe ein kleines Geschenk für dich.</text:p>
          </table:table-cell>
        </table:table-row>
        <table:table-row table:style-name="ro2">
          <table:table-cell office:value-type="float" office:value="2021" calcext:value-type="float">
            <text:p>202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52M20S" calcext:value-type="time">
            <text:p>1:52:20</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Oh nein, das ist sehr lieb von dir, eure köngliche Hoheit, dass du mir frische Zutaten mitbringst! Weißt du was, hier ist etwas für dich, das dich da draußen schützen wird!</text:p>
          </table:table-cell>
        </table:table-row>
        <table:table-row table:style-name="ro2">
          <table:table-cell office:value-type="float" office:value="2022" calcext:value-type="float">
            <text:p>202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52M37S" calcext:value-type="time">
            <text:p>1:52:37</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Du bist hier immer willkommen, eure königliche Hoheit.</text:p>
          </table:table-cell>
        </table:table-row>
        <table:table-row table:style-name="ro2">
          <table:table-cell office:value-type="float" office:value="2023" calcext:value-type="float">
            <text:p>202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1H53M22S" calcext:value-type="time">
            <text:p>1:53:2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elbst in deiner Unterwelt scheint Jagdausrüstung guter Qualität nicht billig zu sein!</text:p>
          </table:table-cell>
        </table:table-row>
        <table:table-row table:style-name="ro2">
          <table:table-cell office:value-type="float" office:value="2024" calcext:value-type="float">
            <text:p>202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01M40S" calcext:value-type="time">
            <text:p>2:01:4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kommst aus den Eingeweiden der Hölle. Du gehörst nicht hierher.</text:p>
          </table:table-cell>
        </table:table-row>
        <table:table-row table:style-name="ro2">
          <table:table-cell office:value-type="float" office:value="2025" calcext:value-type="float">
            <text:p>202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01M44S" calcext:value-type="time">
            <text:p>2:01:44</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Ich stimme dir in beiden Punkten zu. Ich bin nur auf der Durchreise. Wenn du mich also bitte entschuldigen würdest…</text:p>
          </table:table-cell>
        </table:table-row>
        <table:table-row table:style-name="ro2">
          <table:table-cell office:value-type="float" office:value="2026" calcext:value-type="float">
            <text:p>202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01M49S" calcext:value-type="time">
            <text:p>2:01:49</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er Recke des Elysions würde vor so einem Wettkampf nicht zurückschrecken. Und das werde auch ich nicht.</text:p>
          </table:table-cell>
        </table:table-row>
        <table:table-row table:style-name="ro2">
          <table:table-cell office:value-type="float" office:value="2027" calcext:value-type="float">
            <text:p>202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04M03S" calcext:value-type="time">
            <text:p>2:04:03</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eine Stärke fordert meine Anerkennung, Knirps. Der Recke des Elysions erwartet dich. Bis dahin.</text:p>
          </table:table-cell>
        </table:table-row>
        <table:table-row table:style-name="ro2">
          <table:table-cell office:value-type="float" office:value="2028" calcext:value-type="float">
            <text:p>202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04M31S" calcext:value-type="time">
            <text:p>2:04:31</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Hier auf dem Olymp lebe ich im Kreis meiner Familie, doch fühlte ich mich stets einsam. Ich weiß, das ist nicht dasselbe wie bei dir. Ich will nur sagen, dass ich verstehe, was du durchmachst.</text:p>
          </table:table-cell>
        </table:table-row>
        <table:table-row table:style-name="ro2">
          <table:table-cell office:value-type="float" office:value="2029" calcext:value-type="float">
            <text:p>202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05M07S" calcext:value-type="time">
            <text:p>2:05:07</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eine Plackerei im Elysion ist noch immer nicht zu Ende, wie ich sehe. Du kämpfst mit meinen Brüdern, im Namen der Ehre, stimmt’s?</text:p>
          </table:table-cell>
        </table:table-row>
        <table:table-row table:style-name="ro2">
          <table:table-cell office:value-type="float" office:value="2030" calcext:value-type="float">
            <text:p>203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05M22S" calcext:value-type="time">
            <text:p>2:05:22</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bin auf dem Weg in die Oberwelt. Aber deine Brüder halten mich auf. Sei es des Ruhmes Willen oder auf Geheiß meines Vaters.</text:p>
          </table:table-cell>
        </table:table-row>
        <table:table-row table:style-name="ro2">
          <table:table-cell office:value-type="float" office:value="2031" calcext:value-type="float">
            <text:p>203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05M28S" calcext:value-type="time">
            <text:p>2:05:28</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eines Vaters…? Ah, natürlich, du bist der Prinz, nicht wahr. Dann muss dir klar sein, was dein Geburtsrecht wert ist: Es ergeht dir nicht besser als uns. Nun geh.</text:p>
          </table:table-cell>
        </table:table-row>
        <table:table-row table:style-name="ro2">
          <table:table-cell office:value-type="float" office:value="2032" calcext:value-type="float">
            <text:p>203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12M26S" calcext:value-type="time">
            <text:p>2:12:26</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Wir sind bestens ausgerüstet, um mit dir fertig zu werden, Knirps. Doch ich weiß, dass man deine Macht nicht unterschätzen darf.</text:p>
          </table:table-cell>
        </table:table-row>
        <table:table-row table:style-name="ro2">
          <table:table-cell office:value-type="float" office:value="2033" calcext:value-type="float">
            <text:p>203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12M32S" calcext:value-type="time">
            <text:p>2:12:32</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as mag deine Meinung sein, Asterios! Was mich betrifft, ich habe nichts als Verachtung für diesen widerwärtigen Dämon und seinen hinterlistigen Kampstil übrig! Diesen Stil werden wir jetzt mühelos auseinandernehmen!</text:p>
          </table:table-cell>
        </table:table-row>
        <table:table-row table:style-name="ro2">
          <table:table-cell office:value-type="float" office:value="2034" calcext:value-type="float">
            <text:p>203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17M43S" calcext:value-type="time">
            <text:p>2:17:4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m Tempel</text:p>
          </table:table-cell>
          <table:table-cell office:value-type="string" calcext:value-type="string">
            <text:p>Endlich hat der eigensinnige Prinz es bis nach oben zum Reich der Sterblichen geschafft, doch steckt er noch immer in der Erde fest, am Zugang in die Unterwelt, einer Schwelle, von der es kein Entkommen gibt.</text:p>
          </table:table-cell>
        </table:table-row>
        <table:table-row table:style-name="ro2">
          <table:table-cell office:value-type="float" office:value="2035" calcext:value-type="float">
            <text:p>203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18M09S" calcext:value-type="time">
            <text:p>2:18:0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mehrköpfige Kerberos steht wachsam vor dem Eingang zur Unterwelt. Über das grausame Schicksal all der Törichten, die versuchen, sich an ihm vorbeizuschleichen, soll der Mantel des Schweigens gehüllt werden.</text:p>
          </table:table-cell>
        </table:table-row>
        <table:table-row table:style-name="ro2">
          <table:table-cell office:value-type="float" office:value="2036" calcext:value-type="float">
            <text:p>203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18M19S" calcext:value-type="time">
            <text:p>2:18:19</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Wie konnte es nur dazu kommen, mein Hündchen? Nach allem, was wir durchgemacht haben. Aber wenn es so sein muss, dann gibt es nichts mehr zu sagen. Außer: Aufgepasst!!</text:p>
          </table:table-cell>
        </table:table-row>
        <table:table-row table:style-name="ro2">
          <table:table-cell office:value-type="float" office:value="2037" calcext:value-type="float">
            <text:p>203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18M35S" calcext:value-type="time">
            <text:p>2:18:35</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Hahaha, nein, aber ernsthaft, Hündchen. Ich weiß, warum du hier bist. Es muss doch eine Möglichkeit geben, dich zum Wegschauen zu bewegen. Würdest du mich ziehen lassen, wenn ich dir mit dem Satyr-Probleme [sic] helfe? Bitte. Ich muss Mutter finden. Du weißt, was mir das bedeutet.</text:p>
          </table:table-cell>
        </table:table-row>
        <table:table-row table:style-name="ro2">
          <table:table-cell office:value-type="float" office:value="2038" calcext:value-type="float">
            <text:p>203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18M50S" calcext:value-type="time">
            <text:p>2:18:50</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Nach kurzem Zögern und Nachdenken bellt der gefräßige Höllenhund einmal zustimmend, und der Prinz macht sich auf die Suche nach etwas, mit dem er den Appetit des Monsters stillen kann.</text:p>
          </table:table-cell>
        </table:table-row>
        <table:table-row table:style-name="ro2">
          <table:table-cell office:value-type="float" office:value="2039" calcext:value-type="float">
            <text:p>203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22M40S" calcext:value-type="time">
            <text:p>2:22:40</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Hhrrrnneehhhh….</text:p>
          </table:table-cell>
        </table:table-row>
        <table:table-row table:style-name="ro2">
          <table:table-cell office:value-type="float" office:value="2040" calcext:value-type="float">
            <text:p>204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29M11S" calcext:value-type="time">
            <text:p>2:29:11</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So, mein Hündchen, ich habe hier deinen liebsten Leckerbissen für dich. Aber du musst mir versprechen, mich durchzulassen, wenn ich ihn dir gebe, ja?</text:p>
          </table:table-cell>
        </table:table-row>
        <table:table-row table:style-name="ro2">
          <table:table-cell office:value-type="float" office:value="2041" calcext:value-type="float">
            <text:p>204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29M18S" calcext:value-type="time">
            <text:p>2:29:18</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Kerberos nimmt den übelriechenden Sack an und sucht im dunklen Saal nach einem Plätzchen, wo er den ekligen Inhalt in Ruhe fressen kann.</text:p>
          </table:table-cell>
        </table:table-row>
        <table:table-row table:style-name="ro2">
          <table:table-cell office:value-type="float" office:value="2042" calcext:value-type="float">
            <text:p>204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29M58S" calcext:value-type="time">
            <text:p>2:29:5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konnte mich nie an die Luft hier oben gewöhnen. Diese Böen wehen sinnlos aus allen Himmelsrichtungen, wie es ihnen gerade gefällt. Ich vermute, dir gefallen diese Böen hier oben besser als die stille Luft da unten.</text:p>
          </table:table-cell>
        </table:table-row>
        <table:table-row table:style-name="ro2">
          <table:table-cell office:value-type="float" office:value="2043" calcext:value-type="float">
            <text:p>204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0M10S" calcext:value-type="time">
            <text:p>2:30:1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Ja, du hast recht. Die Luft hier oben sagt mir bisher zu. Aber ich behalte mir mein endgültiges Urteil noch so lange vor, bis ich genug davon hatte. Aber eines muss ich dir sagen, Vater: Der Helm der Finsternis steht dir gut. Ich bin gerührt, dass du ihn meinetwegen wieder hervorgekramt hast.</text:p>
          </table:table-cell>
        </table:table-row>
        <table:table-row table:style-name="ro2">
          <table:table-cell office:value-type="float" office:value="2044" calcext:value-type="float">
            <text:p>204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0M23S" calcext:value-type="time">
            <text:p>2:30:2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hätte nicht so weit kommen müssen. Trotz all deiner Eskapaden im Haus und mir gegenüber habe ich nie die Beherrschung verloren. Ganz im Gegensatz zu dir.</text:p>
          </table:table-cell>
        </table:table-row>
        <table:table-row table:style-name="ro2">
          <table:table-cell office:value-type="float" office:value="2045" calcext:value-type="float">
            <text:p>204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0M30S" calcext:value-type="time">
            <text:p>2:30:3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nn wollen wir mal sehen. Du hast mich immer gescholten. Du hast mich belogen. Du hast deine elenden Truppen antreten lassen, und mir immer wieder nach dem Leben zu trachten. Aber eines muss ich dir wirklich lassen: Du hast deinen Ärger größtenteils unter Kontrolle gehalten. Aber das wird sich wohl in Kürze ändern, oder?</text:p>
          </table:table-cell>
        </table:table-row>
        <table:table-row table:style-name="ro2">
          <table:table-cell office:value-type="float" office:value="2046" calcext:value-type="float">
            <text:p>204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0M44S" calcext:value-type="time">
            <text:p>2:30:4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sind Götter, Junge. Uns gegenseitig zu töten, ist unser Los. Obwohl ich immer dachte, dass ich darüber stünde. Ich habe dir doch gesagt, dass du diesem Ort nicht entfliehen kannst. Scheinbar muss ich meine Regeln selbst durchsetzen. Ich schicke dich jetzt zurück nach Hause.</text:p>
          </table:table-cell>
        </table:table-row>
        <table:table-row table:style-name="ro2">
          <table:table-cell office:value-type="float" office:value="2047" calcext:value-type="float">
            <text:p>204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4M16S" calcext:value-type="time">
            <text:p>2:34:1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du bist zurück! Warte, warte, was ist passiert? In meiner Liste steht, du bist von einem Redigierten getötet werden [sic]. Was soll das denn heißen? So etwas ist mir noch nie untergekommen!</text:p>
          </table:table-cell>
        </table:table-row>
        <table:table-row table:style-name="ro2">
          <table:table-cell office:value-type="float" office:value="2048" calcext:value-type="float">
            <text:p>204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4M32S" calcext:value-type="time">
            <text:p>2:34:32</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schön dich hier zu sehen, mein braves Hündchen. Ich bin froh, dass du wieder Wache stehst! Auch wenn ich einen Weg an dir vorbei finden muss. Ich weiß, du machst nur deine Arbeit.</text:p>
          </table:table-cell>
        </table:table-row>
        <table:table-row table:style-name="ro2">
          <table:table-cell office:value-type="float" office:value="2049" calcext:value-type="float">
            <text:p>204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4M41S" calcext:value-type="time">
            <text:p>2:34:41</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angsteinflößende Höllenhund beäugt den Prinzen der Unterwelt unruhig, und jedes seiner sechs wilden Augen glänzt im gedämpften Licht des Hauses.</text:p>
          </table:table-cell>
        </table:table-row>
        <table:table-row table:style-name="ro2">
          <table:table-cell office:value-type="float" office:value="2050" calcext:value-type="float">
            <text:p>205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4M53S" calcext:value-type="time">
            <text:p>2:34:53</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Du siehst etwas bedrückt aus. Wie ist es, würdest vielleicht jetzt gern ein Lied hören?</text:p>
          </table:table-cell>
        </table:table-row>
        <table:table-row table:style-name="ro2">
          <table:table-cell office:value-type="float" office:value="2051" calcext:value-type="float">
            <text:p>205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5M07S" calcext:value-type="time">
            <text:p>2:35:07</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wäre es mit Im Blute? Das ist doch einer deiner alten Hits, nicht wahr?</text:p>
          </table:table-cell>
        </table:table-row>
        <table:table-row table:style-name="ro2">
          <table:table-cell office:value-type="float" office:value="2052" calcext:value-type="float">
            <text:p>2052</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5M10S" calcext:value-type="time">
            <text:p>2:35:10</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uf jenes Lied hast du Lust. Leider bringe ich es nicht mehr übers Herz, es anzustimmen. Es freut mich jedoch, dass es dir gefällt.</text:p>
          </table:table-cell>
        </table:table-row>
        <table:table-row table:style-name="ro2">
          <table:table-cell office:value-type="float" office:value="2053" calcext:value-type="float">
            <text:p>2053</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5M23S" calcext:value-type="time">
            <text:p>2:35:2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einen Vater im vollen Ornat aus dem Haus stürzen. Er muss dir also endlich selbst entgegengetreten sein. Ich… sehe, dass die Sache nicht gut ausgegangen ist. Du warst so nahe dran.</text:p>
          </table:table-cell>
        </table:table-row>
        <table:table-row table:style-name="ro2">
          <table:table-cell office:value-type="float" office:value="2054" calcext:value-type="float">
            <text:p>2054</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5M36S" calcext:value-type="time">
            <text:p>2:35:3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wenigstens weiß ich jetzt, wer mich erwartet, wenn ich das nächste Mal bis zum Tempel des Styx hochklettere und durch das Tor trete.</text:p>
          </table:table-cell>
        </table:table-row>
        <table:table-row table:style-name="ro2">
          <table:table-cell office:value-type="float" office:value="2055" calcext:value-type="float">
            <text:p>2055</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5M43S" calcext:value-type="time">
            <text:p>2:35:4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nicht auf, Junge. Ich habe nicht deinen Vater trainiert, sondern nur dich. Er ist ein Gott, aber er ist auch nur ein Gott. Wenn ich das ein bissschen verräterisch sagen darf.</text:p>
          </table:table-cell>
        </table:table-row>
        <table:table-row table:style-name="ro2">
          <table:table-cell office:value-type="float" office:value="2056" calcext:value-type="float">
            <text:p>2056</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6M05S" calcext:value-type="time">
            <text:p>2:36: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Vater ist nicht hier, und du bist zurück. Das kann nur eines bedeuten. Geht es dir gut, mein Kind?</text:p>
          </table:table-cell>
        </table:table-row>
        <table:table-row table:style-name="ro2">
          <table:table-cell office:value-type="float" office:value="2057" calcext:value-type="float">
            <text:p>2057</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6M13S" calcext:value-type="time">
            <text:p>2:36:1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a, ich glaube schon, Nyx. Aber dass ausgerechnet Vater mich hierher zurückbefördert hat, ist besonders schmerzlich. Hast du wertvolle Tipps, wie ich ihn bezwingen könnte? Hat er verborgene Schwächen, die nur du kennst, oder dergleichen?</text:p>
          </table:table-cell>
        </table:table-row>
        <table:table-row table:style-name="ro2">
          <table:table-cell office:value-type="float" office:value="2058" calcext:value-type="float">
            <text:p>2058</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6M23S" calcext:value-type="time">
            <text:p>2:36:2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ennst seine Schwächen besser als jeder andere. Besser sogar als er selbst. Es schmerzt mich, zu wissen, dass der Konflikt zwischen euch beiden nicht auf andere Weise beigelegt werden konnte. Aber wenn es denn sein muss… vernichte ihn für mich, bei deinem nächsten Kampf da oben. Egal, wie lange es dauert. Würdest du das bitte tun?</text:p>
          </table:table-cell>
        </table:table-row>
        <table:table-row table:style-name="ro2">
          <table:table-cell office:value-type="float" office:value="2059" calcext:value-type="float">
            <text:p>2059</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6M44S" calcext:value-type="time">
            <text:p>2:36:4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abe ich irgendwie den Eindruck erweckt, dass ich mit dir sprechen möchte? Falls ja, ist mir ein schrecklicher Irrtum unterlaufen.</text:p>
          </table:table-cell>
        </table:table-row>
        <table:table-row table:style-name="ro2">
          <table:table-cell office:value-type="float" office:value="2060" calcext:value-type="float">
            <text:p>2060</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7M16S" calcext:value-type="time">
            <text:p>2:37:16</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Dusa? Ich werde nun doch wohl hin und wieder hier hereinschauen, so wie jetzt. Aber du brauchst mein Gemach nicht aufzuräumen. Ich bleibe nicht lange.</text:p>
          </table:table-cell>
        </table:table-row>
        <table:table-row table:style-name="ro2">
          <table:table-cell office:value-type="float" office:value="2061" calcext:value-type="float">
            <text:p>2061</text:p>
          </table:table-cell>
          <table:table-cell office:value-type="string" calcext:value-type="string">
            <text:p>GraumenGaming</text:p>
          </table:table-cell>
          <table:table-cell office:value-type="string" calcext:value-type="string">
            <text:p>https://www.youtube.com/watch?v=jqL5p-woyFw&amp;list=PL7sgMYzU-D1LW93DxRPuod180JlAU1GYL&amp;index=4</text:p>
          </table:table-cell>
          <table:table-cell office:value-type="string" calcext:value-type="string">
            <text:p>gg04</text:p>
          </table:table-cell>
          <table:table-cell office:value-type="time" office:time-value="PT02H37M26S" calcext:value-type="time">
            <text:p>2:37:2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hahaha, natürlich! Aber ich werde doch hin und wieder einen Blick hineinwerfen, für den Fall, dass du es dir anders überlegst, ähm, also auf Wiedersehen.</text:p>
          </table:table-cell>
        </table:table-row>
        <table:table-row table:style-name="ro2">
          <table:table-cell office:value-type="float" office:value="2062" calcext:value-type="float">
            <text:p>206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02M04S" calcext:value-type="time">
            <text:p>0:02:04</text:p>
          </table:table-cell>
          <table:table-cell office:value-type="string" calcext:value-type="string">
            <text:p>Zagreus</text:p>
          </table:table-cell>
          <table:table-cell office:value-type="string" calcext:value-type="string">
            <text:p>Demeter</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letzte Mal, dass ich so ein Frösteln spürte, das war… auf der Oberfläche, aber, wer…? Nun, es gibt nur einen Weg, das herauszufinden. Im Namen von Hades! Olymp! Ich nehme diese Botschaft an!</text:p>
          </table:table-cell>
        </table:table-row>
        <table:table-row table:style-name="ro2">
          <table:table-cell office:value-type="float" office:value="2063" calcext:value-type="float">
            <text:p>206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02M16S" calcext:value-type="time">
            <text:p>0:02:16</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öre, junger Zagreus, dass du jene bittere Dunkelheit gegen diese bittere Kälte tauschen würdest? Ehrlich gesagt, versteh ich nicht, warum. Doch ich steh dir bei in deiner Not, warum auch nicht? Denn ich habe jede Menge Hilfe anzubieten, und du wirst sicher bald Gefallen daran finden.</text:p>
          </table:table-cell>
        </table:table-row>
        <table:table-row table:style-name="ro2">
          <table:table-cell office:value-type="float" office:value="2064" calcext:value-type="float">
            <text:p>206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03M23S" calcext:value-type="time">
            <text:p>0:03:23</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verbitterte Demeter hat dich erreicht, nicht wahr? Sie war einst voller Wärme, musst du wissen, doch neuerdings neigt sie dazu, Wärme zu entziehen, so viel ich weiß.</text:p>
          </table:table-cell>
        </table:table-row>
        <table:table-row table:style-name="ro2">
          <table:table-cell office:value-type="float" office:value="2065" calcext:value-type="float">
            <text:p>206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08M14S" calcext:value-type="time">
            <text:p>0:08:14</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ag mal, Mann, wenn ich nicht irre, hast du da eine Flasche Ambrosia? Ich wusste gar nicht, dass du das Zeug da unten kriegen kannst! Tu mir den Gefallen und behalte, was du noch findest, oder noch besser, verschenk es! Täte mir echt leid, wenn auch nur ein einziger Tropfen verloren ginge!</text:p>
          </table:table-cell>
        </table:table-row>
        <table:table-row table:style-name="ro2">
          <table:table-cell office:value-type="float" office:value="2066" calcext:value-type="float">
            <text:p>206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0M41S" calcext:value-type="time">
            <text:p>0:10:41</text:p>
          </table:table-cell>
          <table:table-cell office:value-type="string" calcext:value-type="string">
            <text:p>Megaira</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 Wenn du ihm noch einmal aushilfst, kriegst du bei unserer nächsten Begegnung tausend Peitschenhiebe. Und wenn ich zurückkomme, liegt dein kleiner Felsen besser da oben, oder du kriegst noch mal tausend.</text:p>
          </table:table-cell>
        </table:table-row>
        <table:table-row table:style-name="ro2">
          <table:table-cell office:value-type="float" office:value="2067" calcext:value-type="float">
            <text:p>206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0M51S" calcext:value-type="time">
            <text:p>0:10:51</text:p>
          </table:table-cell>
          <table:table-cell office:value-type="string" calcext:value-type="string">
            <text:p>Sisyphos</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Klingt gut, klingt gut, ehrwürdige Dame, das ist mehr als angemessen. Ich nehme dich beim Wort! Wir sehen uns bald wieder!</text:p>
          </table:table-cell>
        </table:table-row>
        <table:table-row table:style-name="ro2">
          <table:table-cell office:value-type="float" office:value="2068" calcext:value-type="float">
            <text:p>206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1M07S" calcext:value-type="time">
            <text:p>0:11:0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e ist fort… Ist noch alles dran an dir, Sisyphos? Bist du verletzt?</text:p>
          </table:table-cell>
        </table:table-row>
        <table:table-row table:style-name="ro2">
          <table:table-cell office:value-type="float" office:value="2069" calcext:value-type="float">
            <text:p>206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1M12S" calcext:value-type="time">
            <text:p>0:11:12</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Es geht mir gut, Prinz. Danke der Nachfrage! Ich muss schon sagen, diese Erinye ist ein ganz schöner Wildfang, und so überaus stark. Ich wette, sie könnte meinen alten Felsblock viel besser als ich den Hang hinaufrollen!</text:p>
          </table:table-cell>
        </table:table-row>
        <table:table-row table:style-name="ro2">
          <table:table-cell office:value-type="float" office:value="2070" calcext:value-type="float">
            <text:p>207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2M41S" calcext:value-type="time">
            <text:p>0:12:4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rreehhh hohhhhhh….</text:p>
          </table:table-cell>
        </table:table-row>
        <table:table-row table:style-name="ro2">
          <table:table-cell office:value-type="float" office:value="2071" calcext:value-type="float">
            <text:p>207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2M55S" calcext:value-type="time">
            <text:p>0:12:5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ment, Zagreus, ich spüre etwas, ist das… ah. Du warst mit Chaos in Kontakt. Selbst sie sind also darin verwickelt.</text:p>
          </table:table-cell>
        </table:table-row>
        <table:table-row table:style-name="ro2">
          <table:table-cell office:value-type="float" office:value="2072" calcext:value-type="float">
            <text:p>207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3M05S" calcext:value-type="time">
            <text:p>0:13:0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Nur weil Chaos mir die Macht verleiht, dich zu besiegen, heißt das noch lange nicht, dass sie sich einmischen!</text:p>
          </table:table-cell>
        </table:table-row>
        <table:table-row table:style-name="ro2">
          <table:table-cell office:value-type="float" office:value="2073" calcext:value-type="float">
            <text:p>207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3M11S" calcext:value-type="time">
            <text:p>0:13: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weißt nicht, mit wem oder was du es zu tun hast. Frage bei nächster Gelegenheit Nyx nach ihnen. Ich gebe dir gleich hier eine Gelegenheit, damit du sie schon sehr bald fragen kannst.</text:p>
          </table:table-cell>
        </table:table-row>
        <table:table-row table:style-name="ro2">
          <table:table-cell office:value-type="float" office:value="2074" calcext:value-type="float">
            <text:p>207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6M24S" calcext:value-type="time">
            <text:p>0:16:24</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enn du die Oberwelt erreichst, Zagreus, suchst du mich auf der Stelle auf, ja? Ich persönlich werde dafür sorgen, dass du auf den Olymp begleitet wirst, und deine Suche wird dort enden!</text:p>
          </table:table-cell>
        </table:table-row>
        <table:table-row table:style-name="ro2">
          <table:table-cell office:value-type="float" office:value="2075" calcext:value-type="float">
            <text:p>207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18M29S" calcext:value-type="time">
            <text:p>0:18:2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könntest du mir einen kleinen Gefallen tun, Vetter? Meine Brüder, Schwestern, Verwandten und so, die ahnen nicht, dass ich hier mit dir zusammenarbeite. Das ist kein Drama, aber belassen wir’s vorerst dabei. In Ordnung?</text:p>
          </table:table-cell>
        </table:table-row>
        <table:table-row table:style-name="ro2">
          <table:table-cell office:value-type="float" office:value="2076" calcext:value-type="float">
            <text:p>207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0M09S" calcext:value-type="time">
            <text:p>0:30:09</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hr schon wieder. Ich habe dir doch gesagt, du sollst dich von mir fernhalten. Dein Vater mag hier ja ein hohes Tier sein, aber das ist mir vollkommen gleichgültig, verstehst du? Geh und sag ihm, er kann mich meinetwegen in die Abgründe des Tartaros werfen. Es wäre eine willkommene Abwechslung von dem eintönigen Dasein, das ich hier im Ruhestand friste.</text:p>
          </table:table-cell>
        </table:table-row>
        <table:table-row table:style-name="ro2">
          <table:table-cell office:value-type="float" office:value="2077" calcext:value-type="float">
            <text:p>207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0M48S" calcext:value-type="time">
            <text:p>0:30:48</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He, hör mal, ich sehe, dass du dich im Augenblick quälst, und vielleicht ist dies nicht die Art von Hilfe, die du brauchst, aber… Ich möchte, dass du das hast.</text:p>
          </table:table-cell>
        </table:table-row>
        <table:table-row table:style-name="ro2">
          <table:table-cell office:value-type="float" office:value="2078" calcext:value-type="float">
            <text:p>207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1M01S" calcext:value-type="time">
            <text:p>0:31:01</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Ah, du hast also Mitleid mit mir? Nun, ich bin nicht hochmütig, wie so viele andere hier, also nehme ich es an. Aber du sollst auch nicht leer ausgehen, richtig?</text:p>
          </table:table-cell>
        </table:table-row>
        <table:table-row table:style-name="ro2">
          <table:table-cell office:value-type="float" office:value="2079" calcext:value-type="float">
            <text:p>207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2M57S" calcext:value-type="time">
            <text:p>0:32:57</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hast den Recken besiegt. Also hege ich wenig Hoffnung, dich hier zu bezwingen.</text:p>
          </table:table-cell>
        </table:table-row>
        <table:table-row table:style-name="ro2">
          <table:table-cell office:value-type="float" office:value="2080" calcext:value-type="float">
            <text:p>208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3M05S" calcext:value-type="time">
            <text:p>0:33:05</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Warum machst du dir dann die Mühe, mich zu bekämpfen? Du musst das nicht tun. Dieser Theseus übt einen äußerst fragwürdigen Einfluss auf dich aus!</text:p>
          </table:table-cell>
        </table:table-row>
        <table:table-row table:style-name="ro2">
          <table:table-cell office:value-type="float" office:value="2081" calcext:value-type="float">
            <text:p>208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3M12S" calcext:value-type="time">
            <text:p>0:33:1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Ich durchschaue dich, Knirps. Auch ich wurde aus der Finsternis geboren. Aber ich entschied mich für den Pfad des Lichts. Selbst im Tod war es noch nicht zu spät. &lt;Schnauben&gt; Nicht einmal für ein Ungeheuer wie mich. Ich hoffe, deine Tode werden gleichermaßen erleuchtend sein.</text:p>
          </table:table-cell>
        </table:table-row>
        <table:table-row table:style-name="ro2">
          <table:table-cell office:value-type="float" office:value="2082" calcext:value-type="float">
            <text:p>208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5M10S" calcext:value-type="time">
            <text:p>0:35:1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hast dir deine Weiterfahrt verdient. Ich werde mich nun bis zu unserem nächsten Aufeinandertreffen erholen.</text:p>
          </table:table-cell>
        </table:table-row>
        <table:table-row table:style-name="ro2">
          <table:table-cell office:value-type="float" office:value="2083" calcext:value-type="float">
            <text:p>208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5M26S" calcext:value-type="time">
            <text:p>0:35:2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Mal sehen. In den letzten Kammern, wenigstens sechs an der Zahl, hast du dich blindlings in die Gefahr gestürzt. Und du hast einen solchen Krach gemacht, dass ich ihn fast vom Olymp hören konnte. Ich muss sagen, deine Jagdmethoden sind eher unkonventionell.</text:p>
          </table:table-cell>
        </table:table-row>
        <table:table-row table:style-name="ro2">
          <table:table-cell office:value-type="float" office:value="2084" calcext:value-type="float">
            <text:p>208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6M08S" calcext:value-type="time">
            <text:p>0:36:0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filigranen Bauten des Elysions gibt es Orte vollkommener Stille und Reinheit, wie sie das Geschlecht der Sterblichen im Laufe seines kurzen und oft mühseligen Daseins nur selten findet.</text:p>
          </table:table-cell>
        </table:table-row>
        <table:table-row table:style-name="ro2">
          <table:table-cell office:value-type="float" office:value="2085" calcext:value-type="float">
            <text:p>208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9M01S" calcext:value-type="time">
            <text:p>0:39:01</text:p>
          </table:table-cell>
          <table:table-cell office:value-type="string" calcext:value-type="string">
            <text:p>Zeus</text:p>
          </table:table-cell>
          <table:table-cell office:value-type="string" calcext:value-type="string">
            <text:p>Zagreus</text:p>
          </table:table-cell>
          <table:table-cell office:value-type="string" calcext:value-type="string">
            <text:p>Demeter</text:p>
          </table:table-cell>
          <table:table-cell office:value-type="string" calcext:value-type="string">
            <text:p>Gabe</text:p>
          </table:table-cell>
          <table:table-cell office:value-type="string" calcext:value-type="string">
            <text:p>Elysion</text:p>
          </table:table-cell>
          <table:table-cell office:value-type="string" calcext:value-type="string">
            <text:p>Na, na, junger Mann, was immer du auch über die gute Demeter gehört hast, ich bin hier, um reinen Tisch zu machen. Sie ist für mich wie eine Schwester, mehr jedoch nicht. Obgleich ihren Titaneneltern und den meinen das gleiche Los beschieden war.</text:p>
          </table:table-cell>
        </table:table-row>
        <table:table-row table:style-name="ro2">
          <table:table-cell office:value-type="float" office:value="2086" calcext:value-type="float">
            <text:p>208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39M17S" calcext:value-type="time">
            <text:p>0:39:17</text:p>
          </table:table-cell>
          <table:table-cell office:value-type="string" calcext:value-type="string">
            <text:p>Demeter</text:p>
          </table:table-cell>
          <table:table-cell office:value-type="string" calcext:value-type="string">
            <text:p>Zagreus</text:p>
          </table:table-cell>
          <table:table-cell office:value-type="string" calcext:value-type="string">
            <text:p>Zeus</text:p>
          </table:table-cell>
          <table:table-cell office:value-type="string" calcext:value-type="string">
            <text:p>Gabe</text:p>
          </table:table-cell>
          <table:table-cell office:value-type="string" calcext:value-type="string">
            <text:p>Elysion</text:p>
          </table:table-cell>
          <table:table-cell office:value-type="string" calcext:value-type="string">
            <text:p>Hört, hört, Pflegebruder Zeus! Solch unverhoffte Offenheit, und das von dir! Fast so, als sähest du dich genötigt, die Wahrheit zu sagen, nur weil ich in Hörweite bin.</text:p>
          </table:table-cell>
        </table:table-row>
        <table:table-row table:style-name="ro2">
          <table:table-cell office:value-type="float" office:value="2087" calcext:value-type="float">
            <text:p>208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40M33S" calcext:value-type="time">
            <text:p>0:40:3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Welche Aussichten hast du denn schon gegen die gesegneten Bande der Bruderschaft, Ungeheuer?</text:p>
          </table:table-cell>
        </table:table-row>
        <table:table-row table:style-name="ro2">
          <table:table-cell office:value-type="float" office:value="2088" calcext:value-type="float">
            <text:p>208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40M39S" calcext:value-type="time">
            <text:p>0:40:39</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Du solltest ihn lieber nicht herabsetzen, König. Er ist mächtiger, als es den Anschein hat. Wir müssen diesmal wachsam bleiben.</text:p>
          </table:table-cell>
        </table:table-row>
        <table:table-row table:style-name="ro2">
          <table:table-cell office:value-type="float" office:value="2089" calcext:value-type="float">
            <text:p>208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40M47S" calcext:value-type="time">
            <text:p>0:40:47</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ich bin im Moment vollkommen wachsam, Asterios! Und wäre ich noch am Leben, würde ich geradezu danach lechzen, diese Pustel mit meinem Speer oder womit auch immer zu durchbohren! Dann mal los!</text:p>
          </table:table-cell>
        </table:table-row>
        <table:table-row table:style-name="ro2">
          <table:table-cell office:value-type="float" office:value="2090" calcext:value-type="float">
            <text:p>209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47M20S" calcext:value-type="time">
            <text:p>0:47:2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Nur der riesige Tempel des Styx mit seinen unzähligen Gefahren trennt den Prinzen der Unterwelt nun noch vom Land da draußen, nach dessen Anblick er sich sehnt.</text:p>
          </table:table-cell>
        </table:table-row>
        <table:table-row table:style-name="ro2">
          <table:table-cell office:value-type="float" office:value="2091" calcext:value-type="float">
            <text:p>209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49M20S" calcext:value-type="time">
            <text:p>0:49:2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Tief im entweihten Schlupfwinkel der Satyrn, denen kein Gott heilig ist, liegt der widerliche Inhalt ihrer lästerlichen Rituale, so abscheulich, dass er sich nicht beschreiben lässt.</text:p>
          </table:table-cell>
        </table:table-row>
        <table:table-row table:style-name="ro2">
          <table:table-cell office:value-type="float" office:value="2092" calcext:value-type="float">
            <text:p>209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49M40S" calcext:value-type="time">
            <text:p>0:49:4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Kerberos nimmt den Sack erneut an.</text:p>
          </table:table-cell>
        </table:table-row>
        <table:table-row table:style-name="ro2">
          <table:table-cell office:value-type="float" office:value="2093" calcext:value-type="float">
            <text:p>209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0M14S" calcext:value-type="time">
            <text:p>0:50:1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ie See… der Himmel und die Erde. All das gehört meinen Brüdern. Wir sind blutsverwandt. Aber wir sind Fremde in ihrem Land.</text:p>
          </table:table-cell>
        </table:table-row>
        <table:table-row table:style-name="ro2">
          <table:table-cell office:value-type="float" office:value="2094" calcext:value-type="float">
            <text:p>209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0M24S" calcext:value-type="time">
            <text:p>0:50:2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ein. Keine jammervollen Reden. Und jetzt geh mir aus dem Weg.</text:p>
          </table:table-cell>
        </table:table-row>
        <table:table-row table:style-name="ro2">
          <table:table-cell office:value-type="float" office:value="2095" calcext:value-type="float">
            <text:p>209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0M30S" calcext:value-type="time">
            <text:p>0:50:3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u unverschämtes Balg. Schön. Impulsives Handeln liegt in der Familie.</text:p>
          </table:table-cell>
        </table:table-row>
        <table:table-row table:style-name="ro2">
          <table:table-cell office:value-type="float" office:value="2096" calcext:value-type="float">
            <text:p>209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2M36S" calcext:value-type="time">
            <text:p>0:52:3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Redigierten haben dich wieder erwischt, huh. Es ist nur so: Ich habe überall herumgefragt, und keiner scheint zu wissen, wovon ich rede! Kannst du sie vielleicht beschreiben?</text:p>
          </table:table-cell>
        </table:table-row>
        <table:table-row table:style-name="ro2">
          <table:table-cell office:value-type="float" office:value="2097" calcext:value-type="float">
            <text:p>209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3M14S" calcext:value-type="time">
            <text:p>0:53:14</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offe, ich habe dir mit all den Ausflügen zum Tempel in letzter Zeit keine großen Unannehmlichkeiten bereitet, mein Hündchen. Und wie bist zurückgelangt? Hat Charon dich mitgenommen?</text:p>
          </table:table-cell>
        </table:table-row>
        <table:table-row table:style-name="ro2">
          <table:table-cell office:value-type="float" office:value="2098" calcext:value-type="float">
            <text:p>209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3M25S" calcext:value-type="time">
            <text:p>0:53:25</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So lautet die Frage, die der Prinz dem Hüter der Höllentore stellt, wohl wissend, dass das vielköpfige Monster einen weiten Bogen um den Fährmann macht, wie eigentlich jeder mit einem Fünkchen Verstand.</text:p>
          </table:table-cell>
        </table:table-row>
        <table:table-row table:style-name="ro2">
          <table:table-cell office:value-type="float" office:value="2099" calcext:value-type="float">
            <text:p>209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3M42S" calcext:value-type="time">
            <text:p>0:53:4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annst du mir mehr über Chaos erzählen, Nyx? Ich… habe viele Fragen.</text:p>
          </table:table-cell>
        </table:table-row>
        <table:table-row table:style-name="ro2">
          <table:table-cell office:value-type="float" office:value="2100" calcext:value-type="float">
            <text:p>210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3M49S" calcext:value-type="time">
            <text:p>0:53:4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steht mir nicht zu, zu offen über Chaos zu sprechen, Kind. Es ist ihr Vorrecht, sich dir selbst zu offenbaren. Nur so viel: Sie sind die älteste Macht dieser Welt. Vor ihnen gab es Nichts.</text:p>
          </table:table-cell>
        </table:table-row>
        <table:table-row table:style-name="ro2">
          <table:table-cell office:value-type="float" office:value="2101" calcext:value-type="float">
            <text:p>210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4M09S" calcext:value-type="time">
            <text:p>0:54:0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Eigentlich müsste ich jetzt Sisyphos’ faule Haut gerben, anstatt hier herumzustehen.</text:p>
          </table:table-cell>
        </table:table-row>
        <table:table-row table:style-name="ro2">
          <table:table-cell office:value-type="float" office:value="2102" calcext:value-type="float">
            <text:p>210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4M20S" calcext:value-type="time">
            <text:p>0:54:2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ähm, ja, hallo, Prinz. Hast du einen Wunsch, oder soll ich vielleicht noch ein bisschen aufräumen, oder, da fällt mir ein, möchtest du etwas zu trinken? Irgendwann?</text:p>
          </table:table-cell>
        </table:table-row>
        <table:table-row table:style-name="ro2">
          <table:table-cell office:value-type="float" office:value="2103" calcext:value-type="float">
            <text:p>210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4M31S" calcext:value-type="time">
            <text:p>0:54:3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Ein Getränk irgendwann klingt wunderbar, Dusa, vielleicht morgen, sofern ich bis dahin nicht hier herausgekommen bin…?</text:p>
          </table:table-cell>
        </table:table-row>
        <table:table-row table:style-name="ro2">
          <table:table-cell office:value-type="float" office:value="2104" calcext:value-type="float">
            <text:p>210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4M38S" calcext:value-type="time">
            <text:p>0:54:38</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aas, ich meine, kein Problem, ich meine, vergiss, dass ich gefragt habe, oder so, tut mir leid, auf Wiedersehen!</text:p>
          </table:table-cell>
        </table:table-row>
        <table:table-row table:style-name="ro2">
          <table:table-cell office:value-type="float" office:value="2105" calcext:value-type="float">
            <text:p>210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5M31S" calcext:value-type="time">
            <text:p>0:55:3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Mal sehen, wie gut du im Austeilen bist, Bursche!</text:p>
          </table:table-cell>
        </table:table-row>
        <table:table-row table:style-name="ro2">
          <table:table-cell office:value-type="float" office:value="2106" calcext:value-type="float">
            <text:p>210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7M27S" calcext:value-type="time">
            <text:p>0:57:2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usste, dass du kommen würdest. Doch erst kurz bevor der Umstand eintrat. Daher bleibt nur ein Rest von Überraschung. Auf deinem Wegen durch die Unterwelt umgibt dich ein Schleier der Dunkelheit. Vielleicht ist das der Einfluss der Göttin Nyx? Antworte.</text:p>
          </table:table-cell>
        </table:table-row>
        <table:table-row table:style-name="ro2">
          <table:table-cell office:value-type="float" office:value="2107" calcext:value-type="float">
            <text:p>210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7M45S" calcext:value-type="time">
            <text:p>0:57:4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eiß nicht genau, wie ich darauf antworten soll, Gebieter Chaos, doch ja, Nyx steht mir bei meinen Versuchen, aus dem Reich meines Vaterszu fliehen, zur Seite.</text:p>
          </table:table-cell>
        </table:table-row>
        <table:table-row table:style-name="ro2">
          <table:table-cell office:value-type="float" office:value="2108" calcext:value-type="float">
            <text:p>210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7M55S" calcext:value-type="time">
            <text:p>0:57:5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Dunkelheit, in der du wandelst, ist nicht von solch endlosem Schwarz wie ihre, doch erinnert mich durchaus daran. Ich würde sie gern bitten, sich vor mir zu verbergen, um dann zu versuchen, sie zu finden. Ein kleiner Zeitvertreib für uns beide. Dafür hab ich jetzt dich, wie ich sehe.</text:p>
          </table:table-cell>
        </table:table-row>
        <table:table-row table:style-name="ro2">
          <table:table-cell office:value-type="float" office:value="2109" calcext:value-type="float">
            <text:p>210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0H59M51S" calcext:value-type="time">
            <text:p>0:59:51</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Zagreus, der Nektar, den du geschickt hast? Kallisto und die Nymphen und ich, wir haben ihn neulich probiert, und er war wirklich gut! Danach waren wir ganz ausgelassen. Also danke!</text:p>
          </table:table-cell>
        </table:table-row>
        <table:table-row table:style-name="ro2">
          <table:table-cell office:value-type="float" office:value="2110" calcext:value-type="float">
            <text:p>211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1M41S" calcext:value-type="time">
            <text:p>1:01:41</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eine Ozeane sind nicht nur voller Wasser, sondern auch voller Gefahren, Klein-Hades! Viele der Toten, denen du begegnest, fanden ihr Ende auf See und nicht an Land!</text:p>
          </table:table-cell>
        </table:table-row>
        <table:table-row table:style-name="ro2">
          <table:table-cell office:value-type="float" office:value="2111" calcext:value-type="float">
            <text:p>211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3M00S" calcext:value-type="time">
            <text:p>1:03:00</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sanfte Artemis hat dich bereits gefunden, Zagreus? Sie tut, was ich von ihr verlange. Man kann ihr keinen Vorwurf machen, denn ohne mich gäbe es für sie nichts zum Jagen.</text:p>
          </table:table-cell>
        </table:table-row>
        <table:table-row table:style-name="ro2">
          <table:table-cell office:value-type="float" office:value="2112" calcext:value-type="float">
            <text:p>211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4M22S" calcext:value-type="time">
            <text:p>1:04:22</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hah! Du hast mich gefunden, kleiner Neffe! Inmitten der Vorräte dieses höchst unbehaglichen Fährmanns! Das heißt, du erhältst meinen Segen!</text:p>
          </table:table-cell>
        </table:table-row>
        <table:table-row table:style-name="ro2">
          <table:table-cell office:value-type="float" office:value="2113" calcext:value-type="float">
            <text:p>211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4M42S" calcext:value-type="time">
            <text:p>1:04:4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 Khhrraaa hhaaaaahhhh…</text:p>
          </table:table-cell>
        </table:table-row>
        <table:table-row table:style-name="ro2">
          <table:table-cell office:value-type="float" office:value="2114" calcext:value-type="float">
            <text:p>211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6M22S" calcext:value-type="time">
            <text:p>1:06:22</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 Mmmrrrr….!</text:p>
          </table:table-cell>
        </table:table-row>
        <table:table-row table:style-name="ro2">
          <table:table-cell office:value-type="float" office:value="2115" calcext:value-type="float">
            <text:p>211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6M28S" calcext:value-type="time">
            <text:p>1:06:28</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Lass mich raten. Mord? Oder vielleicht Mörder? Eins von beiden.</text:p>
          </table:table-cell>
        </table:table-row>
        <table:table-row table:style-name="ro2">
          <table:table-cell office:value-type="float" office:value="2116" calcext:value-type="float">
            <text:p>211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6M33S" calcext:value-type="time">
            <text:p>1:06:33</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ord… Mmord!!</text:p>
          </table:table-cell>
        </table:table-row>
        <table:table-row table:style-name="ro2">
          <table:table-cell office:value-type="float" office:value="2117" calcext:value-type="float">
            <text:p>211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9M11S" calcext:value-type="time">
            <text:p>1:09:11</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ör mal, eure königliche Hoheit. Du kennst doch viele Schatten. Du kennst nicht zufällig einen gewissen Orpheus? Spindeldürr, klein, klingt weinerlich? Mir kam zu Ohren, dass er einen Posten an eurem Hof hat. Und Musik macht!</text:p>
          </table:table-cell>
        </table:table-row>
        <table:table-row table:style-name="ro2">
          <table:table-cell office:value-type="float" office:value="2118" calcext:value-type="float">
            <text:p>211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9M23S" calcext:value-type="time">
            <text:p>1:09:23</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türlich kenne ich Orpheus, wir sind Kumpel! Warte mal, warum fragst du?</text:p>
          </table:table-cell>
        </table:table-row>
        <table:table-row table:style-name="ro2">
          <table:table-cell office:value-type="float" office:value="2119" calcext:value-type="float">
            <text:p>211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09M33S" calcext:value-type="time">
            <text:p>1:09:33</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hr seid Kumpel, huh. Pass auf, dass du dich bloß nicht auf ihn verlässt. Hat mich wohl nie erwähnt, wie? Na ja, falls er dies je tun sollte, sag ihm, es gehe mir hervorragend! Es geht mir hervorragend.</text:p>
          </table:table-cell>
        </table:table-row>
        <table:table-row table:style-name="ro2">
          <table:table-cell office:value-type="float" office:value="2120" calcext:value-type="float">
            <text:p>212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11M58S" calcext:value-type="time">
            <text:p>1:11:5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chafft es mein liebster Gott der Unterwelt, zu überleben? Zag, hältst du dich wacker? Ich wette, momentan ganz gut!</text:p>
          </table:table-cell>
        </table:table-row>
        <table:table-row table:style-name="ro2">
          <table:table-cell office:value-type="float" office:value="2121" calcext:value-type="float">
            <text:p>212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13M23S" calcext:value-type="time">
            <text:p>1:13:23</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r Hermes, bitte nimm dieses Geschenk als kleines Zeichen meiner Wertschätzung an. Ich danke dir dafür, dass du mich immer auf Trab hältst.</text:p>
          </table:table-cell>
        </table:table-row>
        <table:table-row table:style-name="ro2">
          <table:table-cell office:value-type="float" office:value="2122" calcext:value-type="float">
            <text:p>212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13M32S" calcext:value-type="time">
            <text:p>1:13:32</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Oh! Verdammt nett von dir, eine kleine Anerkennung dazulassen, Boss. Ich hab auch was für dich, einen guten Rat: Leg einen Zahn zu! Das hier hilft dir vielleicht dabei.</text:p>
          </table:table-cell>
        </table:table-row>
        <table:table-row table:style-name="ro2">
          <table:table-cell office:value-type="float" office:value="2123" calcext:value-type="float">
            <text:p>212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14M00S" calcext:value-type="time">
            <text:p>1:14:00</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Nachricht vom Olymp für dich, Boss! Da steht, „Es ist wirklich schön hier auf dem Berg, und nicht aus der Unterwelt fliehen zu müssen! Komm bald zu uns, ja?“</text:p>
          </table:table-cell>
        </table:table-row>
        <table:table-row table:style-name="ro2">
          <table:table-cell office:value-type="float" office:value="2124" calcext:value-type="float">
            <text:p>212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19M27S" calcext:value-type="time">
            <text:p>1:19:27</text:p>
          </table:table-cell>
          <table:table-cell office:value-type="string" calcext:value-type="string">
            <text:p>Poseidon</text:p>
          </table:table-cell>
          <table:table-cell office:value-type="string" calcext:value-type="string">
            <text:p>Zagreus</text:p>
          </table:table-cell>
          <table:table-cell office:value-type="string" calcext:value-type="string">
            <text:p>Artemis</text:p>
          </table:table-cell>
          <table:table-cell office:value-type="string" calcext:value-type="string">
            <text:p>Gabe</text:p>
          </table:table-cell>
          <table:table-cell office:value-type="string" calcext:value-type="string">
            <text:p>Elysion</text:p>
          </table:table-cell>
          <table:table-cell office:value-type="string" calcext:value-type="string">
            <text:p>Was mich angeht, Neffe, ich komme gut mit allen aus! Eine eher seltene Fähigkeit, wie es scheint! Meine Nichte Artemis zum Beispiel! Verträgt nicht den geringsten Spaß! Kind, mit solch einer säuerlichen Miene lockst du so schnell keinen Gefährten an!</text:p>
          </table:table-cell>
        </table:table-row>
        <table:table-row table:style-name="ro2">
          <table:table-cell office:value-type="float" office:value="2125" calcext:value-type="float">
            <text:p>212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19M43S" calcext:value-type="time">
            <text:p>1:19:43</text:p>
          </table:table-cell>
          <table:table-cell office:value-type="string" calcext:value-type="string">
            <text:p>Artemis</text:p>
          </table:table-cell>
          <table:table-cell office:value-type="string" calcext:value-type="string">
            <text:p>Zagreus</text:p>
          </table:table-cell>
          <table:table-cell office:value-type="string" calcext:value-type="string">
            <text:p>Poseidon</text:p>
          </table:table-cell>
          <table:table-cell office:value-type="string" calcext:value-type="string">
            <text:p>Gabe</text:p>
          </table:table-cell>
          <table:table-cell office:value-type="string" calcext:value-type="string">
            <text:p>Elysion</text:p>
          </table:table-cell>
          <table:table-cell office:value-type="string" calcext:value-type="string">
            <text:p>Oh, und wäre das nicht furchtbar schade, Onkel Poseidon. Was könnte wohl der Grund für meine säuerliche Miene hier oben sein, frage ich mich? Vielleicht kennt Zagreus ja die Antwort.</text:p>
          </table:table-cell>
        </table:table-row>
        <table:table-row table:style-name="ro2">
          <table:table-cell office:value-type="float" office:value="2126" calcext:value-type="float">
            <text:p>212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19M55S" calcext:value-type="time">
            <text:p>1:19:55</text:p>
          </table:table-cell>
          <table:table-cell office:value-type="string" calcext:value-type="string">
            <text:p>Poseidon</text:p>
          </table:table-cell>
          <table:table-cell office:value-type="string" calcext:value-type="string">
            <text:p>Zagreus</text:p>
          </table:table-cell>
          <table:table-cell office:value-type="string" calcext:value-type="string">
            <text:p>Artemis</text:p>
          </table:table-cell>
          <table:table-cell office:value-type="string" calcext:value-type="string">
            <text:p>Gabe</text:p>
          </table:table-cell>
          <table:table-cell office:value-type="string" calcext:value-type="string">
            <text:p>Elysion</text:p>
          </table:table-cell>
          <table:table-cell office:value-type="string" calcext:value-type="string">
            <text:p>Hahaha! Siehst du, was ich meine, Neffe?</text:p>
          </table:table-cell>
        </table:table-row>
        <table:table-row table:style-name="ro2">
          <table:table-cell office:value-type="float" office:value="2127" calcext:value-type="float">
            <text:p>212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27M15S" calcext:value-type="time">
            <text:p>1:27:15</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hah, der Schuft kommt schon wieder angekrochen, wie die unscheinbare Motte, die vom Licht der Rechtschaffenheit angezogen wird!</text:p>
          </table:table-cell>
        </table:table-row>
        <table:table-row table:style-name="ro2">
          <table:table-cell office:value-type="float" office:value="2128" calcext:value-type="float">
            <text:p>212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27M31S" calcext:value-type="time">
            <text:p>1:27:3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nein! Nicht das Licht der Rechtschaffenheit! Bist du fertig? Fangen wir endlich an. Ich habe einen langen Weg hinter mir.</text:p>
          </table:table-cell>
        </table:table-row>
        <table:table-row table:style-name="ro2">
          <table:table-cell office:value-type="float" office:value="2129" calcext:value-type="float">
            <text:p>212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27M36S" calcext:value-type="time">
            <text:p>1:27:36</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Hast du das gehört, Asterios? Unser teuflischer Besucher fleht um Gnade. Fleht uns zweifellos an, unachtsam zu werden!! Mein Freund, lass ihn uns gemeinsam bezwingen. Möge die Herrlichkeit des Olymp unsere Hand führen!!</text:p>
          </table:table-cell>
        </table:table-row>
        <table:table-row table:style-name="ro2">
          <table:table-cell office:value-type="float" office:value="2130" calcext:value-type="float">
            <text:p>213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32M16S" calcext:value-type="time">
            <text:p>1:32:1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weithin gefürchtete und vielköpfige Kerberos, Hüter der Unterwelt, bewacht den Eingang in dieses Reich und verschlingt jeden, der töricht genug ist, einen Fluchtversuch zu wagen.</text:p>
          </table:table-cell>
        </table:table-row>
        <table:table-row table:style-name="ro2">
          <table:table-cell office:value-type="float" office:value="2131" calcext:value-type="float">
            <text:p>213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36M14S" calcext:value-type="time">
            <text:p>1:36: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gigantische Kerberos nimmt die widerliche Gabe des Prinzen an.</text:p>
          </table:table-cell>
        </table:table-row>
        <table:table-row table:style-name="ro2">
          <table:table-cell office:value-type="float" office:value="2132" calcext:value-type="float">
            <text:p>213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36M44S" calcext:value-type="time">
            <text:p>1:36:4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Meine Brüder, meine Schwestern und ich. Auch wir wollten unsere Eltern töten. Die Titanen, Miststücke. Und Schlimmeres.</text:p>
          </table:table-cell>
        </table:table-row>
        <table:table-row table:style-name="ro2">
          <table:table-cell office:value-type="float" office:value="2133" calcext:value-type="float">
            <text:p>213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36M57S" calcext:value-type="time">
            <text:p>1:36:5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Und euch ist es gelungen. Ihr habt einige von ihnen regelrecht zerstückelt und sie auf alle Abgründe des Tartaros verteilt, damit sie nicht wieder auferstehen können! Oder so erzählt man sich zumindest. Wirklich inspirierend!</text:p>
          </table:table-cell>
        </table:table-row>
        <table:table-row table:style-name="ro2">
          <table:table-cell office:value-type="float" office:value="2134" calcext:value-type="float">
            <text:p>213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37M08S" calcext:value-type="time">
            <text:p>1:37:0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hatten damals keine andere Wahl, als unsere Kräfte zu vereinen. Wir fassten einen Plan und haben ihn zu Ende gebracht. Und die Titanen…? Du hältst mich für grausam, jedoch weißt du nichts über Grausamkeit. Aber wenn du etwas brauchst, dass du hassen kannst, dann bitte!</text:p>
          </table:table-cell>
        </table:table-row>
        <table:table-row table:style-name="ro2">
          <table:table-cell office:value-type="float" office:value="2135" calcext:value-type="float">
            <text:p>213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0M18S" calcext:value-type="time">
            <text:p>1:40:1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Tss. So erniedrigt zu werden… von meinem eigenen undankbaren Fleisch und Blut. Eine solche Behandlung hätte ich von meinen Brüdern erwartet, nicht aber von dir…! Nrrrgghhh….</text:p>
          </table:table-cell>
        </table:table-row>
        <table:table-row table:style-name="ro2">
          <table:table-cell office:value-type="float" office:value="2136" calcext:value-type="float">
            <text:p>213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3M23S" calcext:value-type="time">
            <text:p>1:43:2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uh, merkwürdig. Diesmal steht nichts in meiner Liste, aber… Ich hätte schwören können, dass ich dich aus dem Teich da drüben kommen sah. Ich muss dieses Ding mal prüfen lassen.</text:p>
          </table:table-cell>
        </table:table-row>
        <table:table-row table:style-name="ro2">
          <table:table-cell office:value-type="float" office:value="2137" calcext:value-type="float">
            <text:p>213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3M53S" calcext:value-type="time">
            <text:p>1:43:53</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Eines der furchterregenden Mäuler des Kerberos putzt die anderen beiden.</text:p>
          </table:table-cell>
        </table:table-row>
        <table:table-row table:style-name="ro2">
          <table:table-cell office:value-type="float" office:value="2138" calcext:value-type="float">
            <text:p>213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4M03S" calcext:value-type="time">
            <text:p>1:44:03</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Du kennst nicht zufällig die Nymphe Eurydike? Groß, gern im Wald? Ich habe den Eindruck, dass ihr zwei euch vielleicht kennt.</text:p>
          </table:table-cell>
        </table:table-row>
        <table:table-row table:style-name="ro2">
          <table:table-cell office:value-type="float" office:value="2139" calcext:value-type="float">
            <text:p>213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4M12S" calcext:value-type="time">
            <text:p>1:44:12</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Nun… ja. Ich kenne Eurydike. Oder genauer gesagt: Ich kannte sie einmal. Warum fragst du mich so etwas, mein Freund?</text:p>
          </table:table-cell>
        </table:table-row>
        <table:table-row table:style-name="ro2">
          <table:table-cell office:value-type="float" office:value="2140" calcext:value-type="float">
            <text:p>214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4M21S" calcext:value-type="time">
            <text:p>1:44:2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sie gesehen, Kumpel. In Asphodel. Es geht ihr gut da oben! Sie ist ganz allein. Ihr zwei, ihr kanntet euch früher, oder?</text:p>
          </table:table-cell>
        </table:table-row>
        <table:table-row table:style-name="ro2">
          <table:table-cell office:value-type="float" office:value="2141" calcext:value-type="float">
            <text:p>214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4M30S" calcext:value-type="time">
            <text:p>1:44:30</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r kannten uns nicht nur, Zagreus. Wir warten [sic] Eheleute. Sie war meine Muse. Wenn ich mir vorstelle, dass wir dazu verdammt sind, im Jenseits getrennt zu sein… Ach, was soll’s!</text:p>
          </table:table-cell>
        </table:table-row>
        <table:table-row table:style-name="ro2">
          <table:table-cell office:value-type="float" office:value="2142" calcext:value-type="float">
            <text:p>214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4M44S" calcext:value-type="time">
            <text:p>1:44:44</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 was soll’s? Hast du nicht vielleicht eine Nachricht, die ich ihr überbringen könnte, falls sie mir erneut begegnet? So etwas in der Art?</text:p>
          </table:table-cell>
        </table:table-row>
        <table:table-row table:style-name="ro2">
          <table:table-cell office:value-type="float" office:value="2143" calcext:value-type="float">
            <text:p>214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4M50S" calcext:value-type="time">
            <text:p>1:44:50</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öchte sie nicht wieder behelligen, mein Freund. Erwähne mich ihr gegenüber nicht, in Ordnung? Ich habe meine Erinnerungen an sie, das genügt.</text:p>
          </table:table-cell>
        </table:table-row>
        <table:table-row table:style-name="ro2">
          <table:table-cell office:value-type="float" office:value="2144" calcext:value-type="float">
            <text:p>214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5M01S" calcext:value-type="time">
            <text:p>1:45:01</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die Olympianer, sie waren eine sehr große hilfe [sic] bisher doch… war es wirklich nötig, dass sie sich in all dies einmischen? Ich hätte auch alleine gehen können.</text:p>
          </table:table-cell>
        </table:table-row>
        <table:table-row table:style-name="ro2">
          <table:table-cell office:value-type="float" office:value="2145" calcext:value-type="float">
            <text:p>214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5M11S" calcext:value-type="time">
            <text:p>1:45:1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ohne sie hättest du es nicht sehr weit geschafft, mein Kind. Dein vater ist zu stolz Hilfe in seinen persönlichen angelegenheiten [sic] anzunehmen. Verschenke diesen Vorteil, welcher dir gegeben wurde, nicht.</text:p>
          </table:table-cell>
        </table:table-row>
        <table:table-row table:style-name="ro2">
          <table:table-cell office:value-type="float" office:value="2146" calcext:value-type="float">
            <text:p>214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5M22S" calcext:value-type="time">
            <text:p>1:45:2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ber ich täusche sie. Ich nutze ihre guten Gemüter aus nur um Mutter zu finden. Was würde passieren wenn sie all das herausfinden?</text:p>
          </table:table-cell>
        </table:table-row>
        <table:table-row table:style-name="ro2">
          <table:table-cell office:value-type="float" office:value="2147" calcext:value-type="float">
            <text:p>214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5M29S" calcext:value-type="time">
            <text:p>1:45:2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alle Schritte welche in meiner Macht liegen, einleiten um dies zu verhinder und du solltest das gleiche machen.</text:p>
          </table:table-cell>
        </table:table-row>
        <table:table-row table:style-name="ro2">
          <table:table-cell office:value-type="float" office:value="2148" calcext:value-type="float">
            <text:p>214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5M57S" calcext:value-type="time">
            <text:p>1:45:5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iehst besorgt aus, Junge. Verrätst du mir, was in dir vorgeht?</text:p>
          </table:table-cell>
        </table:table-row>
        <table:table-row table:style-name="ro2">
          <table:table-cell office:value-type="float" office:value="2149" calcext:value-type="float">
            <text:p>214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6M01S" calcext:value-type="time">
            <text:p>1:46:01</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Mir begegnete die Göttin Demeter da draußen. Die Segen, die sie mir gab, sie… ließen aus allem die Hitze und das Leben weichen. Ich dachte, sie kümmert sich um Früchte und Getreide und Gemüse und dergleichen? Nicht, dass ich mich beschweren will.</text:p>
          </table:table-cell>
        </table:table-row>
        <table:table-row table:style-name="ro2">
          <table:table-cell office:value-type="float" office:value="2150" calcext:value-type="float">
            <text:p>215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6M16S" calcext:value-type="time">
            <text:p>1:46:1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or allen Göttern und Göttinnen muss man zittern. Demeter hat die Macht, Leben zu geben oder zu nehmen. Anscheinend liegt ihr aber mehr an Letzterem. Sie ist die Älteste im Olymp, und dein Vater scheint sie ganz besonders zu verabscheuen. Ich weiß nicht, warum. Sei vorsichtig.</text:p>
          </table:table-cell>
        </table:table-row>
        <table:table-row table:style-name="ro2">
          <table:table-cell office:value-type="float" office:value="2151" calcext:value-type="float">
            <text:p>215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6M36S" calcext:value-type="time">
            <text:p>1:46:3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ähm, ich wollte mich nur entschuldigen, weil, ich glaube ich aheb mich vielleicht sehr ungebührlich verhalten, als du zuletzt mit mir sprachst? Aber ich mag meine Arbeit so sehr und verspreche, dass ich immer mein Allerbestes geben werde,und ich hoffe nur, ich bekomme noch eine Chance?</text:p>
          </table:table-cell>
        </table:table-row>
        <table:table-row table:style-name="ro2">
          <table:table-cell office:value-type="float" office:value="2152" calcext:value-type="float">
            <text:p>215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6M51S" calcext:value-type="time">
            <text:p>1:46:5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sa, bitte, du brauchst dich nicht zu entschuldigen! Du leistest hervorragende Arbeit, wirklich!</text:p>
          </table:table-cell>
        </table:table-row>
        <table:table-row table:style-name="ro2">
          <table:table-cell office:value-type="float" office:value="2153" calcext:value-type="float">
            <text:p>215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6M57S" calcext:value-type="time">
            <text:p>1:46:57</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as? Du meinst das wirklich, Prinz, ich… danke dir, danke vielmals!!</text:p>
          </table:table-cell>
        </table:table-row>
        <table:table-row table:style-name="ro2">
          <table:table-cell office:value-type="float" office:value="2154" calcext:value-type="float">
            <text:p>215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48M13S" calcext:value-type="time">
            <text:p>1:48:13</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chau an, das unvergleichliche Geschütz aus Adamant ist in deiner Hand! Feinde aus der Ferne zu treffen, ist das einzig Wahre, und einen besseren Ersatz für Blitze wirst du kaum finden!</text:p>
          </table:table-cell>
        </table:table-row>
        <table:table-row table:style-name="ro2">
          <table:table-cell office:value-type="float" office:value="2155" calcext:value-type="float">
            <text:p>215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50M19S" calcext:value-type="time">
            <text:p>1:50:1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ist inzwischen vielen der Olympiern begegnet. Alle bestärkten dich darin, den Weg auf ihren Gipfel anzutreten. Auf Familienbande halten sie sehr viel, doch keiner von ihnen weiß mehr, wer ich bin. Setze nicht zu viel Vertrauen in sie, oh Sohn des Hades.</text:p>
          </table:table-cell>
        </table:table-row>
        <table:table-row table:style-name="ro2">
          <table:table-cell office:value-type="float" office:value="2156" calcext:value-type="float">
            <text:p>215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55M21S" calcext:value-type="time">
            <text:p>1:55:21</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Kleiner Gott, sicher weißt du um das unendliche Vermögen des Herzens, mitzufühlen. Und ich fühle so mit dir, dass ich einige meiner schönsten Segen für dich mitgebracht habe!</text:p>
          </table:table-cell>
        </table:table-row>
        <table:table-row table:style-name="ro2">
          <table:table-cell office:value-type="float" office:value="2157" calcext:value-type="float">
            <text:p>215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59M12S" calcext:value-type="time">
            <text:p>1:59:12</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iehst du, Alekto? Wir haben schließlich doch ein gemeinsames Interesse.</text:p>
          </table:table-cell>
        </table:table-row>
        <table:table-row table:style-name="ro2">
          <table:table-cell office:value-type="float" office:value="2158" calcext:value-type="float">
            <text:p>215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59M14S" calcext:value-type="time">
            <text:p>1:59:14</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uh! Du musst Schmerzen wirklich schrecklich mögne, Rotblut. Oder vielleicht bin’s nur ich.</text:p>
          </table:table-cell>
        </table:table-row>
        <table:table-row table:style-name="ro2">
          <table:table-cell office:value-type="float" office:value="2159" calcext:value-type="float">
            <text:p>215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1H59M27S" calcext:value-type="time">
            <text:p>1:59:27</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ast du gerade…? Vergleiche dich nie wieder mit mir, du Abschaum. Du willst mehr Schmerzen? Diesem Wunsch komme ich dir gern nach.</text:p>
          </table:table-cell>
        </table:table-row>
        <table:table-row table:style-name="ro2">
          <table:table-cell office:value-type="float" office:value="2160" calcext:value-type="float">
            <text:p>216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05M13S" calcext:value-type="time">
            <text:p>2:05:13</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s gibt es neues, mein Lieber, hat sich in deinem noblen Haus in letzter Zeit etwas zugetragen?</text:p>
          </table:table-cell>
        </table:table-row>
        <table:table-row table:style-name="ro2">
          <table:table-cell office:value-type="float" office:value="2161" calcext:value-type="float">
            <text:p>216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05M23S" calcext:value-type="time">
            <text:p>2:05:23</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un, du erwähntest Orpheus… Mein Vater hatte ihn eine Weile eingesperr [sic], weil er sich weigerte zu singen. Obwohl er doch Hofmusikant ist. Aber jetzt ist er wieder auf freiem Fuß und es geht ihm gut! Meine ich jedenfalls.</text:p>
          </table:table-cell>
        </table:table-row>
        <table:table-row table:style-name="ro2">
          <table:table-cell office:value-type="float" office:value="2162" calcext:value-type="float">
            <text:p>216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05M33S" calcext:value-type="time">
            <text:p>2:05:33</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r folgt den Anweisungen nicht, hm? Klingt ganz nach Orpheus. Nun, wenn dies das Aufregendste ist, was du zu berichten hast, dann verpasse ich ja nicht sonderlich viel da draußen.</text:p>
          </table:table-cell>
        </table:table-row>
        <table:table-row table:style-name="ro2">
          <table:table-cell office:value-type="float" office:value="2163" calcext:value-type="float">
            <text:p>216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08M33S" calcext:value-type="time">
            <text:p>2:08:33</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enn du mit dem Einkaufen fertig bist, Zagreus, wie wär’s, wenn wir gleich zur Sache kämen?</text:p>
          </table:table-cell>
        </table:table-row>
        <table:table-row table:style-name="ro2">
          <table:table-cell office:value-type="float" office:value="2164" calcext:value-type="float">
            <text:p>216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11M53S" calcext:value-type="time">
            <text:p>2:11:53</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ie ich sehe, hast du bereits den Segen der ehrwürdigen Aphrodite. Die Liebe und der Tod, gemeinsam, Hand in Hand? Das ist Musik in meinen Ohren.</text:p>
          </table:table-cell>
        </table:table-row>
        <table:table-row table:style-name="ro2">
          <table:table-cell office:value-type="float" office:value="2165" calcext:value-type="float">
            <text:p>216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25M28S" calcext:value-type="time">
            <text:p>2:25:28</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So sehen wir uns wieder, Knirps. Für einen weiteren Kampf.</text:p>
          </table:table-cell>
        </table:table-row>
        <table:table-row table:style-name="ro2">
          <table:table-cell office:value-type="float" office:value="2166" calcext:value-type="float">
            <text:p>216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25M30S" calcext:value-type="time">
            <text:p>2:25:30</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Knirps?! Das geht aber unter die Gürtellinie, Herr. Und ich dachte, du wärst vom ehrenhaften Schlag.</text:p>
          </table:table-cell>
        </table:table-row>
        <table:table-row table:style-name="ro2">
          <table:table-cell office:value-type="float" office:value="2167" calcext:value-type="float">
            <text:p>216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25M35S" calcext:value-type="time">
            <text:p>2:25:3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verhöhnst mich und meine Ehre. &lt;Schnauben&gt; Eine beliebte Taktik. Und jetzt mach dich bereit.</text:p>
          </table:table-cell>
        </table:table-row>
        <table:table-row table:style-name="ro2">
          <table:table-cell office:value-type="float" office:value="2168" calcext:value-type="float">
            <text:p>216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28M00S" calcext:value-type="time">
            <text:p>2:28:0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Vielen Dank für die Kampfübungen, Knirps. Ich bin froh, dass wir uns das zur Gewohnheit machen konnten.</text:p>
          </table:table-cell>
        </table:table-row>
        <table:table-row table:style-name="ro2">
          <table:table-cell office:value-type="float" office:value="2169" calcext:value-type="float">
            <text:p>216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28M15S" calcext:value-type="time">
            <text:p>2:28:15</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Sag mal, hast du letztens Ungeziefer nahe der Oberfläche gejagt, Zagreus? Das ist praktisch genau wie eine echte Jagd! Muss aufregend gewesen sein!</text:p>
          </table:table-cell>
        </table:table-row>
        <table:table-row table:style-name="ro2">
          <table:table-cell office:value-type="float" office:value="2170" calcext:value-type="float">
            <text:p>217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34M11S" calcext:value-type="time">
            <text:p>2:34:11</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Wollte nur mal nach dir sehen, Boss. Geht’s dir gut, alles in Ordnung und so? Kann dich allerdings kein bisschen hören, also antworte nicht.</text:p>
          </table:table-cell>
        </table:table-row>
        <table:table-row table:style-name="ro2">
          <table:table-cell office:value-type="float" office:value="2171" calcext:value-type="float">
            <text:p>217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34M39S" calcext:value-type="time">
            <text:p>2:34:39</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Nun, Ausgeburt der Hölle, du hast beim letzten Kampf hier meine Ehre befleckt. Aber wie du deutlich sehen kannst, bin ich zurückgekehrt! Genau wie Asterios! Und wir haben genug Ehre übrig!</text:p>
          </table:table-cell>
        </table:table-row>
        <table:table-row table:style-name="ro2">
          <table:table-cell office:value-type="float" office:value="2172" calcext:value-type="float">
            <text:p>217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34M51S" calcext:value-type="time">
            <text:p>2:34:5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ollte nicht ich der Recke des Elysions sein, nun, da ich dich besiegt habe? Gibt es denn niemanden mehr hier, der mich herausfordern möchte? Was ist mit Herakles? Jemand der nicht so viel plaudert wie du?</text:p>
          </table:table-cell>
        </table:table-row>
        <table:table-row table:style-name="ro2">
          <table:table-cell office:value-type="float" office:value="2173" calcext:value-type="float">
            <text:p>217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35M00S" calcext:value-type="time">
            <text:p>2:35:00</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sehr gerissen, Schuft. Den Namen von Herakles zu beschwören, in dem Bestreben, mich vor Neid zur Raserei zu veranlassen. Das wird nicht funktionieren! Du wirst dennoch teuer dafür bezahlen!</text:p>
          </table:table-cell>
        </table:table-row>
        <table:table-row table:style-name="ro2">
          <table:table-cell office:value-type="float" office:value="2174" calcext:value-type="float">
            <text:p>217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1M55S" calcext:value-type="time">
            <text:p>2:41:55</text:p>
          </table:table-cell>
          <table:table-cell office:value-type="string" calcext:value-type="string">
            <text:p>Hades</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Trage dafür Sorge, Megaira. Ich finde, dass die Hilfe in diesem Haus in letzter Zeit sehr zu wünschen übrig lässt. Ich vertraue darauf, dass du sie wieder auf den richtigen Pfad bringt.</text:p>
          </table:table-cell>
        </table:table-row>
        <table:table-row table:style-name="ro2">
          <table:table-cell office:value-type="float" office:value="2175" calcext:value-type="float">
            <text:p>217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2M05S" calcext:value-type="time">
            <text:p>2:42:05</text:p>
          </table:table-cell>
          <table:table-cell office:value-type="string" calcext:value-type="string">
            <text:p>Megaira</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ein Wille geschehe, ehrwürdiger Hades. Ich werde alles daransetzen.</text:p>
          </table:table-cell>
        </table:table-row>
        <table:table-row table:style-name="ro2">
          <table:table-cell office:value-type="float" office:value="2176" calcext:value-type="float">
            <text:p>217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2M16S" calcext:value-type="time">
            <text:p>2:42:1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Prinz, ähm, eigentlich soll ich arbeiten, drum kann ich jetzt nicht reden, OK?</text:p>
          </table:table-cell>
        </table:table-row>
        <table:table-row table:style-name="ro2">
          <table:table-cell office:value-type="float" office:value="2177" calcext:value-type="float">
            <text:p>217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2M37S" calcext:value-type="time">
            <text:p>2:42:37</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du hilfst mir immer wieder, mit den Olympiern, dem Spiegel, dem Baumeister, ich… Ich befürchte, das Vater seinen Zorn über dich entladen wird, falls er dahinter kommen sollte. Ich möchte nicht, dass irgendwas passiert.</text:p>
          </table:table-cell>
        </table:table-row>
        <table:table-row table:style-name="ro2">
          <table:table-cell office:value-type="float" office:value="2178" calcext:value-type="float">
            <text:p>217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2M49S" calcext:value-type="time">
            <text:p>2:42:4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m mich brauchst du dir keine Sorgen zu machen, mein Kind. Denn ich bin ja keine Untergebene, die dein Vater nach Lust und Laune bestrafen darf. Ich bin die Nacht, und dass dieses Haus steht, ist allein meiner Gunst zu verdanken. Dein Vater weiß das. Er und ich haben daher gewisse gemeinsame Ziele. Wir müssen zusammenarbeiten.</text:p>
          </table:table-cell>
        </table:table-row>
        <table:table-row table:style-name="ro2">
          <table:table-cell office:value-type="float" office:value="2179" calcext:value-type="float">
            <text:p>217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3M08S" calcext:value-type="time">
            <text:p>2:43:0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nn… wenn er wirklich nichts tun kann, warum dann diese Täuschung? Hinsichtlich meiner leiblichen Mutter, meine ich?</text:p>
          </table:table-cell>
        </table:table-row>
        <table:table-row table:style-name="ro2">
          <table:table-cell office:value-type="float" office:value="2180" calcext:value-type="float">
            <text:p>218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3M16S" calcext:value-type="time">
            <text:p>2:43:16</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itte… das ist ein Thema, zu dem ich nichts sagen darf. Wenn du deiner leiblichen Mutter irgendwann begegnest… wirst du verstehen.</text:p>
          </table:table-cell>
        </table:table-row>
        <table:table-row table:style-name="ro2">
          <table:table-cell office:value-type="float" office:value="2181" calcext:value-type="float">
            <text:p>218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3M44S" calcext:value-type="time">
            <text:p>2:43:44</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y, schau mal, was ich da draußen aufgelesen habe, Achilles, Herr! Eine edle Flasche Ambrosia, direkt aus dem Elysion! Wie ich höre, ist das sehr gutes Zeug, aber… ich kann sie nicht mal öffnen. Ich habe keine Ahnung, was ich jetzt damit tun soll.</text:p>
          </table:table-cell>
        </table:table-row>
        <table:table-row table:style-name="ro2">
          <table:table-cell office:value-type="float" office:value="2182" calcext:value-type="float">
            <text:p>218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4M02S" calcext:value-type="time">
            <text:p>2:44:02</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r Trank der Götter! Auch ich habe gehört, dass er gut ist. Aber er ist nur für Leute gedacht, die dir nahestehen. Vielleicht solltest du ihn aufbewahren, bis der rechte Augenblick gekommen ist? Jemand wäre sehr dankbar dafür, da bin ich sicher. Oder vielleicht könntest du ihn beim elenden Trödler da drüben gegen etwas eintauschen.</text:p>
          </table:table-cell>
        </table:table-row>
        <table:table-row table:style-name="ro2">
          <table:table-cell office:value-type="float" office:value="2183" calcext:value-type="float">
            <text:p>218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5M33S" calcext:value-type="time">
            <text:p>2:45:33</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 wie ich mich danach sehne, dir Aug in Auge zu begegnen! So lange muss jedoch dies alte Mittel, in Kontakt zu bleiben, genügen. Du passt gut auf dich auf, ja?</text:p>
          </table:table-cell>
        </table:table-row>
        <table:table-row table:style-name="ro2">
          <table:table-cell office:value-type="float" office:value="2184" calcext:value-type="float">
            <text:p>218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47M01S" calcext:value-type="time">
            <text:p>2:47:01</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Göttin Aphrodite umfing dich offenbar mit ihren Reizen, doch ich bin gespannt, ob ihre Herrschaft über das Gefühl der Liebe bis unter die Erde reicht.</text:p>
          </table:table-cell>
        </table:table-row>
        <table:table-row table:style-name="ro2">
          <table:table-cell office:value-type="float" office:value="2185" calcext:value-type="float">
            <text:p>218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51M08S" calcext:value-type="time">
            <text:p>2:51:0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ins muss ich dir lassen, Zag, du gibst nicht klein bei. Der wievielte Versuch ist das, da rauszukommen, vielleicht der zwanzigste?</text:p>
          </table:table-cell>
        </table:table-row>
        <table:table-row table:style-name="ro2">
          <table:table-cell office:value-type="float" office:value="2186" calcext:value-type="float">
            <text:p>218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52M01S" calcext:value-type="time">
            <text:p>2:52:01</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dankbar, dass die Flüsse, die in dein Reich führen, noch nicht eingefroren sind, Zagreus.</text:p>
          </table:table-cell>
        </table:table-row>
        <table:table-row table:style-name="ro2">
          <table:table-cell office:value-type="float" office:value="2187" calcext:value-type="float">
            <text:p>218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53M42S" calcext:value-type="time">
            <text:p>2:53:42</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Gut gemacht, Rotblut, du hast es bis hierher geschafft! Aber leider muss ich dich jetzt zurück zu deinem Vater schicken. Nimm's nicht persönlich.</text:p>
          </table:table-cell>
        </table:table-row>
        <table:table-row table:style-name="ro2">
          <table:table-cell office:value-type="float" office:value="2188" calcext:value-type="float">
            <text:p>218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53M52S" calcext:value-type="time">
            <text:p>2:53:52</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ünschte, du könntest mich begleiten, Alekto. Möchtest du, dass ich bei Vater nächstes Mal ein gutes Wort für dich einlege, damit du uns zu Hause besuchen kommen kannst?</text:p>
          </table:table-cell>
        </table:table-row>
        <table:table-row table:style-name="ro2">
          <table:table-cell office:value-type="float" office:value="2189" calcext:value-type="float">
            <text:p>218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53M59S" calcext:value-type="time">
            <text:p>2:53:5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ch, weißt du, da lasse ich mir lieber die Augen ausstechen. Aber vielen Dank für das Angebot! Jetzt ist es Zeit für dich, nach Hause zu gehen.</text:p>
          </table:table-cell>
        </table:table-row>
        <table:table-row table:style-name="ro2">
          <table:table-cell office:value-type="float" office:value="2190" calcext:value-type="float">
            <text:p>219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56M39S" calcext:value-type="time">
            <text:p>2:56:3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ab hier eine Nachricht für dich, Vetter. Da steht, ähm: „Sieh zu, dass du da endlich rauskommst. Und beeil dich.“ Kommt aus der Oberwelt, steht hier.</text:p>
          </table:table-cell>
        </table:table-row>
        <table:table-row table:style-name="ro2">
          <table:table-cell office:value-type="float" office:value="2191" calcext:value-type="float">
            <text:p>219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2H58M07S" calcext:value-type="time">
            <text:p>2:58:07</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wirkst besonders flink auf den Beinen, Zagreus. Ich würde ja sagen, dass Hermes selbst dahinter steckt, nur dass ich ihn seit geraumer Zeit nicht gesehen habe.</text:p>
          </table:table-cell>
        </table:table-row>
        <table:table-row table:style-name="ro2">
          <table:table-cell office:value-type="float" office:value="2192" calcext:value-type="float">
            <text:p>219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00M47S" calcext:value-type="time">
            <text:p>3:00:47</text:p>
          </table:table-cell>
          <table:table-cell office:value-type="string" calcext:value-type="string">
            <text:p>Zagreus</text:p>
          </table:table-cell>
          <table:table-cell office:value-type="string" calcext:value-type="string">
            <text:p>Demeter</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 Demeter, du hast dich herzlich und großzügig gezeigt, und dafür bin ich dir sehr dankbar. Bitte nimm dies als kleines Zeichen meiner Wertschätzung.</text:p>
          </table:table-cell>
        </table:table-row>
        <table:table-row table:style-name="ro2">
          <table:table-cell office:value-type="float" office:value="2193" calcext:value-type="float">
            <text:p>219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00M57S" calcext:value-type="time">
            <text:p>3:00:57</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ine Gabe, die der Jahreszeit sehr angemessen ist, junger Zagreus! Weil du so ehrenhaft und gehorsam bist, bekommst du im Gegenzug von mir etwas, das die Sterblichen nicht haben.</text:p>
          </table:table-cell>
        </table:table-row>
        <table:table-row table:style-name="ro2">
          <table:table-cell office:value-type="float" office:value="2194" calcext:value-type="float">
            <text:p>219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01M16S" calcext:value-type="time">
            <text:p>3:01:16</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empfinde Zuneigung für dich, kleiner Sprössling. Die musst du nicht erwidern. Doch ich werde dir jetzt die stärkste meiner Fähigkeiten anbieten.</text:p>
          </table:table-cell>
        </table:table-row>
        <table:table-row table:style-name="ro2">
          <table:table-cell office:value-type="float" office:value="2195" calcext:value-type="float">
            <text:p>219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0M28S" calcext:value-type="time">
            <text:p>3:10:28</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zeigst mehr Geschick, als ich erwartet hätte, Kniprs. Eine Revanche ist hier zweifellos angebracht.</text:p>
          </table:table-cell>
        </table:table-row>
        <table:table-row table:style-name="ro2">
          <table:table-cell office:value-type="float" office:value="2196" calcext:value-type="float">
            <text:p>219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0M35S" calcext:value-type="time">
            <text:p>3:10:35</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Gehe ich recht in der Annahme, dass du jedes Mal, wenn ich es schaffe, dich zu besiegen, eine Revanche fordern wirst?</text:p>
          </table:table-cell>
        </table:table-row>
        <table:table-row table:style-name="ro2">
          <table:table-cell office:value-type="float" office:value="2197" calcext:value-type="float">
            <text:p>219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0M39S" calcext:value-type="time">
            <text:p>3:10:39</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Wir alle sowie unsere Siege sind hier im Elysion nicht von Bestand. Daher leben wir, wenn du so willst, für Momente wie diese.</text:p>
          </table:table-cell>
        </table:table-row>
        <table:table-row table:style-name="ro2">
          <table:table-cell office:value-type="float" office:value="2198" calcext:value-type="float">
            <text:p>219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1M54S" calcext:value-type="time">
            <text:p>3:11:5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warst ein würdiger Gegner. Das ist mir höchst willkommen hier. Bis zum nächsten Mal.</text:p>
          </table:table-cell>
        </table:table-row>
        <table:table-row table:style-name="ro2">
          <table:table-cell office:value-type="float" office:value="2199" calcext:value-type="float">
            <text:p>219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4M32S" calcext:value-type="time">
            <text:p>3:14:32</text:p>
          </table:table-cell>
          <table:table-cell office:value-type="string" calcext:value-type="string">
            <text:p>Dionysos</text:p>
          </table:table-cell>
          <table:table-cell office:value-type="string" calcext:value-type="string">
            <text:p>Zagreus</text:p>
          </table:table-cell>
          <table:table-cell office:value-type="string" calcext:value-type="string">
            <text:p>Aphrodite</text:p>
          </table:table-cell>
          <table:table-cell office:value-type="string" calcext:value-type="string">
            <text:p>Gabe</text:p>
          </table:table-cell>
          <table:table-cell office:value-type="string" calcext:value-type="string">
            <text:p>Elysion</text:p>
          </table:table-cell>
          <table:table-cell office:value-type="string" calcext:value-type="string">
            <text:p>Hör mal, Zag, wie du inzwischen wissen dürftest, ist es meine Wenigkeit, die mit ihren Festgelagen immer überzeugt. Doch ich kann mich auf die Hilfe der ehrwürdigen Aphrodite verlassen!</text:p>
          </table:table-cell>
        </table:table-row>
        <table:table-row table:style-name="ro2">
          <table:table-cell office:value-type="float" office:value="2200" calcext:value-type="float">
            <text:p>220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4M42S" calcext:value-type="time">
            <text:p>3:14:42</text:p>
          </table:table-cell>
          <table:table-cell office:value-type="string" calcext:value-type="string">
            <text:p>Dionysos</text:p>
          </table:table-cell>
          <table:table-cell office:value-type="string" calcext:value-type="string">
            <text:p>Zagreus</text:p>
          </table:table-cell>
          <table:table-cell office:value-type="string" calcext:value-type="string">
            <text:p>Aphrodite</text:p>
          </table:table-cell>
          <table:table-cell office:value-type="string" calcext:value-type="string">
            <text:p>Gabe</text:p>
          </table:table-cell>
          <table:table-cell office:value-type="string" calcext:value-type="string">
            <text:p>Elysion</text:p>
          </table:table-cell>
          <table:table-cell office:value-type="string" calcext:value-type="string">
            <text:p>Wein lässt alle noch schöner aussehen als zuvor, mein lieber Dionysos! Und aus solcher Schönheit erwächst langlebige Liebe! Und auch kurzlebige Liebe, in vielen Fällen.</text:p>
          </table:table-cell>
        </table:table-row>
        <table:table-row table:style-name="ro2">
          <table:table-cell office:value-type="float" office:value="2201" calcext:value-type="float">
            <text:p>220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5M31S" calcext:value-type="time">
            <text:p>3:15:31</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Ich habe mich erholt, wie du deutlich sehen kannst, Ungeheuer! Genau wie Asterios! Und dieses Mal sind wir erfüllt von neuer Kraft, um dich endgültig und vollkommen zu vernichten!</text:p>
          </table:table-cell>
        </table:table-row>
        <table:table-row table:style-name="ro2">
          <table:table-cell office:value-type="float" office:value="2202" calcext:value-type="float">
            <text:p>220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5M41S" calcext:value-type="time">
            <text:p>3:15:4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Wir sind also in einem endlosen Kreis der Gewalt gefangen. Ich denke mal, das ist auch eine Art, sich die Zeit hier an diesem trübseligen Ort zu vertreiben.</text:p>
          </table:table-cell>
        </table:table-row>
        <table:table-row table:style-name="ro2">
          <table:table-cell office:value-type="float" office:value="2203" calcext:value-type="float">
            <text:p>220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15M49S" calcext:value-type="time">
            <text:p>3:15:49</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iese Worte über Elysion nimmst du gefälligst zurück! Oder du wirst deine leichtsinnigen, unangemessenen Bemerkungen bereuen! Los, Asterios, auf in den Kampf!</text:p>
          </table:table-cell>
        </table:table-row>
        <table:table-row table:style-name="ro2">
          <table:table-cell office:value-type="float" office:value="2204" calcext:value-type="float">
            <text:p>220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25M00S" calcext:value-type="time">
            <text:p>3:25:00</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Hrrnmmmm….</text:p>
          </table:table-cell>
        </table:table-row>
        <table:table-row table:style-name="ro2">
          <table:table-cell office:value-type="float" office:value="2205" calcext:value-type="float">
            <text:p>220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25M07S" calcext:value-type="time">
            <text:p>3:25: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Prinz zwingt den mehrköpfigen Hund, ihn passieren zu lassen.</text:p>
          </table:table-cell>
        </table:table-row>
        <table:table-row table:style-name="ro2">
          <table:table-cell office:value-type="float" office:value="2206" calcext:value-type="float">
            <text:p>220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25M40S" calcext:value-type="time">
            <text:p>3:25: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iese kalte weiße Substanz, die vom Himmel fällt. Sie nennen sie Schnee. Sie dir jede Flocke genau an. Winzige Kristalle! Aber das Gefüge ist schwach. Sie schmelzen! Dieses Reich der Lebenden… wird von meinem Reich gestützt.</text:p>
          </table:table-cell>
        </table:table-row>
        <table:table-row table:style-name="ro2">
          <table:table-cell office:value-type="float" office:value="2207" calcext:value-type="float">
            <text:p>220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25M59S" calcext:value-type="time">
            <text:p>3:25:5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enn du mit deinem Vortrag über Schnee fertig, könnten wir dann endlich mit dem Gemetzel anfangen?</text:p>
          </table:table-cell>
        </table:table-row>
        <table:table-row table:style-name="ro2">
          <table:table-cell office:value-type="float" office:value="2208" calcext:value-type="float">
            <text:p>220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26M05S" calcext:value-type="time">
            <text:p>3:26:0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ein Blut soll also wieder den Schnee rot färben? Nur zu. Lass uns anfangen.</text:p>
          </table:table-cell>
        </table:table-row>
        <table:table-row table:style-name="ro2">
          <table:table-cell office:value-type="float" office:value="2209" calcext:value-type="float">
            <text:p>220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29M10S" calcext:value-type="time">
            <text:p>3:29:1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eine Jugend verleiht dir eine gewisse sinnlose Stärke. Aber diese Stärke hat seine Grenzen.</text:p>
          </table:table-cell>
        </table:table-row>
        <table:table-row table:style-name="ro2">
          <table:table-cell office:value-type="float" office:value="2210" calcext:value-type="float">
            <text:p>221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1M21S" calcext:value-type="time">
            <text:p>3:31:2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wie… du…. Geh. Geh schon. Geh!! Verschwinde von hier! Verschwinde!</text:p>
          </table:table-cell>
        </table:table-row>
        <table:table-row table:style-name="ro2">
          <table:table-cell office:value-type="float" office:value="2211" calcext:value-type="float">
            <text:p>221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1M36S" calcext:value-type="time">
            <text:p>3:31:3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habe es dir doch gesagt, Vater. Und das werde ich auch. Lebewohl.</text:p>
          </table:table-cell>
        </table:table-row>
        <table:table-row table:style-name="ro2">
          <table:table-cell office:value-type="float" office:value="2212" calcext:value-type="float">
            <text:p>221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1M48S" calcext:value-type="time">
            <text:p>3:31:4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Warte. Warte, es ist nur… wenn du… wenn du sie findest. Wenn du sie dort draußen irgendwo findest? Richte ihr bitte etwas aus. Richte ihr bitte aus… Richte ihr aus, dass es Kerberos gut geht.</text:p>
          </table:table-cell>
        </table:table-row>
        <table:table-row table:style-name="ro2">
          <table:table-cell office:value-type="float" office:value="2213" calcext:value-type="float">
            <text:p>221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1M54S" calcext:value-type="time">
            <text:p>3:31:5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as? Moment mal. Ich denke nicht, dass ich dir einen Gefallen schulde. Aber wenn du mir eine Frage beantwortest, dann werde ich darüber nachdenken. Wie klingt das?</text:p>
          </table:table-cell>
        </table:table-row>
        <table:table-row table:style-name="ro2">
          <table:table-cell office:value-type="float" office:value="2214" calcext:value-type="float">
            <text:p>221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2M04S" calcext:value-type="time">
            <text:p>3:32:0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weiß, was du fragen willst, Junge. Aber nur zu, stell deine Frage.</text:p>
          </table:table-cell>
        </table:table-row>
        <table:table-row table:style-name="ro2">
          <table:table-cell office:value-type="float" office:value="2215" calcext:value-type="float">
            <text:p>221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2M11S" calcext:value-type="time">
            <text:p>3:32:11</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Persephone. Meine Mutter. Warum ist sie gegangen?</text:p>
          </table:table-cell>
        </table:table-row>
        <table:table-row table:style-name="ro2">
          <table:table-cell office:value-type="float" office:value="2216" calcext:value-type="float">
            <text:p>221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2M18S" calcext:value-type="time">
            <text:p>3:32:1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urgh… Blut und Finsternis…</text:p>
          </table:table-cell>
        </table:table-row>
        <table:table-row table:style-name="ro2">
          <table:table-cell office:value-type="float" office:value="2217" calcext:value-type="float">
            <text:p>221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4M09S" calcext:value-type="time">
            <text:p>3:34:0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Griechenland</text:p>
          </table:table-cell>
          <table:table-cell office:value-type="string" calcext:value-type="string">
            <text:p>Die Oberfläche, von Winden gepeitsch [sic], gepeinigt von bitterer Kälte und doch flößt sie dem Prinzen eine gewisse Ehrfurcht ein, kombiniert mit einem erhabenen Eindruck. Denn sie ist anders, als alles was er zuvor erblickt hatte.</text:p>
          </table:table-cell>
        </table:table-row>
        <table:table-row table:style-name="ro2">
          <table:table-cell office:value-type="float" office:value="2218" calcext:value-type="float">
            <text:p>221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5M35S" calcext:value-type="time">
            <text:p>3:35:35</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er bitte schön bist du denn und was machst du hier draußen? Du befindest dich übrigens auf einem Privatgelände. Antworte!</text:p>
          </table:table-cell>
        </table:table-row>
        <table:table-row table:style-name="ro2">
          <table:table-cell office:value-type="float" office:value="2219" calcext:value-type="float">
            <text:p>221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5M41S" calcext:value-type="time">
            <text:p>3:35:4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Ähm, du musst wohl… Persephone sein. Ich heiße Zagreus und… ich glaube, ich bin dein Sohn.</text:p>
          </table:table-cell>
        </table:table-row>
        <table:table-row table:style-name="ro2">
          <table:table-cell office:value-type="float" office:value="2220" calcext:value-type="float">
            <text:p>222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5M50S" calcext:value-type="time">
            <text:p>3:35:50</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e bitte?! Wie kannst du es wagen…! Fort mit dir! Fort mit dir oder ich werde dir Beine machen! Verschwinde!</text:p>
          </table:table-cell>
        </table:table-row>
        <table:table-row table:style-name="ro2">
          <table:table-cell office:value-type="float" office:value="2221" calcext:value-type="float">
            <text:p>222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5M58S" calcext:value-type="time">
            <text:p>3:35:58</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Dann bist du es also wirklich. Es, es ist mir gleich, ob du mich hasst. Aber ich gehe nicht, bis ich ein paar Antworten bekomme! Ich wusste nicht einmal, dass es dich gab. Warum hast du mich im Stich gelassen?</text:p>
          </table:table-cell>
        </table:table-row>
        <table:table-row table:style-name="ro2">
          <table:table-cell office:value-type="float" office:value="2222" calcext:value-type="float">
            <text:p>222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6M10S" calcext:value-type="time">
            <text:p>3:36:10</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u starbst! Du starbst…! Diese brennenden Füße, sie… verloschen. Als du geboren wurdest. Doch… nun stehst du hier vor mir. Wie…?</text:p>
          </table:table-cell>
        </table:table-row>
        <table:table-row table:style-name="ro2">
          <table:table-cell office:value-type="float" office:value="2223" calcext:value-type="float">
            <text:p>222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6M25S" calcext:value-type="time">
            <text:p>3:36:25</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starb… Ich starb? Was, du meinst ich starb endgültig? Aber ich lebe doch! Oh Götter… du wusstest auch nicht, dass es mich gab.</text:p>
          </table:table-cell>
        </table:table-row>
        <table:table-row table:style-name="ro2">
          <table:table-cell office:value-type="float" office:value="2224" calcext:value-type="float">
            <text:p>222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6M36S" calcext:value-type="time">
            <text:p>3:36:36</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Lebendig! Zagreus, er… hat deinen Namen beibehalten. Du lebst, wie kann das sein, du lebst? Du lebst…? Oh bei den grausigen Schicksalsgöttinnen, mein Sohn!</text:p>
          </table:table-cell>
        </table:table-row>
        <table:table-row table:style-name="ro2">
          <table:table-cell office:value-type="float" office:value="2225" calcext:value-type="float">
            <text:p>2225</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7M03S" calcext:value-type="time">
            <text:p>3:37:03</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Kurz gesagt, ich habe ihn endlich geschlagen, obwohl er alles daransetzte zu verhindern, dass wir uns so wie jetzt begegnen würden. Aber er bat mich am Ende, dir etwas auszurichten. Er trug mir auf, dir auszurichten, dass es Kerberos gut geht.</text:p>
          </table:table-cell>
        </table:table-row>
        <table:table-row table:style-name="ro2">
          <table:table-cell office:value-type="float" office:value="2226" calcext:value-type="float">
            <text:p>2226</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7M16S" calcext:value-type="time">
            <text:p>3:37:16</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Ah. So, so, das hat er dir aufgetragen. Das ist gut. Das ist gut! Doch, sag mir etwas Zagreus. Wie… wie hast du mich nur gefunden? Du hast diesen weiten Weg auf dich genommen, ich kann es kaum glauben… Zagreus?</text:p>
          </table:table-cell>
        </table:table-row>
        <table:table-row table:style-name="ro2">
          <table:table-cell office:value-type="float" office:value="2227" calcext:value-type="float">
            <text:p>2227</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7M33S" calcext:value-type="time">
            <text:p>3:37:33</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Ugh… Oh, es ist… Ich glaube, ich bin nur ein bisschen müde, weiter nichts. Bin einfach nicht an das Wetter gewöhnt, so nennt man das doch, glaube ich.</text:p>
          </table:table-cell>
        </table:table-row>
        <table:table-row table:style-name="ro2">
          <table:table-cell office:value-type="float" office:value="2228" calcext:value-type="float">
            <text:p>2228</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7M42S" calcext:value-type="time">
            <text:p>3:37:42</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nein, daran liegt es nicht, es ist… du kannst nicht hierbleiben. Du kannst nicht hierbleiben.</text:p>
          </table:table-cell>
        </table:table-row>
        <table:table-row table:style-name="ro2">
          <table:table-cell office:value-type="float" office:value="2229" calcext:value-type="float">
            <text:p>2229</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7M51S" calcext:value-type="time">
            <text:p>3:37:5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rklich, du… ha… wirfst mich raus? Warum?</text:p>
          </table:table-cell>
        </table:table-row>
        <table:table-row table:style-name="ro2">
          <table:table-cell office:value-type="float" office:value="2230" calcext:value-type="float">
            <text:p>2230</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7M56S" calcext:value-type="time">
            <text:p>3:37:56</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ie Schicksalsgöttinnen sind grausam, Zagreus. Du bist an jenen Ort gebunden…. Genau wie dein Vater. Sie zwingen uns daher nun, uns zu verabschieden. Mein Herz schlägt höher, weil ich weiß, dass du lebst. Und dann zerbricht es, weil unsere gemeinsame Zeit so kurz war.</text:p>
          </table:table-cell>
        </table:table-row>
        <table:table-row table:style-name="ro2">
          <table:table-cell office:value-type="float" office:value="2231" calcext:value-type="float">
            <text:p>2231</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8M15S" calcext:value-type="time">
            <text:p>3:38:15</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Ich kann… zurückkommen… Ich kann zurückkommen, nun da ich dich gefunden habe. Er… vielleicht lässt er mich einfach zurückkommen.</text:p>
          </table:table-cell>
        </table:table-row>
        <table:table-row table:style-name="ro2">
          <table:table-cell office:value-type="float" office:value="2232" calcext:value-type="float">
            <text:p>2232</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8M25S" calcext:value-type="time">
            <text:p>3:38:25</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Sag ihm, dass ich es verlange. Und ebenso verlange ich, dass er mir sagt, warum weder er noch Nyx mich wissen ließ, dass du lebtest! Auf dem Olymp gibt es viele Ränkeschmiede, aber ich war so naiv zu glauben, die Unterwelt sei anders.</text:p>
          </table:table-cell>
        </table:table-row>
        <table:table-row table:style-name="ro2">
          <table:table-cell office:value-type="float" office:value="2233" calcext:value-type="float">
            <text:p>2233</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8M44S" calcext:value-type="time">
            <text:p>3:38:44</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werd's ihm sagen… Ich werd's ihm sagen, ich… fühle mich schrecklich. Ich… Ich muss gehen.</text:p>
          </table:table-cell>
        </table:table-row>
        <table:table-row table:style-name="ro2">
          <table:table-cell office:value-type="float" office:value="2234" calcext:value-type="float">
            <text:p>2234</text:p>
          </table:table-cell>
          <table:table-cell office:value-type="string" calcext:value-type="string">
            <text:p>GraumenGaming</text:p>
          </table:table-cell>
          <table:table-cell office:value-type="string" calcext:value-type="string">
            <text:p>https://www.youtube.com/watch?v=-EtlCsluVlI&amp;list=PL7sgMYzU-D1LW93DxRPuod180JlAU1GYL&amp;index=5</text:p>
          </table:table-cell>
          <table:table-cell office:value-type="string" calcext:value-type="string">
            <text:p>gg05</text:p>
          </table:table-cell>
          <table:table-cell office:value-type="time" office:time-value="PT03H38M52S" calcext:value-type="time">
            <text:p>3:38:52</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er Styx wird dich nach Hause bringen. Oh, Zagreus. Lebe wohl, mein Sohn. Willst du mich nicht wieder besuchen? Sobald du kannst, bitte. Kehre zurück. Ich werde hier auf dich warten. Egal, wie lange es dauert.</text:p>
          </table:table-cell>
        </table:table-row>
        <table:table-row table:style-name="ro2" table:number-rows-repeated="16">
          <table:table-cell table:number-columns-repeated="10"/>
          <table:table-cell table:style-name="Default"/>
        </table:table-row>
        <table:table-row table:style-name="ro2">
          <table:table-cell table:number-columns-repeated="10"/>
          <table:table-cell table:style-name="Default"/>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 </number:text>
      <number:month number:textual="true"/>
      <number:text> </number:text>
      <number:year/>
    </number:date-style>
    <number:date-style style:name="N119">
      <number:day number:style="long"/>
      <number:text>. </number:text>
      <number:month number:textual="true"/>
    </number:date-style>
    <number:date-style style:name="N120">
      <number:month number:textual="true"/>
      <number:text> </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time-style style:name="N135P0" style:volatile="true">
      <number:hours/>
      <number:text>:</number:text>
      <number:minutes number:style="long"/>
      <number:text>:</number:text>
      <number:seconds number:style="long"/>
    </number:time-style>
    <number:text-style style:name="N135">
      <number:text-content/>
      <style:map style:condition="value()&lt;=1.7976931348623157E+308" style:apply-style-name="N135P0"/>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7">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0:31:11.048000000</meta:creation-date>
    <dc:date>2024-04-27T10:34:33.721000000</dc:date>
    <meta:editing-duration>PT3M21S</meta:editing-duration>
    <meta:editing-cycles>4</meta:editing-cycles>
    <meta:generator>LibreOffice/7.5.9.2$Windows_X86_64 LibreOffice_project/cdeefe45c17511d326101eed8008ac4092f278a9</meta:generator>
    <meta:document-statistic meta:table-count="1" meta:cell-count="7767" meta:object-count="0"/>
  </office:meta>
</office:document-meta>
</file>